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84in"/>
    </style:style>
    <style:style style:name="co2" style:family="table-column">
      <style:table-column-properties fo:break-before="auto" style:column-width="0.722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134in"/>
    </style:style>
    <style:style style:name="co8" style:family="table-column">
      <style:table-column-properties fo:break-before="auto" style:column-width="0.6134in"/>
    </style:style>
    <style:style style:name="co9" style:family="table-column">
      <style:table-column-properties fo:break-before="auto" style:column-width="1.3in"/>
    </style:style>
    <style:style style:name="co10" style:family="table-column">
      <style:table-column-properties fo:break-before="auto" style:column-width="0.8535in"/>
    </style:style>
    <style:style style:name="co11" style:family="table-column">
      <style:table-column-properties fo:break-before="auto" style:column-width="1.0173in"/>
    </style:style>
    <style:style style:name="co12" style:family="table-column">
      <style:table-column-properties fo:break-before="auto" style:column-width="0.9409in"/>
    </style:style>
    <style:style style:name="co13" style:family="table-column">
      <style:table-column-properties fo:break-before="auto" style:column-width="0.9299in"/>
    </style:style>
    <style:style style:name="co14" style:family="table-column">
      <style:table-column-properties fo:break-before="auto" style:column-width="0.8752in"/>
    </style:style>
    <style:style style:name="co15" style:family="table-column">
      <style:table-column-properties fo:break-before="auto" style:column-width="0.9846in"/>
    </style:style>
    <style:style style:name="co16" style:family="table-column">
      <style:table-column-properties fo:break-before="auto" style:column-width="2.022in"/>
    </style:style>
    <style:style style:name="co17" style:family="table-column">
      <style:table-column-properties fo:break-before="auto" style:column-width="0.6244in"/>
    </style:style>
    <style:style style:name="co18" style:family="table-column">
      <style:table-column-properties fo:break-before="auto" style:column-width="1.1598in"/>
    </style:style>
    <style:style style:name="co19" style:family="table-column">
      <style:table-column-properties fo:break-before="auto" style:column-width="0.6346in"/>
    </style:style>
    <style:style style:name="co20" style:family="table-column">
      <style:table-column-properties fo:break-before="auto" style:column-width="0.5807in"/>
    </style:style>
    <style:style style:name="co21" style:family="table-column">
      <style:table-column-properties fo:break-before="auto" style:column-width="0.7661in"/>
    </style:style>
    <style:style style:name="co22" style:family="table-column">
      <style:table-column-properties fo:break-before="auto" style:column-width="0.9189in"/>
    </style:style>
    <style:style style:name="co23" style:family="table-column">
      <style:table-column-properties fo:break-before="auto" style:column-width="0.8098in"/>
    </style:style>
    <style:style style:name="co24" style:family="table-column">
      <style:table-column-properties fo:break-before="auto" style:column-width="0.602in"/>
    </style:style>
    <style:style style:name="co25" style:family="table-column">
      <style:table-column-properties fo:break-before="auto" style:column-width="0.4602in"/>
    </style:style>
    <style:style style:name="co26" style:family="table-column">
      <style:table-column-properties fo:break-before="auto" style:column-width="1.7382in"/>
    </style:style>
    <style:style style:name="co27" style:family="table-column">
      <style:table-column-properties fo:break-before="auto" style:column-width="0.4382in"/>
    </style:style>
    <style:style style:name="co28" style:family="table-column">
      <style:table-column-properties fo:break-before="auto" style:column-width="0.7008in"/>
    </style:style>
    <style:style style:name="co29" style:family="table-column">
      <style:table-column-properties fo:break-before="auto" style:column-width="1.692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er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Header">
      <style:table-cell-properties fo:background-color="#99ff99"/>
    </style:style>
    <style:style style:name="ce3" style:family="table-cell" style:parent-style-name="Header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Header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ce7" style:family="table-cell" style:parent-style-name="Default">
      <style:table-cell-properties fo:wrap-option="no-wrap"/>
    </style:style>
    <style:style style:name="ce8" style:family="table-cell" style:parent-style-name="Default">
      <style:table-cell-properties fo:wrap-option="no-wrap" style:vertical-align="middle"/>
    </style:style>
    <style:style style:name="ce9" style:family="table-cell" style:parent-style-name="Default">
      <style:map style:condition="cell-content()&lt;0.5" style:apply-style-name="Untitled1" style:base-cell-address="'Cards &amp; Planets'.Z2"/>
    </style:style>
    <style:style style:name="ce10" style:family="table-cell" style:parent-style-name="Default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T1" style:family="text">
      <style:text-properties style:text-position="super 58%"/>
    </style:style>
  </office:automatic-styles>
  <office:body>
    <office:spreadsheet>
      <table:table table:name="Fac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/>
          <table:table-cell office:value-type="string">
            <text:p>Imperium</text:p>
          </table:table-cell>
          <table:table-cell office:value-type="string">
            <text:p>Stellarion</text:p>
          </table:table-cell>
          <table:table-cell office:value-type="string">
            <text:p>Rogue Alliance</text:p>
          </table:table-cell>
          <table:table-cell office:value-type="string">
            <text:p>Bot Brigade</text:p>
          </table:table-cell>
          <table:table-cell office:value-type="string">
            <text:p>Weight</text:p>
          </table:table-cell>
          <table:table-cell table:number-columns-repeated="4"/>
        </table:table-row>
        <table:table-row table:style-name="ro2">
          <table:table-cell office:value-type="string">
            <text:p>Rewar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[.B2]*[.$F2]" office:value-type="float" office:value="2">
            <text:p>2</text:p>
          </table:table-cell>
          <table:table-cell table:formula="of:=[.C2]*[.$F2]" office:value-type="float" office:value="3">
            <text:p>3</text:p>
          </table:table-cell>
          <table:table-cell table:formula="of:=[.D2]*[.$F2]" office:value-type="float" office:value="1">
            <text:p>1</text:p>
          </table:table-cell>
          <table:table-cell table:formula="of:=[.E2]*[.$F2]" office:value-type="float" office:value="1">
            <text:p>1</text:p>
          </table:table-cell>
        </table:table-row>
        <table:table-row table:style-name="ro2">
          <table:table-cell office:value-type="string">
            <text:p>Energy Loss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25">
            <text:p>-0.25</text:p>
          </table:table-cell>
          <table:table-cell table:formula="of:=[.B3]*[.$F3]" office:value-type="float" office:value="-0.75">
            <text:p>-0.75</text:p>
          </table:table-cell>
          <table:table-cell table:formula="of:=[.C3]*[.$F3]" office:value-type="float" office:value="-0.75">
            <text:p>-0.75</text:p>
          </table:table-cell>
          <table:table-cell table:formula="of:=[.D3]*[.$F3]" office:value-type="float" office:value="-0.25">
            <text:p>-0.25</text:p>
          </table:table-cell>
          <table:table-cell table:formula="of:=[.E3]*[.$F3]" office:value-type="float" office:value="-0.5">
            <text:p>-0.5</text:p>
          </table:table-cell>
        </table:table-row>
        <table:table-row table:style-name="ro2">
          <table:table-cell office:value-type="string">
            <text:p>Credit Ga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[.B4]*[.$F4]" office:value-type="float" office:value="0.65">
            <text:p>0.65</text:p>
          </table:table-cell>
          <table:table-cell table:formula="of:=[.C4]*[.$F4]" office:value-type="float" office:value="2.6">
            <text:p>2.6</text:p>
          </table:table-cell>
          <table:table-cell table:formula="of:=[.D4]*[.$F4]" office:value-type="float" office:value="1.3">
            <text:p>1.3</text:p>
          </table:table-cell>
          <table:table-cell table:formula="of:=[.E4]*[.$F4]" office:value-type="float" office:value="1.3">
            <text:p>1.3</text:p>
          </table:table-cell>
        </table:table-row>
        <table:table-row table:style-name="ro2">
          <table:table-cell office:value-type="string">
            <text:p>Strength Ga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75">
            <text:p>0.75</text:p>
          </table:table-cell>
          <table:table-cell table:formula="of:=[.B5]*[.$F5]" office:value-type="float" office:value="3">
            <text:p>3</text:p>
          </table:table-cell>
          <table:table-cell table:formula="of:=[.C5]*[.$F5]" office:value-type="float" office:value="0.75">
            <text:p>0.75</text:p>
          </table:table-cell>
          <table:table-cell table:formula="of:=[.D5]*[.$F5]" office:value-type="float" office:value="1.5">
            <text:p>1.5</text:p>
          </table:table-cell>
          <table:table-cell table:formula="of:=[.E5]*[.$F5]" office:value-type="float" office:value="2.25">
            <text:p>2.25</text:p>
          </table:table-cell>
        </table:table-row>
        <table:table-row table:style-name="ro2">
          <table:table-cell office:value-type="string">
            <text:p>Energy Gai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">
            <text:p>0.33</text:p>
          </table:table-cell>
          <table:table-cell table:formula="of:=[.B6]*[.$F6]" office:value-type="float" office:value="0.33">
            <text:p>0.33</text:p>
          </table:table-cell>
          <table:table-cell table:formula="of:=[.C6]*[.$F6]" office:value-type="float" office:value="0.99">
            <text:p>0.99</text:p>
          </table:table-cell>
          <table:table-cell table:formula="of:=[.D6]*[.$F6]" office:value-type="float" office:value="0.33">
            <text:p>0.33</text:p>
          </table:table-cell>
          <table:table-cell table:formula="of:=[.E6]*[.$F6]" office:value-type="float" office:value="0.66">
            <text:p>0.66</text:p>
          </table:table-cell>
        </table:table-row>
        <table:table-row table:style-name="ro2">
          <table:table-cell office:value-type="string">
            <text:p>Planet He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[.B7]*[.$F7]" office:value-type="float" office:value="0">
            <text:p>0</text:p>
          </table:table-cell>
          <table:table-cell table:formula="of:=[.C7]*[.$F7]" office:value-type="float" office:value="0.4">
            <text:p>0.4</text:p>
          </table:table-cell>
          <table:table-cell table:formula="of:=[.D7]*[.$F7]" office:value-type="float" office:value="0">
            <text:p>0</text:p>
          </table:table-cell>
          <table:table-cell table:formula="of:=[.E7]*[.$F7]" office:value-type="float" office:value="0">
            <text:p>0</text:p>
          </table:table-cell>
        </table:table-row>
        <table:table-row table:style-name="ro2">
          <table:table-cell office:value-type="string">
            <text:p>Shield Healt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[.B8]*[.$F8]" office:value-type="float" office:value="1.5">
            <text:p>1.5</text:p>
          </table:table-cell>
          <table:table-cell table:formula="of:=[.C8]*[.$F8]" office:value-type="float" office:value="2">
            <text:p>2</text:p>
          </table:table-cell>
          <table:table-cell table:formula="of:=[.D8]*[.$F8]" office:value-type="float" office:value="0.5">
            <text:p>0.5</text:p>
          </table:table-cell>
          <table:table-cell table:formula="of:=[.E8]*[.$F8]" office:value-type="float" office:value="1">
            <text:p>1</text:p>
          </table:table-cell>
        </table:table-row>
        <table:table-row table:style-name="ro2">
          <table:table-cell office:value-type="string">
            <text:p>Retain?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9]*[.$F9]" office:value-type="float" office:value="0.25">
            <text:p>0.25</text:p>
          </table:table-cell>
          <table:table-cell table:formula="of:=[.C9]*[.$F9]" office:value-type="float" office:value="0.5">
            <text:p>0.5</text:p>
          </table:table-cell>
          <table:table-cell table:formula="of:=[.D9]*[.$F9]" office:value-type="float" office:value="0.75">
            <text:p>0.75</text:p>
          </table:table-cell>
          <table:table-cell table:formula="of:=[.E9]*[.$F9]" office:value-type="float" office:value="0.25">
            <text:p>0.25</text:p>
          </table:table-cell>
        </table:table-row>
        <table:table-row table:style-name="ro2">
          <table:table-cell office:value-type="string">
            <text:p>Scrap X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f:=[.B10]*[.$F10]" office:value-type="float" office:value="0.6">
            <text:p>0.6</text:p>
          </table:table-cell>
          <table:table-cell table:formula="of:=[.C10]*[.$F10]" office:value-type="float" office:value="0.6">
            <text:p>0.6</text:p>
          </table:table-cell>
          <table:table-cell table:formula="of:=[.D10]*[.$F10]" office:value-type="float" office:value="1.8">
            <text:p>1.8</text:p>
          </table:table-cell>
          <table:table-cell table:formula="of:=[.E10]*[.$F10]" office:value-type="float" office:value="1.2">
            <text:p>1.2</text:p>
          </table:table-cell>
        </table:table-row>
        <table:table-row table:style-name="ro2">
          <table:table-cell office:value-type="string">
            <text:p>Draw 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table:formula="of:=[.B11]*[.$F11]" office:value-type="float" office:value="1.5">
            <text:p>1.5</text:p>
          </table:table-cell>
          <table:table-cell table:formula="of:=[.C11]*[.$F11]" office:value-type="float" office:value="0.75">
            <text:p>0.75</text:p>
          </table:table-cell>
          <table:table-cell table:formula="of:=[.D11]*[.$F11]" office:value-type="float" office:value="1.5">
            <text:p>1.5</text:p>
          </table:table-cell>
          <table:table-cell table:formula="of:=[.E11]*[.$F11]" office:value-type="float" office:value="3">
            <text:p>3</text:p>
          </table:table-cell>
        </table:table-row>
        <table:table-row table:style-name="ro2">
          <table:table-cell office:value-type="string">
            <text:p>Fleet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2]*[.$F12]" office:value-type="float" office:value="0">
            <text:p>0</text:p>
          </table:table-cell>
          <table:table-cell table:formula="of:=[.C12]*[.$F12]" office:value-type="float" office:value="0">
            <text:p>0</text:p>
          </table:table-cell>
          <table:table-cell table:formula="of:=[.D12]*[.$F12]" office:value-type="float" office:value="0">
            <text:p>0</text:p>
          </table:table-cell>
          <table:table-cell table:formula="of:=[.E12]*[.$F12]" office:value-type="float" office:value="0">
            <text:p>0</text:p>
          </table:table-cell>
        </table:table-row>
        <table:table-row table:style-name="ro2">
          <table:table-cell office:value-type="string">
            <text:p>Transforms?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f:=[.B13]*[.$F13]" office:value-type="float" office:value="1">
            <text:p>1</text:p>
          </table:table-cell>
          <table:table-cell table:formula="of:=[.C13]*[.$F13]" office:value-type="float" office:value="0.75">
            <text:p>0.75</text:p>
          </table:table-cell>
          <table:table-cell table:formula="of:=[.D13]*[.$F13]" office:value-type="float" office:value="0.25">
            <text:p>0.25</text:p>
          </table:table-cell>
          <table:table-cell table:formula="of:=[.E13]*[.$F13]" office:value-type="float" office:value="0.5">
            <text:p>0.5</text:p>
          </table:table-cell>
        </table:table-row>
        <table:table-row table:style-name="ro2">
          <table:table-cell office:value-type="string">
            <text:p>Pierce?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[.B14]*[.$F14]" office:value-type="float" office:value="0.4">
            <text:p>0.4</text:p>
          </table:table-cell>
          <table:table-cell table:formula="of:=[.C14]*[.$F14]" office:value-type="float" office:value="0">
            <text:p>0</text:p>
          </table:table-cell>
          <table:table-cell table:formula="of:=[.D14]*[.$F14]" office:value-type="float" office:value="0">
            <text:p>0</text:p>
          </table:table-cell>
          <table:table-cell table:formula="of:=[.E14]*[.$F14]" office:value-type="float" office:value="0">
            <text:p>0</text:p>
          </table:table-cell>
        </table:table-row>
        <table:table-row table:style-name="ro2">
          <table:table-cell office:value-type="string">
            <text:p>Empower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11]+0.25" office:value-type="float" office:value="1">
            <text:p>1</text:p>
          </table:table-cell>
          <table:table-cell table:formula="of:=[.B15]*[.$F15]" office:value-type="float" office:value="2">
            <text:p>2</text:p>
          </table:table-cell>
          <table:table-cell table:formula="of:=[.C15]*[.$F15]" office:value-type="float" office:value="1">
            <text:p>1</text:p>
          </table:table-cell>
          <table:table-cell table:formula="of:=[.D15]*[.$F15]" office:value-type="float" office:value="3">
            <text:p>3</text:p>
          </table:table-cell>
          <table:table-cell table:formula="of:=[.E15]*[.$F15]" office:value-type="float" office:value="2">
            <text:p>2</text:p>
          </table:table-cell>
        </table:table-row>
        <table:table-row table:style-name="ro2">
          <table:table-cell office:value-type="string">
            <text:p>X or Y?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16]*[.$F16]" office:value-type="float" office:value="0">
            <text:p>0</text:p>
          </table:table-cell>
          <table:table-cell table:formula="of:=[.C16]*[.$F16]" office:value-type="float" office:value="0">
            <text:p>0</text:p>
          </table:table-cell>
          <table:table-cell table:formula="of:=[.D16]*[.$F16]" office:value-type="float" office:value="0.75">
            <text:p>0.75</text:p>
          </table:table-cell>
          <table:table-cell table:formula="of:=[.E16]*[.$F16]" office:value-type="float" office:value="0.25">
            <text:p>0.25</text:p>
          </table:table-cell>
        </table:table-row>
        <table:table-row table:style-name="ro2">
          <table:table-cell office:value-type="string">
            <text:p>Ally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formula="of:=[.B17]*[.$F17]" office:value-type="float" office:value="0.4">
            <text:p>0.4</text:p>
          </table:table-cell>
          <table:table-cell table:formula="of:=[.C17]*[.$F17]" office:value-type="float" office:value="0.2">
            <text:p>0.2</text:p>
          </table:table-cell>
          <table:table-cell table:formula="of:=[.D17]*[.$F17]" office:value-type="float" office:value="0.6">
            <text:p>0.6</text:p>
          </table:table-cell>
          <table:table-cell table:formula="of:=[.E17]*[.$F17]" office:value-type="float" office:value="0.8">
            <text:p>0.8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17])-[.B3]*2" office:value-type="float" office:value="25">
            <text:p>25</text:p>
          </table:table-cell>
          <table:table-cell table:formula="of:=SUM([.C2:.C17])-[.C3]*2" office:value-type="float" office:value="25">
            <text:p>25</text:p>
          </table:table-cell>
          <table:table-cell table:formula="of:=SUM([.D2:.D17])-[.D3]*2" office:value-type="float" office:value="26">
            <text:p>26</text:p>
          </table:table-cell>
          <table:table-cell table:formula="of:=SUM([.E2:.E17])-[.E3]*2" office:value-type="float" office:value="25">
            <text:p>25</text:p>
          </table:table-cell>
          <table:table-cell/>
          <table:table-cell table:formula="of:=SUM([.G2:.G17])" office:value-type="float" office:value="12.88">
            <text:p>12.88</text:p>
          </table:table-cell>
          <table:table-cell table:formula="of:=SUM([.H2:.H17])" office:value-type="float" office:value="12.79">
            <text:p>12.79</text:p>
          </table:table-cell>
          <table:table-cell table:formula="of:=SUM([.I2:.I17])" office:value-type="float" office:value="13.03">
            <text:p>13.03</text:p>
          </table:table-cell>
          <table:table-cell table:formula="of:=SUM([.J2:.J17])" office:value-type="float" office:value="13.71">
            <text:p>13.71</text:p>
          </table:table-cell>
        </table:table-row>
      </table:table>
      <table:table table:name="Cards &amp; Planets" table:style-name="ta1" table:print="false">
        <office:forms form:automatic-focus="false" form:apply-design-mode="false"/>
        <table:table-column table:style-name="co7" table:default-cell-style-name="Header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0"/>
        <table:table-column table:style-name="co6" table:number-columns-repeated="995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Faction</text:p>
          </table:table-cell>
          <table:table-cell office:value-type="string">
            <text:p>Text</text:p>
          </table:table-cell>
          <table:table-cell office:value-type="string">
            <text:p>Card Count</text:p>
          </table:table-cell>
          <table:table-cell office:value-type="string">
            <text:p>Credit Cost</text:p>
          </table:table-cell>
          <table:table-cell office:value-type="string">
            <text:p>Strength Cost</text:p>
          </table:table-cell>
          <table:table-cell office:value-type="string">
            <text:p>Reward</text:p>
          </table:table-cell>
          <table:table-cell office:value-type="string">
            <text:p>Energy Loss</text:p>
          </table:table-cell>
          <table:table-cell office:value-type="string">
            <text:p>Credit Gain</text:p>
          </table:table-cell>
          <table:table-cell office:value-type="string">
            <text:p>Strength Gain</text:p>
          </table:table-cell>
          <table:table-cell office:value-type="string">
            <text:p>Energy Gain</text:p>
          </table:table-cell>
          <table:table-cell office:value-type="string">
            <text:p>Reward Gain</text:p>
          </table:table-cell>
          <table:table-cell office:value-type="string">
            <text:p>Planet Heal</text:p>
          </table:table-cell>
          <table:table-cell office:value-type="string">
            <text:p>Shield Health</text:p>
          </table:table-cell>
          <table:table-cell table:style-name="ce8" office:value-type="string">
            <text:p>Expected #X Energy Ability?</text:p>
          </table:table-cell>
          <table:table-cell office:value-type="string">
            <text:p>Retain?</text:p>
          </table:table-cell>
          <table:table-cell office:value-type="string">
            <text:p>Scrap X Discard</text:p>
          </table:table-cell>
          <table:table-cell office:value-type="string">
            <text:p>Scrap X</text:p>
          </table:table-cell>
          <table:table-cell office:value-type="string">
            <text:p>Draw X</text:p>
          </table:table-cell>
          <table:table-cell office:value-type="string">
            <text:p>Discard Y</text:p>
          </table:table-cell>
          <table:table-cell office:value-type="string">
            <text:p>Transforms?</text:p>
          </table:table-cell>
          <table:table-cell office:value-type="string">
            <text:p>Pierce?</text:p>
          </table:table-cell>
          <table:table-cell office:value-type="string">
            <text:p>Empower?</text:p>
          </table:table-cell>
          <table:table-cell office:value-type="string">
            <text:p>X or Y?</text:p>
          </table:table-cell>
          <table:table-cell office:value-type="string">
            <text:p>Ally?</text:p>
          </table:table-cell>
          <table:table-cell office:value-type="string">
            <text:p>Additional Effects Weight</text:p>
          </table:table-cell>
          <table:table-cell office:value-type="string">
            <text:p>Sum</text:p>
          </table:table-cell>
          <table:table-cell office:value-type="string">
            <text:p>Net Gain</text:p>
          </table:table-cell>
          <table:table-cell office:value-type="string">
            <text:p>Total Value</text:p>
          </table:table-cell>
          <table:table-cell office:value-type="string">
            <text:p>Flavor Text</text:p>
          </table:table-cell>
          <table:table-cell office:value-type="string">
            <text:p>Notes</text:p>
          </table:table-cell>
          <table:table-cell table:number-columns-repeated="993"/>
        </table:table-row>
        <table:table-row table:style-name="ro1">
          <table:table-cell office:value-type="string">
            <text:p>Credit</text:p>
          </table:table-cell>
          <table:table-cell office:value-type="string">
            <text:p>U</text:p>
          </table:table-cell>
          <table:table-cell table:number-columns-repeated="2"/>
          <table:table-cell table:number-columns-repeated="4"/>
          <table:table-cell office:value-type="float" office:value="1">
            <text:p>1</text:p>
          </table:table-cell>
          <table:table-cell table:number-columns-repeated="17"/>
          <table:table-cell table:formula="of:=IF([.X2]&gt;0;[.B$134];1)*IF([.O2]&gt;0;[.O2];1)*IF([.Y2]=1;[.Y2]*[.B$136];1)*([.H2]*[.B$119]+[.I2]*[.B$120]+[.J2]*[.B$121]+[.K2]*[.B$122]+[.L2]*[.B$124]+[.M2]*[.B$124]+[.N2]*[.B$125]+[.P2]*[.B$126]+[.Q2]*[.B$127]+[.R2]*[.B$128]+[.S2]*[.B$129]+[.T2]*[.B$130]+[.U2]*[.B$131]+[.V2]*[.B$132]+[.W2]*[.B$133]+[.Z2]*[.B$137])" office:value-type="float" office:value="0.6">
            <text:p>0.6</text:p>
          </table:table-cell>
          <table:table-cell table:style-name="ce9" table:formula="of:=[.AA2]+[.G2]-[.E2]-[.F2]" office:value-type="float" office:value="0.6">
            <text:p>0.6</text:p>
          </table:table-cell>
          <table:table-cell table:formula="of:=[.AB2]" office:value-type="float" office:value="0.6">
            <text:p>0.6</text:p>
          </table:table-cell>
          <table:table-cell table:number-columns-repeated="995"/>
        </table:table-row>
        <table:table-row table:style-name="ro1">
          <table:table-cell office:value-type="string">
            <text:p>Big Credit</text:p>
          </table:table-cell>
          <table:table-cell office:value-type="string">
            <text:p>U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7"/>
          <table:table-cell table:formula="of:=IF([.X3]&gt;0;[.B$134];1)*IF([.O3]&gt;0;[.O3];1)*IF([.Y3]=1;[.Y3]*[.B$136];1)*([.H3]*[.B$119]+[.I3]*[.B$120]+[.J3]*[.B$121]+[.K3]*[.B$122]+[.L3]*[.B$124]+[.M3]*[.B$124]+[.N3]*[.B$125]+[.P3]*[.B$126]+[.Q3]*[.B$127]+[.R3]*[.B$128]+[.S3]*[.B$129]+[.T3]*[.B$130]+[.U3]*[.B$131]+[.V3]*[.B$132]+[.W3]*[.B$133]+[.Z3]*[.B$137])" office:value-type="float" office:value="0.87">
            <text:p>0.87</text:p>
          </table:table-cell>
          <table:table-cell table:style-name="ce9" table:formula="of:=[.AA3]+[.G3]-[.E3]-[.F3]" office:value-type="float" office:value="-0.13">
            <text:p>-0.13</text:p>
          </table:table-cell>
          <table:table-cell table:formula="of:=[.AB3]" office:value-type="float" office:value="-0.13">
            <text:p>-0.13</text:p>
          </table:table-cell>
          <table:table-cell table:number-columns-repeated="995"/>
        </table:table-row>
        <table:table-row table:style-name="ro1">
          <table:table-cell office:value-type="string">
            <text:p>Laser</text:p>
          </table:table-cell>
          <table:table-cell office:value-type="string">
            <text:p>U</text:p>
          </table:table-cell>
          <table:table-cell table:number-columns-repeated="2"/>
          <table:table-cell table:number-columns-repeated="5"/>
          <table:table-cell office:value-type="float" office:value="1">
            <text:p>1</text:p>
          </table:table-cell>
          <table:table-cell table:number-columns-repeated="16"/>
          <table:table-cell table:formula="of:=IF([.X4]&gt;0;[.B$134];1)*IF([.O4]&gt;0;[.O4];1)*IF([.Y4]=1;[.Y4]*[.B$136];1)*([.H4]*[.B$119]+[.I4]*[.B$120]+[.J4]*[.B$121]+[.K4]*[.B$122]+[.L4]*[.B$124]+[.M4]*[.B$124]+[.N4]*[.B$125]+[.P4]*[.B$126]+[.Q4]*[.B$127]+[.R4]*[.B$128]+[.S4]*[.B$129]+[.T4]*[.B$130]+[.U4]*[.B$131]+[.V4]*[.B$132]+[.W4]*[.B$133]+[.Z4]*[.B$137])" office:value-type="float" office:value="0.7">
            <text:p>0.7</text:p>
          </table:table-cell>
          <table:table-cell table:style-name="ce9" table:formula="of:=[.AA4]+[.G4]-[.E4]-[.F4]" office:value-type="float" office:value="0.7">
            <text:p>0.7</text:p>
          </table:table-cell>
          <table:table-cell table:formula="of:=[.AB4]" office:value-type="float" office:value="0.7">
            <text:p>0.7</text:p>
          </table:table-cell>
          <table:table-cell table:number-columns-repeated="995"/>
        </table:table-row>
        <table:table-row table:style-name="ro1">
          <table:table-cell office:value-type="string">
            <text:p>Big Laser</text:p>
          </table:table-cell>
          <table:table-cell office:value-type="string">
            <text:p>U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6"/>
          <table:table-cell table:formula="of:=IF([.X5]&gt;0;[.B$134];1)*IF([.O5]&gt;0;[.O5];1)*IF([.Y5]=1;[.Y5]*[.B$136];1)*([.H5]*[.B$119]+[.I5]*[.B$120]+[.J5]*[.B$121]+[.K5]*[.B$122]+[.L5]*[.B$124]+[.M5]*[.B$124]+[.N5]*[.B$125]+[.P5]*[.B$126]+[.Q5]*[.B$127]+[.R5]*[.B$128]+[.S5]*[.B$129]+[.T5]*[.B$130]+[.U5]*[.B$131]+[.V5]*[.B$132]+[.W5]*[.B$133]+[.Z5]*[.B$137])" office:value-type="float" office:value="1.07">
            <text:p>1.07</text:p>
          </table:table-cell>
          <table:table-cell table:style-name="ce9" table:formula="of:=[.AA5]+[.G5]-[.E5]-[.F5]" office:value-type="float" office:value="0.0700000000000003">
            <text:p>0.07</text:p>
          </table:table-cell>
          <table:table-cell table:formula="of:=[.AB5]" office:value-type="float" office:value="0.0700000000000003">
            <text:p>0.07</text:p>
          </table:table-cell>
          <table:table-cell table:number-columns-repeated="995"/>
        </table:table-row>
        <table:table-row table:style-name="ro1">
          <table:table-cell office:value-type="string">
            <text:p>Battery</text:p>
          </table:table-cell>
          <table:table-cell office:value-type="string">
            <text:p>U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"/>
          <table:table-cell table:formula="of:=IF([.X6]&gt;0;[.B$134];1)*IF([.O6]&gt;0;[.O6];1)*IF([.Y6]=1;[.Y6]*[.B$136];1)*([.H6]*[.B$119]+[.I6]*[.B$120]+[.J6]*[.B$121]+[.K6]*[.B$122]+[.L6]*[.B$124]+[.M6]*[.B$124]+[.N6]*[.B$125]+[.P6]*[.B$126]+[.Q6]*[.B$127]+[.R6]*[.B$128]+[.S6]*[.B$129]+[.T6]*[.B$130]+[.U6]*[.B$131]+[.V6]*[.B$132]+[.W6]*[.B$133]+[.Z6]*[.B$137])" office:value-type="float" office:value="0.85">
            <text:p>0.85</text:p>
          </table:table-cell>
          <table:table-cell table:style-name="ce9" table:formula="of:=[.AA6]+[.G6]-[.E6]-[.F6]" office:value-type="float" office:value="-0.15">
            <text:p>-0.15</text:p>
          </table:table-cell>
          <table:table-cell table:formula="of:=[.AB6]" office:value-type="float" office:value="-0.15">
            <text:p>-0.15</text:p>
          </table:table-cell>
          <table:table-cell table:number-columns-repeated="995"/>
        </table:table-row>
        <table:table-row table:style-name="ro1">
          <table:table-cell office:value-type="string">
            <text:p>Shield</text:p>
          </table:table-cell>
          <table:table-cell office:value-type="string">
            <text:p>U</text:p>
          </table:table-cell>
          <table:table-cell table:number-columns-repeated="2"/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7"/>
          <table:table-cell table:formula="of:=IF([.X7]&gt;0;[.B$134];1)*IF([.O7]&gt;0;[.O7];1)*IF([.Y7]=1;[.Y7]*[.B$136];1)*([.H7]*[.B$119]+[.I7]*[.B$120]+[.J7]*[.B$121]+[.K7]*[.B$122]+[.L7]*[.B$124]+[.M7]*[.B$124]+[.N7]*[.B$125]+[.P7]*[.B$126]+[.Q7]*[.B$127]+[.R7]*[.B$128]+[.S7]*[.B$129]+[.T7]*[.B$130]+[.U7]*[.B$131]+[.V7]*[.B$132]+[.W7]*[.B$133]+[.Z7]*[.B$137])" office:value-type="float" office:value="0.87">
            <text:p>0.87</text:p>
          </table:table-cell>
          <table:table-cell table:style-name="ce9" table:formula="of:=[.AA7]+[.G7]-[.E7]-[.F7]" office:value-type="float" office:value="0.87">
            <text:p>0.87</text:p>
          </table:table-cell>
          <table:table-cell table:formula="of:=[.AB7]" office:value-type="float" office:value="0.87">
            <text:p>0.87</text:p>
          </table:table-cell>
          <table:table-cell table:number-columns-repeated="995"/>
        </table:table-row>
        <table:table-row table:style-name="ro1">
          <table:table-cell office:value-type="string">
            <text:p>Imperium</text:p>
          </table:table-cell>
          <table:table-cell table:number-columns-repeated="3"/>
          <table:table-cell table:number-columns-repeated="22"/>
          <table:table-cell table:formula="of:=IF([.X8]&gt;0;[.B$134];1)*IF([.O8]&gt;0;[.O8];1)*IF([.Y8]=1;[.Y8]*[.B$136];1)*([.H8]*[.B$119]+[.I8]*[.B$120]+[.J8]*[.B$121]+[.K8]*[.B$122]+[.L8]*[.B$124]+[.M8]*[.B$124]+[.N8]*[.B$125]+[.P8]*[.B$126]+[.Q8]*[.B$127]+[.R8]*[.B$128]+[.S8]*[.B$129]+[.T8]*[.B$130]+[.U8]*[.B$131]+[.V8]*[.B$132]+[.W8]*[.B$133]+[.Z8]*[.B$137])" office:value-type="float" office:value="0">
            <text:p>0</text:p>
          </table:table-cell>
          <table:table-cell table:style-name="ce9" table:formula="of:=[.AA8]+[.G8]-[.E8]-[.F8]" office:value-type="float" office:value="0">
            <text:p>0</text:p>
          </table:table-cell>
          <table:table-cell table:formula="of:=[.AB8]"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string">
            <text:p>Tie Fighter</text:p>
          </table:table-cell>
          <table:table-cell office:value-type="string">
            <text:p>I</text:p>
          </table:table-cell>
          <table:table-cell office:value-type="string">
            <text:p>Gain 2 Strength</text:p>
          </table:table-cell>
          <table:table-cell table:formula="of:=IF([.E9]&lt;5; 3; IF([.E9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CEILING([.E9]/2;1)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"/>
          <table:table-cell table:formula="of:=IF([.X9]&gt;0;[.B$134];1)*IF([.O9]&gt;0;[.O9];1)*IF([.Y9]=1;[.Y9]*[.B$136];1)*([.H9]*[.B$119]+[.I9]*[.B$120]+[.J9]*[.B$121]+[.K9]*[.B$122]+[.L9]*[.B$124]+[.M9]*[.B$124]+[.N9]*[.B$125]+[.P9]*[.B$126]+[.Q9]*[.B$127]+[.R9]*[.B$128]+[.S9]*[.B$129]+[.T9]*[.B$130]+[.U9]*[.B$131]+[.V9]*[.B$132]+[.W9]*[.B$133]+[.Z9]*[.B$137])" office:value-type="float" office:value="1.65">
            <text:p>1.65</text:p>
          </table:table-cell>
          <table:table-cell table:style-name="ce9" table:formula="of:=[.AA9]+[.G9]-[.E9]-[.F9]" office:value-type="float" office:value="1.65">
            <text:p>1.65</text:p>
          </table:table-cell>
          <table:table-cell table:formula="of:=[.AB9]" office:value-type="float" office:value="1.65">
            <text:p>1.65</text:p>
          </table:table-cell>
          <table:table-cell table:number-columns-repeated="995"/>
        </table:table-row>
        <table:table-row-group>
          <table:table-row table:style-name="ro1">
            <table:table-cell office:value-type="string">
              <text:p>Lancer</text:p>
            </table:table-cell>
            <table:table-cell office:value-type="string">
              <text:p>I</text:p>
            </table:table-cell>
            <table:table-cell office:value-type="string">
              <text:p>Pay 1 Energy to gain 2 Strength</text:p>
            </table:table-cell>
            <table:table-cell table:formula="of:=IF([.E10]&lt;5; 3; IF([.E10]&lt;7; 2; 1))" office:value-type="float" office:value="3">
              <text:p>3</text:p>
            </table:table-cell>
            <table:table-cell office:value-type="float" office:value="2">
              <text:p>2</text:p>
            </table:table-cell>
            <table:table-cell/>
            <table:table-cell table:formula="of:=CEILING([.E10]/2;1)" office:value-type="float" office:value="1">
              <text:p>1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2">
              <text:p>2</text:p>
            </table:table-cell>
            <table:table-cell table:number-columns-repeated="11"/>
            <table:table-cell office:value-type="float" office:value="1">
              <text:p>1</text:p>
            </table:table-cell>
            <table:table-cell table:number-columns-repeated="4"/>
            <table:table-cell table:formula="of:=IF([.X10]&gt;0;[.B$134];1)*IF([.O10]&gt;0;[.O10];1)*IF([.Y10]=1;[.Y10]*[.B$136];1)*([.H10]*[.B$119]+[.I10]*[.B$120]+[.J10]*[.B$121]+[.K10]*[.B$122]+[.L10]*[.B$124]+[.M10]*[.B$124]+[.N10]*[.B$125]+[.P10]*[.B$126]+[.Q10]*[.B$127]+[.R10]*[.B$128]+[.S10]*[.B$129]+[.T10]*[.B$130]+[.U10]*[.B$131]+[.V10]*[.B$132]+[.W10]*[.B$133]+[.Z10]*[.B$137])" office:value-type="float" office:value="1.27">
              <text:p>1.27</text:p>
            </table:table-cell>
            <table:table-cell table:style-name="ce9" table:formula="of:=[.AA10]+[.G10]-[.E10]-[.F10]" office:value-type="float" office:value="0.27">
              <text:p>0.27</text:p>
            </table:table-cell>
            <table:table-cell table:formula="of:=[.AB10]" office:value-type="float" office:value="0.27">
              <text:p>0.27</text:p>
            </table:table-cell>
            <table:table-cell table:number-columns-repeated="995"/>
          </table:table-row>
          <table:table-row table:style-name="ro1">
            <table:table-cell table:style-name="ce1" office:value-type="string">
              <text:p>Ally</text:p>
            </table:table-cell>
            <table:table-cell/>
            <table:table-cell office:value-type="string">
              <text:p>Gain 1 Strength</text:p>
            </table:table-cell>
            <table:table-cell/>
            <table:table-cell table:number-columns-repeated="5"/>
            <table:table-cell office:value-type="float" office:value="1">
              <text:p>1</text:p>
            </table:table-cell>
            <table:table-cell table:number-columns-repeated="14"/>
            <table:table-cell office:value-type="float" office:value="1">
              <text:p>1</text:p>
            </table:table-cell>
            <table:table-cell/>
            <table:table-cell table:formula="of:=IF([.X11]&gt;0;[.B$134];1)*IF([.O11]&gt;0;[.O11];1)*IF([.Y11]=1;[.Y11]*[.B$136];1)*([.H11]*[.B$119]+[.I11]*[.B$120]+[.J11]*[.B$121]+[.K11]*[.B$122]+[.L11]*[.B$124]+[.M11]*[.B$124]+[.N11]*[.B$125]+[.P11]*[.B$126]+[.Q11]*[.B$127]+[.R11]*[.B$128]+[.S11]*[.B$129]+[.T11]*[.B$130]+[.U11]*[.B$131]+[.V11]*[.B$132]+[.W11]*[.B$133]+[.Z11]*[.B$137])" office:value-type="float" office:value="0.21">
              <text:p>0.21</text:p>
            </table:table-cell>
            <table:table-cell table:style-name="ce9" table:formula="of:=[.AA11]+[.G11]-[.E11]-[.F11]" office:value-type="float" office:value="0.21">
              <text:p>0.21</text:p>
            </table:table-cell>
            <table:table-cell table:number-columns-repeated="996"/>
          </table:table-row>
        </table:table-row-group>
        <table:table-row table:style-name="ro1">
          <table:table-cell/>
          <table:table-cell office:value-type="string">
            <text:p>I</text:p>
          </table:table-cell>
          <table:table-cell/>
          <table:table-cell table:formula="of:=IF([.E12]&lt;5; 3; IF([.E12]&lt;7; 2; 1))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CEILING([.E12]/2;1)" office:value-type="float" office:value="2">
            <text:p>2</text:p>
          </table:table-cell>
          <table:table-cell table:number-columns-repeated="19"/>
          <table:table-cell table:formula="of:=IF([.X12]&gt;0;[.B$134];1)*IF([.O12]&gt;0;[.O12];1)*IF([.Y12]=1;[.Y12]*[.B$136];1)*([.H12]*[.B$119]+[.I12]*[.B$120]+[.J12]*[.B$121]+[.K12]*[.B$122]+[.L12]*[.B$124]+[.M12]*[.B$124]+[.N12]*[.B$125]+[.P12]*[.B$126]+[.Q12]*[.B$127]+[.R12]*[.B$128]+[.S12]*[.B$129]+[.T12]*[.B$130]+[.U12]*[.B$131]+[.V12]*[.B$132]+[.W12]*[.B$133]+[.Z12]*[.B$137])" office:value-type="float" office:value="0">
            <text:p>0</text:p>
          </table:table-cell>
          <table:table-cell table:style-name="ce9" table:formula="of:=[.AA12]+[.G12]-[.E12]-[.F12]" office:value-type="float" office:value="-1">
            <text:p>-1</text:p>
          </table:table-cell>
          <table:table-cell table:formula="of:=[.AB12]" office:value-type="float" office:value="-1">
            <text:p>-1</text:p>
          </table:table-cell>
          <table:table-cell table:number-columns-repeated="995"/>
        </table:table-row>
        <table:table-row table:style-name="ro1">
          <table:table-cell office:value-type="string">
            <text:p>Refractive Shield</text:p>
          </table:table-cell>
          <table:table-cell office:value-type="string">
            <text:p>I</text:p>
          </table:table-cell>
          <table:table-cell/>
          <table:table-cell table:formula="of:=IF([.E13]&lt;5; 3; IF([.E13]&lt;7; 2; 1))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CEILING([.E13]/2;1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7"/>
          <table:table-cell table:formula="of:=IF([.X13]&gt;0;[.B$134];1)*IF([.O13]&gt;0;[.O13];1)*IF([.Y13]=1;[.Y13]*[.B$136];1)*([.H13]*[.B$119]+[.I13]*[.B$120]+[.J13]*[.B$121]+[.K13]*[.B$122]+[.L13]*[.B$124]+[.M13]*[.B$124]+[.N13]*[.B$125]+[.P13]*[.B$126]+[.Q13]*[.B$127]+[.R13]*[.B$128]+[.S13]*[.B$129]+[.T13]*[.B$130]+[.U13]*[.B$131]+[.V13]*[.B$132]+[.W13]*[.B$133]+[.Z13]*[.B$137])" office:value-type="float" office:value="2.37">
            <text:p>2.37</text:p>
          </table:table-cell>
          <table:table-cell table:style-name="ce9" table:formula="of:=[.AA13]+[.G13]-[.E13]-[.F13]" office:value-type="float" office:value="0.37">
            <text:p>0.37</text:p>
          </table:table-cell>
          <table:table-cell table:formula="of:=[.AB13]" office:value-type="float" office:value="0.37">
            <text:p>0.37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I</text:p>
          </table:table-cell>
          <table:table-cell/>
          <table:table-cell table:formula="of:=IF([.E14]&lt;5; 3; IF([.E14]&lt;7; 2; 1))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CEILING([.E14]/2;1)" office:value-type="float" office:value="3">
            <text:p>3</text:p>
          </table:table-cell>
          <table:table-cell table:number-columns-repeated="19"/>
          <table:table-cell table:formula="of:=IF([.X14]&gt;0;[.B$134];1)*IF([.O14]&gt;0;[.O14];1)*IF([.Y14]=1;[.Y14]*[.B$136];1)*([.H14]*[.B$119]+[.I14]*[.B$120]+[.J14]*[.B$121]+[.K14]*[.B$122]+[.L14]*[.B$124]+[.M14]*[.B$124]+[.N14]*[.B$125]+[.P14]*[.B$126]+[.Q14]*[.B$127]+[.R14]*[.B$128]+[.S14]*[.B$129]+[.T14]*[.B$130]+[.U14]*[.B$131]+[.V14]*[.B$132]+[.W14]*[.B$133]+[.Z14]*[.B$137])" office:value-type="float" office:value="0">
            <text:p>0</text:p>
          </table:table-cell>
          <table:table-cell table:style-name="ce9" table:formula="of:=[.AA14]+[.G14]-[.E14]-[.F14]" office:value-type="float" office:value="-2">
            <text:p>-2</text:p>
          </table:table-cell>
          <table:table-cell table:formula="of:=[.AB14]" office:value-type="float" office:value="-2">
            <text:p>-2</text:p>
          </table:table-cell>
          <table:table-cell table:number-columns-repeated="995"/>
        </table:table-row>
        <table:table-row table:style-name="ro1">
          <table:table-cell office:value-type="string">
            <text:p>Hades Destroyer</text:p>
          </table:table-cell>
          <table:table-cell office:value-type="string">
            <text:p>I</text:p>
          </table:table-cell>
          <table:table-cell/>
          <table:table-cell table:formula="of:=IF([.E15]&lt;5; 3; IF([.E15]&lt;7; 2; 1))"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CEILING([.E15]/2;1)" office:value-type="float" office:value="3">
            <text:p>3</text:p>
          </table:table-cell>
          <table:table-cell table:number-columns-repeated="19"/>
          <table:table-cell table:formula="of:=IF([.X15]&gt;0;[.B$134];1)*IF([.O15]&gt;0;[.O15];1)*IF([.Y15]=1;[.Y15]*[.B$136];1)*([.H15]*[.B$119]+[.I15]*[.B$120]+[.J15]*[.B$121]+[.K15]*[.B$122]+[.L15]*[.B$124]+[.M15]*[.B$124]+[.N15]*[.B$125]+[.P15]*[.B$126]+[.Q15]*[.B$127]+[.R15]*[.B$128]+[.S15]*[.B$129]+[.T15]*[.B$130]+[.U15]*[.B$131]+[.V15]*[.B$132]+[.W15]*[.B$133]+[.Z15]*[.B$137])" office:value-type="float" office:value="0">
            <text:p>0</text:p>
          </table:table-cell>
          <table:table-cell table:style-name="ce9" table:formula="of:=[.AA15]+[.G15]-[.E15]-[.F15]" office:value-type="float" office:value="-3">
            <text:p>-3</text:p>
          </table:table-cell>
          <table:table-cell table:formula="of:=[.AB15]" office:value-type="float" office:value="-3">
            <text:p>-3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I</text:p>
          </table:table-cell>
          <table:table-cell/>
          <table:table-cell table:formula="of:=IF([.E16]&lt;5; 3; IF([.E16]&lt;7; 2; 1))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CEILING([.E16]/2;1)" office:value-type="float" office:value="4">
            <text:p>4</text:p>
          </table:table-cell>
          <table:table-cell table:number-columns-repeated="19"/>
          <table:table-cell table:formula="of:=IF([.X16]&gt;0;[.B$134];1)*IF([.O16]&gt;0;[.O16];1)*IF([.Y16]=1;[.Y16]*[.B$136];1)*([.H16]*[.B$119]+[.I16]*[.B$120]+[.J16]*[.B$121]+[.K16]*[.B$122]+[.L16]*[.B$124]+[.M16]*[.B$124]+[.N16]*[.B$125]+[.P16]*[.B$126]+[.Q16]*[.B$127]+[.R16]*[.B$128]+[.S16]*[.B$129]+[.T16]*[.B$130]+[.U16]*[.B$131]+[.V16]*[.B$132]+[.W16]*[.B$133]+[.Z16]*[.B$137])" office:value-type="float" office:value="0">
            <text:p>0</text:p>
          </table:table-cell>
          <table:table-cell table:style-name="ce9" table:formula="of:=[.AA16]+[.G16]-[.E16]-[.F16]" office:value-type="float" office:value="-3">
            <text:p>-3</text:p>
          </table:table-cell>
          <table:table-cell table:formula="of:=[.AB16]" office:value-type="float" office:value="-3">
            <text:p>-3</text:p>
          </table:table-cell>
          <table:table-cell table:number-columns-repeated="995"/>
        </table:table-row>
        <table:table-row table:style-name="ro1">
          <table:table-cell office:value-type="string">
            <text:p>Heavy Bombardment</text:p>
          </table:table-cell>
          <table:table-cell office:value-type="string">
            <text:p>I</text:p>
          </table:table-cell>
          <table:table-cell office:value-type="string">
            <text:p>Pay X Energy. Gain 3 Strength for each Energy paid</text:p>
          </table:table-cell>
          <table:table-cell table:formula="of:=IF([.E17]&lt;5; 3; IF([.E17]&lt;7; 2; 1))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table:formula="of:=CEILING([.E17]/2;1)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11"/>
          <table:table-cell table:formula="of:=IF([.X17]&gt;0;[.B$134];1)*IF([.O17]&gt;0;[.O17];1)*IF([.Y17]=1;[.Y17]*[.B$136];1)*([.H17]*[.B$119]+[.I17]*[.B$120]+[.J17]*[.B$121]+[.K17]*[.B$122]+[.L17]*[.B$124]+[.M17]*[.B$124]+[.N17]*[.B$125]+[.P17]*[.B$126]+[.Q17]*[.B$127]+[.R17]*[.B$128]+[.S17]*[.B$129]+[.T17]*[.B$130]+[.U17]*[.B$131]+[.V17]*[.B$132]+[.W17]*[.B$133]+[.Z17]*[.B$137])" office:value-type="float" office:value="8.85">
            <text:p>8.85</text:p>
          </table:table-cell>
          <table:table-cell table:style-name="ce9" table:formula="of:=[.AA17]+[.G17]-[.E17]-[.F17]" office:value-type="float" office:value="4.85">
            <text:p>4.85</text:p>
          </table:table-cell>
          <table:table-cell table:formula="of:=[.AB17]" office:value-type="float" office:value="4.85">
            <text:p>4.85</text:p>
          </table:table-cell>
          <table:table-cell table:number-columns-repeated="995"/>
        </table:table-row>
        <table:table-row table:style-name="ro1">
          <table:table-cell office:value-type="string">
            <text:p>Quasar Death Laser</text:p>
          </table:table-cell>
          <table:table-cell office:value-type="string">
            <text:p>I</text:p>
          </table:table-cell>
          <table:table-cell office:value-type="string">
            <text:p>Remove a planet from play. Gain Reward equal to its Reward</text:p>
          </table:table-cell>
          <table:table-cell table:formula="of:=IF([.E18]&lt;5; 3; IF([.E18]&lt;7; 2; 1))"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formula="of:=CEILING([.E18]/2;1)" office:value-type="float" office:value="5">
            <text:p>5</text:p>
          </table:table-cell>
          <table:table-cell table:number-columns-repeated="18"/>
          <table:table-cell table:formula="of:=[.G84]" office:value-type="float" office:value="7.60869565217391">
            <text:p>7.6086956522</text:p>
          </table:table-cell>
          <table:table-cell table:formula="of:=IF([.X18]&gt;0;[.B$134];1)*IF([.O18]&gt;0;[.O18];1)*IF([.Y18]=1;[.Y18]*[.B$136];1)*([.H18]*[.B$119]+[.I18]*[.B$120]+[.J18]*[.B$121]+[.K18]*[.B$122]+[.L18]*[.B$124]+[.M18]*[.B$124]+[.N18]*[.B$125]+[.P18]*[.B$126]+[.Q18]*[.B$127]+[.R18]*[.B$128]+[.S18]*[.B$129]+[.T18]*[.B$130]+[.U18]*[.B$131]+[.V18]*[.B$132]+[.W18]*[.B$133]+[.Z18]*[.B$137])" office:value-type="float" office:value="7.60869565217391">
            <text:p>7.6086956522</text:p>
          </table:table-cell>
          <table:table-cell table:style-name="ce9" table:formula="of:=[.AA18]+[.G18]-[.E18]-[.F18]" office:value-type="float" office:value="3.60869565217391">
            <text:p>3.6086956522</text:p>
          </table:table-cell>
          <table:table-cell table:formula="of:=[.AB18]" office:value-type="float" office:value="3.60869565217391">
            <text:p>3.6086956522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Total</text:p>
          </table:table-cell>
          <table:table-cell table:style-name="ce5" table:number-columns-repeated="2"/>
          <table:table-cell table:style-name="ce5" table:formula="of:=SUM([.D9:.D18])" office:value-type="float" office:value="19">
            <text:p>19</text:p>
          </table:table-cell>
          <table:table-cell table:number-columns-repeated="3" table:style-name="ce5"/>
          <table:table-cell table:style-name="ce5" table:formula="of:=SUM([.H9:.H18])" office:value-type="float" office:value="3">
            <text:p>3</text:p>
          </table:table-cell>
          <table:table-cell table:style-name="ce5" table:formula="of:=SUM([.I9:.I18])" office:value-type="float" office:value="0">
            <text:p>0</text:p>
          </table:table-cell>
          <table:table-cell table:style-name="ce5" table:formula="of:=SUM([.J9:.J18])" office:value-type="float" office:value="9">
            <text:p>9</text:p>
          </table:table-cell>
          <table:table-cell table:style-name="ce5" table:formula="of:=SUM([.K9:.K18])" office:value-type="float" office:value="0">
            <text:p>0</text:p>
          </table:table-cell>
          <table:table-cell table:style-name="ce5"/>
          <table:table-cell table:style-name="ce5" table:formula="of:=SUM([.M9:.M18])" office:value-type="float" office:value="0">
            <text:p>0</text:p>
          </table:table-cell>
          <table:table-cell table:style-name="ce5" table:formula="of:=SUM([.N9:.N18])" office:value-type="float" office:value="3">
            <text:p>3</text:p>
          </table:table-cell>
          <table:table-cell table:style-name="ce5" table:formula="of:=SUM([.O9:.O18])" office:value-type="float" office:value="5">
            <text:p>5</text:p>
          </table:table-cell>
          <table:table-cell table:style-name="ce5" table:formula="of:=SUM([.P9:.P18])" office:value-type="float" office:value="1">
            <text:p>1</text:p>
          </table:table-cell>
          <table:table-cell table:style-name="ce5" table:formula="of:=SUM([.Q9:.Q18])" office:value-type="float" office:value="0">
            <text:p>0</text:p>
          </table:table-cell>
          <table:table-cell table:style-name="ce5" table:formula="of:=SUM([.R9:.R18])" office:value-type="float" office:value="0">
            <text:p>0</text:p>
          </table:table-cell>
          <table:table-cell table:style-name="ce5" table:formula="of:=SUM([.S9:.S18])" office:value-type="float" office:value="1">
            <text:p>1</text:p>
          </table:table-cell>
          <table:table-cell table:style-name="ce5" table:formula="of:=SUM([.T9:.T18])" office:value-type="float" office:value="0">
            <text:p>0</text:p>
          </table:table-cell>
          <table:table-cell table:style-name="ce5" table:formula="of:=SUM([.U9:.U18])" office:value-type="float" office:value="0">
            <text:p>0</text:p>
          </table:table-cell>
          <table:table-cell table:style-name="ce5" table:formula="of:=SUM([.V9:.V18])" office:value-type="float" office:value="1">
            <text:p>1</text:p>
          </table:table-cell>
          <table:table-cell table:style-name="ce5" table:formula="of:=SUM([.W9:.W18])" office:value-type="float" office:value="0">
            <text:p>0</text:p>
          </table:table-cell>
          <table:table-cell table:style-name="ce5" table:formula="of:=SUM([.X9:.X18])" office:value-type="float" office:value="0">
            <text:p>0</text:p>
          </table:table-cell>
          <table:table-cell table:style-name="ce5" table:formula="of:=SUM([.Y9:.Y18])" office:value-type="float" office:value="1">
            <text:p>1</text:p>
          </table:table-cell>
          <table:table-cell table:style-name="ce5" table:formula="of:=SUM([.Z9:.Z18])" office:value-type="float" office:value="7.60869565217391">
            <text:p>7.6086956522</text:p>
          </table:table-cell>
          <table:table-cell table:formula="of:=IF([.X19]&gt;0;[.B$134];1)*IF([.O19]&gt;0;[.O19];1)*IF([.Y19]=1;[.Y19]*[.B$136];1)*([.H19]*[.B$119]+[.I19]*[.B$120]+[.J19]*[.B$121]+[.K19]*[.B$122]+[.L19]*[.B$124]+[.M19]*[.B$124]+[.N19]*[.B$125]+[.P19]*[.B$126]+[.Q19]*[.B$127]+[.R19]*[.B$128]+[.S19]*[.B$129]+[.T19]*[.B$130]+[.U19]*[.B$131]+[.V19]*[.B$132]+[.W19]*[.B$133]+[.Z19]*[.B$137])" office:value-type="float" office:value="23.0530434782609">
            <text:p>23.0530434783</text:p>
          </table:table-cell>
          <table:table-cell table:style-name="ce9" table:formula="of:=[.AA19]+[.G19]-[.E19]-[.F19]" office:value-type="float" office:value="23.0530434782609">
            <text:p>23.0530434783</text:p>
          </table:table-cell>
          <table:table-cell table:formula="of:=[.AB19]" office:value-type="float" office:value="23.0530434782609">
            <text:p>23.0530434783</text:p>
          </table:table-cell>
          <table:table-cell table:number-columns-repeated="995"/>
        </table:table-row>
        <table:table-row table:style-name="ro1">
          <table:table-cell office:value-type="string">
            <text:p>Bot Brigade</text:p>
          </table:table-cell>
          <table:table-cell table:number-columns-repeated="3"/>
          <table:table-cell table:number-columns-repeated="22"/>
          <table:table-cell table:formula="of:=IF([.X20]&gt;0;[.B$134];1)*IF([.O20]&gt;0;[.O20];1)*IF([.Y20]=1;[.Y20]*[.B$136];1)*([.H20]*[.B$119]+[.I20]*[.B$120]+[.J20]*[.B$121]+[.K20]*[.B$122]+[.L20]*[.B$124]+[.M20]*[.B$124]+[.N20]*[.B$125]+[.P20]*[.B$126]+[.Q20]*[.B$127]+[.R20]*[.B$128]+[.S20]*[.B$129]+[.T20]*[.B$130]+[.U20]*[.B$131]+[.V20]*[.B$132]+[.W20]*[.B$133]+[.Z20]*[.B$137])" office:value-type="float" office:value="0">
            <text:p>0</text:p>
          </table:table-cell>
          <table:table-cell table:style-name="ce9" table:formula="of:=[.AA20]+[.G20]-[.E20]-[.F20]" office:value-type="float" office:value="0">
            <text:p>0</text:p>
          </table:table-cell>
          <table:table-cell table:formula="of:=[.AB20]" office:value-type="float" office:value="0">
            <text:p>0</text:p>
          </table:table-cell>
          <table:table-cell table:number-columns-repeated="995"/>
        </table:table-row>
        <table:table-row-group>
          <table:table-row table:style-name="ro1">
            <table:table-cell office:value-type="string">
              <text:p>Sparky</text:p>
            </table:table-cell>
            <table:table-cell office:value-type="string">
              <text:p>BB</text:p>
            </table:table-cell>
            <table:table-cell table:style-name="ce7" office:value-type="string">
              <text:p>Draw 1</text:p>
            </table:table-cell>
            <table:table-cell table:style-name="ce7" table:formula="of:=IF([.E21]&lt;5; 3; IF([.E21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table:formula="of:=FLOOR([.E21]/3;1)+1" office:value-type="float" office:value="1">
              <text:p>1</text:p>
            </table:table-cell>
            <table:table-cell table:number-columns-repeated="11"/>
            <table:table-cell office:value-type="float" office:value="1">
              <text:p>1</text:p>
            </table:table-cell>
            <table:table-cell table:number-columns-repeated="7"/>
            <table:table-cell table:formula="of:=IF([.X21]&gt;0;[.B$134];1)*IF([.O21]&gt;0;[.O21];1)*IF([.Y21]=1;[.Y21]*[.B$136];1)*([.H21]*[.B$119]+[.I21]*[.B$120]+[.J21]*[.B$121]+[.K21]*[.B$122]+[.L21]*[.B$124]+[.M21]*[.B$124]+[.N21]*[.B$125]+[.P21]*[.B$126]+[.Q21]*[.B$127]+[.R21]*[.B$128]+[.S21]*[.B$129]+[.T21]*[.B$130]+[.U21]*[.B$131]+[.V21]*[.B$132]+[.W21]*[.B$133]+[.Z21]*[.B$137])" office:value-type="float" office:value="0.8">
              <text:p>0.8</text:p>
            </table:table-cell>
            <table:table-cell table:style-name="ce9" table:formula="of:=[.AA21]+[.G21]-[.E21]-[.F21]" office:value-type="float" office:value="0.8">
              <text:p>0.8</text:p>
            </table:table-cell>
            <table:table-cell table:formula="of:=[.AB21]+[.AB22]" office:value-type="float" office:value="1.04">
              <text:p>1.04</text:p>
            </table:table-cell>
            <table:table-cell table:number-columns-repeated="995"/>
          </table:table-row>
          <table:table-row table:style-name="ro1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Draw 1</text:p>
            </table:table-cell>
            <table:table-cell table:style-name="ce7"/>
            <table:table-cell table:number-columns-repeated="14"/>
            <table:table-cell office:value-type="float" office:value="1">
              <text:p>1</text:p>
            </table:table-cell>
            <table:table-cell table:number-columns-repeated="5"/>
            <table:table-cell office:value-type="float" office:value="1">
              <text:p>1</text:p>
            </table:table-cell>
            <table:table-cell/>
            <table:table-cell table:formula="of:=IF([.X22]&gt;0;[.B$134];1)*IF([.O22]&gt;0;[.O22];1)*IF([.Y22]=1;[.Y22]*[.B$136];1)*([.H22]*[.B$119]+[.I22]*[.B$120]+[.J22]*[.B$121]+[.K22]*[.B$122]+[.L22]*[.B$124]+[.M22]*[.B$124]+[.N22]*[.B$125]+[.P22]*[.B$126]+[.Q22]*[.B$127]+[.R22]*[.B$128]+[.S22]*[.B$129]+[.T22]*[.B$130]+[.U22]*[.B$131]+[.V22]*[.B$132]+[.W22]*[.B$133]+[.Z22]*[.B$137])" office:value-type="float" office:value="0.24">
              <text:p>0.24</text:p>
            </table:table-cell>
            <table:table-cell table:style-name="ce9" table:formula="of:=[.AA22]+[.G22]-[.E22]-[.F22]" office:value-type="float" office:value="0.24">
              <text:p>0.24</text:p>
            </table:table-cell>
            <table:table-cell table:number-columns-repeated="996"/>
          </table:table-row>
        </table:table-row-group>
        <table:table-row table:style-name="ro1">
          <table:table-cell office:value-type="string">
            <text:p>Recon Bot</text:p>
          </table:table-cell>
          <table:table-cell office:value-type="string">
            <text:p>BB</text:p>
          </table:table-cell>
          <table:table-cell office:value-type="string">
            <text:p>Gain 2 Credit and draw a card</text:p>
          </table:table-cell>
          <table:table-cell table:style-name="ce7" table:formula="of:=IF([.E23]&lt;5; 3; IF([.E23]&lt;7; 2; 1))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FLOOR([.E23]/3;1)+1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7"/>
          <table:table-cell table:formula="of:=IF([.X23]&gt;0;[.B$134];1)*IF([.O23]&gt;0;[.O23];1)*IF([.Y23]=1;[.Y23]*[.B$136];1)*([.H23]*[.B$119]+[.I23]*[.B$120]+[.J23]*[.B$121]+[.K23]*[.B$122]+[.L23]*[.B$124]+[.M23]*[.B$124]+[.N23]*[.B$125]+[.P23]*[.B$126]+[.Q23]*[.B$127]+[.R23]*[.B$128]+[.S23]*[.B$129]+[.T23]*[.B$130]+[.U23]*[.B$131]+[.V23]*[.B$132]+[.W23]*[.B$133]+[.Z23]*[.B$137])" office:value-type="float" office:value="2">
            <text:p>2</text:p>
          </table:table-cell>
          <table:table-cell table:style-name="ce9" table:formula="of:=[.AA23]+[.G23]-[.E23]-[.F23]" office:value-type="float" office:value="1">
            <text:p>1</text:p>
          </table:table-cell>
          <table:table-cell table:formula="of:=[.AB23]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343<text:span text:style-name="T1">rd</text:span> Battalion</text:p>
          </table:table-cell>
          <table:table-cell office:value-type="string">
            <text:p>BB</text:p>
          </table:table-cell>
          <table:table-cell/>
          <table:table-cell table:style-name="ce7" table:formula="of:=IF([.E24]&lt;5; 3; IF([.E24]&lt;7; 2; 1))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FLOOR([.E24]/3;1)+1" office:value-type="float" office:value="2">
            <text:p>2</text:p>
          </table:table-cell>
          <table:table-cell table:number-columns-repeated="19"/>
          <table:table-cell table:formula="of:=IF([.X24]&gt;0;[.B$134];1)*IF([.O24]&gt;0;[.O24];1)*IF([.Y24]=1;[.Y24]*[.B$136];1)*([.H24]*[.B$119]+[.I24]*[.B$120]+[.J24]*[.B$121]+[.K24]*[.B$122]+[.L24]*[.B$124]+[.M24]*[.B$124]+[.N24]*[.B$125]+[.P24]*[.B$126]+[.Q24]*[.B$127]+[.R24]*[.B$128]+[.S24]*[.B$129]+[.T24]*[.B$130]+[.U24]*[.B$131]+[.V24]*[.B$132]+[.W24]*[.B$133]+[.Z24]*[.B$137])" office:value-type="float" office:value="0">
            <text:p>0</text:p>
          </table:table-cell>
          <table:table-cell table:style-name="ce9" table:formula="of:=[.AA24]+[.G24]-[.E24]-[.F24]" office:value-type="float" office:value="-1">
            <text:p>-1</text:p>
          </table:table-cell>
          <table:table-cell table:formula="of:=[.AB24]" office:value-type="float" office:value="-1">
            <text:p>-1</text:p>
          </table:table-cell>
          <table:table-cell table:number-columns-repeated="995"/>
        </table:table-row>
        <table:table-row table:style-name="ro1">
          <table:table-cell office:value-type="string">
            <text:p>Sol Cruiser</text:p>
          </table:table-cell>
          <table:table-cell office:value-type="string">
            <text:p>BB</text:p>
          </table:table-cell>
          <table:table-cell/>
          <table:table-cell table:style-name="ce7" table:formula="of:=IF([.E25]&lt;5; 3; IF([.E25]&lt;7; 2; 1))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FLOOR([.E25]/3;1)+1" office:value-type="float" office:value="2">
            <text:p>2</text:p>
          </table:table-cell>
          <table:table-cell table:number-columns-repeated="19"/>
          <table:table-cell table:formula="of:=IF([.X25]&gt;0;[.B$134];1)*IF([.O25]&gt;0;[.O25];1)*IF([.Y25]=1;[.Y25]*[.B$136];1)*([.H25]*[.B$119]+[.I25]*[.B$120]+[.J25]*[.B$121]+[.K25]*[.B$122]+[.L25]*[.B$124]+[.M25]*[.B$124]+[.N25]*[.B$125]+[.P25]*[.B$126]+[.Q25]*[.B$127]+[.R25]*[.B$128]+[.S25]*[.B$129]+[.T25]*[.B$130]+[.U25]*[.B$131]+[.V25]*[.B$132]+[.W25]*[.B$133]+[.Z25]*[.B$137])" office:value-type="float" office:value="0">
            <text:p>0</text:p>
          </table:table-cell>
          <table:table-cell table:style-name="ce9" table:formula="of:=[.AA25]+[.G25]-[.E25]-[.F25]" office:value-type="float" office:value="-2">
            <text:p>-2</text:p>
          </table:table-cell>
          <table:table-cell table:formula="of:=[.AB25]" office:value-type="float" office:value="-2">
            <text:p>-2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Kshatriya Battlebot</text:p>
          </table:table-cell>
          <table:table-cell office:value-type="string">
            <text:p>BB</text:p>
          </table:table-cell>
          <table:table-cell/>
          <table:table-cell table:style-name="ce7" table:formula="of:=IF([.E26]&lt;5; 3; IF([.E26]&lt;7; 2; 1))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FLOOR([.E26]/3;1)+1" office:value-type="float" office:value="2">
            <text:p>2</text:p>
          </table:table-cell>
          <table:table-cell table:number-columns-repeated="19"/>
          <table:table-cell table:formula="of:=IF([.X26]&gt;0;[.B$134];1)*IF([.O26]&gt;0;[.O26];1)*IF([.Y26]=1;[.Y26]*[.B$136];1)*([.H26]*[.B$119]+[.I26]*[.B$120]+[.J26]*[.B$121]+[.K26]*[.B$122]+[.L26]*[.B$124]+[.M26]*[.B$124]+[.N26]*[.B$125]+[.P26]*[.B$126]+[.Q26]*[.B$127]+[.R26]*[.B$128]+[.S26]*[.B$129]+[.T26]*[.B$130]+[.U26]*[.B$131]+[.V26]*[.B$132]+[.W26]*[.B$133]+[.Z26]*[.B$137])" office:value-type="float" office:value="0">
            <text:p>0</text:p>
          </table:table-cell>
          <table:table-cell table:style-name="ce9" table:formula="of:=[.AA26]+[.G26]-[.E26]-[.F26]" office:value-type="float" office:value="-3">
            <text:p>-3</text:p>
          </table:table-cell>
          <table:table-cell table:formula="of:=[.AB26]" office:value-type="float" office:value="-3">
            <text:p>-3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B</text:p>
          </table:table-cell>
          <table:table-cell/>
          <table:table-cell table:style-name="ce7" table:formula="of:=IF([.E27]&lt;5; 3; IF([.E27]&lt;7; 2; 1))"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FLOOR([.E27]/3;1)+1" office:value-type="float" office:value="3">
            <text:p>3</text:p>
          </table:table-cell>
          <table:table-cell table:number-columns-repeated="19"/>
          <table:table-cell table:formula="of:=IF([.X27]&gt;0;[.B$134];1)*IF([.O27]&gt;0;[.O27];1)*IF([.Y27]=1;[.Y27]*[.B$136];1)*([.H27]*[.B$119]+[.I27]*[.B$120]+[.J27]*[.B$121]+[.K27]*[.B$122]+[.L27]*[.B$124]+[.M27]*[.B$124]+[.N27]*[.B$125]+[.P27]*[.B$126]+[.Q27]*[.B$127]+[.R27]*[.B$128]+[.S27]*[.B$129]+[.T27]*[.B$130]+[.U27]*[.B$131]+[.V27]*[.B$132]+[.W27]*[.B$133]+[.Z27]*[.B$137])" office:value-type="float" office:value="0">
            <text:p>0</text:p>
          </table:table-cell>
          <table:table-cell table:style-name="ce9" table:formula="of:=[.AA27]+[.G27]-[.E27]-[.F27]" office:value-type="float" office:value="-3">
            <text:p>-3</text:p>
          </table:table-cell>
          <table:table-cell table:formula="of:=[.AB27]" office:value-type="float" office:value="-3">
            <text:p>-3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B</text:p>
          </table:table-cell>
          <table:table-cell/>
          <table:table-cell table:style-name="ce7" table:formula="of:=IF([.E28]&lt;5; 3; IF([.E28]&lt;7; 2; 1))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FLOOR([.E28]/3;1)+1" office:value-type="float" office:value="3">
            <text:p>3</text:p>
          </table:table-cell>
          <table:table-cell table:number-columns-repeated="19"/>
          <table:table-cell table:formula="of:=IF([.X28]&gt;0;[.B$134];1)*IF([.O28]&gt;0;[.O28];1)*IF([.Y28]=1;[.Y28]*[.B$136];1)*([.H28]*[.B$119]+[.I28]*[.B$120]+[.J28]*[.B$121]+[.K28]*[.B$122]+[.L28]*[.B$124]+[.M28]*[.B$124]+[.N28]*[.B$125]+[.P28]*[.B$126]+[.Q28]*[.B$127]+[.R28]*[.B$128]+[.S28]*[.B$129]+[.T28]*[.B$130]+[.U28]*[.B$131]+[.V28]*[.B$132]+[.W28]*[.B$133]+[.Z28]*[.B$137])" office:value-type="float" office:value="0">
            <text:p>0</text:p>
          </table:table-cell>
          <table:table-cell table:style-name="ce9" table:formula="of:=[.AA28]+[.G28]-[.E28]-[.F28]" office:value-type="float" office:value="-4">
            <text:p>-4</text:p>
          </table:table-cell>
          <table:table-cell table:formula="of:=[.AB28]" office:value-type="float" office:value="-4">
            <text:p>-4</text:p>
          </table:table-cell>
          <table:table-cell table:number-columns-repeated="995"/>
        </table:table-row>
        <table:table-row-group>
          <table:table-row table:style-name="ro1">
            <table:table-cell office:value-type="string">
              <text:p>Heracles Killbot</text:p>
            </table:table-cell>
            <table:table-cell office:value-type="string">
              <text:p>BB</text:p>
            </table:table-cell>
            <table:table-cell office:value-type="string">
              <text:p>Gain 3 Energy</text:p>
            </table:table-cell>
            <table:table-cell table:style-name="ce7" table:formula="of:=IF([.E29]&lt;5; 3; IF([.E29]&lt;7; 2; 1))" office:value-type="float" office:value="1">
              <text:p>1</text:p>
            </table:table-cell>
            <table:table-cell office:value-type="float" office:value="8">
              <text:p>8</text:p>
            </table:table-cell>
            <table:table-cell/>
            <table:table-cell table:formula="of:=FLOOR([.E29]/3;1)+1" office:value-type="float" office:value="3">
              <text:p>3</text:p>
            </table:table-cell>
            <table:table-cell table:number-columns-repeated="3"/>
            <table:table-cell office:value-type="float" office:value="4">
              <text:p>4</text:p>
            </table:table-cell>
            <table:table-cell table:number-columns-repeated="15"/>
            <table:table-cell table:formula="of:=IF([.X29]&gt;0;[.B$134];1)*IF([.O29]&gt;0;[.O29];1)*IF([.Y29]=1;[.Y29]*[.B$136];1)*([.H29]*[.B$119]+[.I29]*[.B$120]+[.J29]*[.B$121]+[.K29]*[.B$122]+[.L29]*[.B$124]+[.M29]*[.B$124]+[.N29]*[.B$125]+[.P29]*[.B$126]+[.Q29]*[.B$127]+[.R29]*[.B$128]+[.S29]*[.B$129]+[.T29]*[.B$130]+[.U29]*[.B$131]+[.V29]*[.B$132]+[.W29]*[.B$133]+[.Z29]*[.B$137])" office:value-type="float" office:value="2.4">
              <text:p>2.4</text:p>
            </table:table-cell>
            <table:table-cell table:style-name="ce9" table:formula="of:=[.AA29]+[.G29]-[.E29]-[.F29]" office:value-type="float" office:value="-2.6">
              <text:p>-2.6</text:p>
            </table:table-cell>
            <table:table-cell table:formula="of:=[.AB29]+[.AB30]" office:value-type="float" office:value="-1.613">
              <text:p>-1.613</text:p>
            </table:table-cell>
            <table:table-cell office:value-type="string">
              <text:p>Enjoys stabbing</text:p>
            </table:table-cell>
            <table:table-cell table:number-columns-repeated="994"/>
          </table:table-row>
          <table:table-row table:style-name="ro1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Pay X Energy. Draw 1 card for each Energy paid</text:p>
            </table:table-cell>
            <table:table-cell table:style-name="ce7"/>
            <table:table-cell table:number-columns-repeated="3"/>
            <table:table-cell office:value-type="float" office:value="1">
              <text:p>1</text:p>
            </table:table-cell>
            <table:table-cell table:number-columns-repeated="6"/>
            <table:table-cell office:value-type="float" office:value="7">
              <text:p>7</text:p>
            </table:table-cell>
            <table:table-cell table:number-columns-repeated="3"/>
            <table:table-cell office:value-type="float" office:value="1">
              <text:p>1</text:p>
            </table:table-cell>
            <table:table-cell table:number-columns-repeated="5"/>
            <table:table-cell office:value-type="float" office:value="1">
              <text:p>1</text:p>
            </table:table-cell>
            <table:table-cell/>
            <table:table-cell table:formula="of:=IF([.X30]&gt;0;[.B$134];1)*IF([.O30]&gt;0;[.O30];1)*IF([.Y30]=1;[.Y30]*[.B$136];1)*([.H30]*[.B$119]+[.I30]*[.B$120]+[.J30]*[.B$121]+[.K30]*[.B$122]+[.L30]*[.B$124]+[.M30]*[.B$124]+[.N30]*[.B$125]+[.P30]*[.B$126]+[.Q30]*[.B$127]+[.R30]*[.B$128]+[.S30]*[.B$129]+[.T30]*[.B$130]+[.U30]*[.B$131]+[.V30]*[.B$132]+[.W30]*[.B$133]+[.Z30]*[.B$137])" office:value-type="float" office:value="0.987">
              <text:p>0.987</text:p>
            </table:table-cell>
            <table:table-cell table:style-name="ce9" table:formula="of:=[.AA30]+[.G30]-[.E30]-[.F30]" office:value-type="float" office:value="0.987">
              <text:p>0.987</text:p>
            </table:table-cell>
            <table:table-cell table:number-columns-repeated="996"/>
          </table:table-row>
        </table:table-row-group>
        <table:table-row table:style-name="ro1">
          <table:table-cell office:value-type="string">
            <text:p>Primordia the One</text:p>
          </table:table-cell>
          <table:table-cell office:value-type="string">
            <text:p>BB</text:p>
          </table:table-cell>
          <table:table-cell office:value-type="string">
            <text:p>Reveal the top card of the Planet deck. Colonize it for free</text:p>
          </table:table-cell>
          <table:table-cell table:style-name="ce7" table:formula="of:=IF([.E31]&lt;5; 3; IF([.E31]&lt;7; 2; 1))"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formula="of:=FLOOR([.E31]/3;1)+1" office:value-type="float" office:value="4">
            <text:p>4</text:p>
          </table:table-cell>
          <table:table-cell table:number-columns-repeated="18"/>
          <table:table-cell table:formula="of:=[.G84]" office:value-type="float" office:value="7.60869565217391">
            <text:p>7.6086956522</text:p>
          </table:table-cell>
          <table:table-cell table:formula="of:=IF([.X31]&gt;0;[.B$134];1)*IF([.O31]&gt;0;[.O31];1)*IF([.Y31]=1;[.Y31]*[.B$136];1)*([.H31]*[.B$119]+[.I31]*[.B$120]+[.J31]*[.B$121]+[.K31]*[.B$122]+[.L31]*[.B$124]+[.M31]*[.B$124]+[.N31]*[.B$125]+[.P31]*[.B$126]+[.Q31]*[.B$127]+[.R31]*[.B$128]+[.S31]*[.B$129]+[.T31]*[.B$130]+[.U31]*[.B$131]+[.V31]*[.B$132]+[.W31]*[.B$133]+[.Z31]*[.B$137])" office:value-type="float" office:value="7.60869565217391">
            <text:p>7.6086956522</text:p>
          </table:table-cell>
          <table:table-cell table:style-name="ce9" table:formula="of:=[.AA31]+[.G31]-[.E31]-[.F31]" office:value-type="float" office:value="2.60869565217391">
            <text:p>2.6086956522</text:p>
          </table:table-cell>
          <table:table-cell table:formula="of:=[.AB31]" office:value-type="float" office:value="2.60869565217391">
            <text:p>2.6086956522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Total</text:p>
          </table:table-cell>
          <table:table-cell table:style-name="ce5" table:number-columns-repeated="2"/>
          <table:table-cell table:style-name="ce5" table:formula="of:=SUM([.D21:.D31])" office:value-type="float" office:value="19">
            <text:p>19</text:p>
          </table:table-cell>
          <table:table-cell table:number-columns-repeated="3" table:style-name="ce5"/>
          <table:table-cell table:style-name="ce5" table:formula="of:=SUM([.H21:.H31])" office:value-type="float" office:value="1">
            <text:p>1</text:p>
          </table:table-cell>
          <table:table-cell table:style-name="ce5" table:formula="of:=SUM([.I21:.I31])" office:value-type="float" office:value="2">
            <text:p>2</text:p>
          </table:table-cell>
          <table:table-cell table:style-name="ce5" table:formula="of:=SUM([.J21:.J31])" office:value-type="float" office:value="0">
            <text:p>0</text:p>
          </table:table-cell>
          <table:table-cell table:style-name="ce5" table:formula="of:=SUM([.K21:.K31])" office:value-type="float" office:value="4">
            <text:p>4</text:p>
          </table:table-cell>
          <table:table-cell table:style-name="ce5"/>
          <table:table-cell table:style-name="ce5" table:formula="of:=SUM([.M21:.M31])" office:value-type="float" office:value="0">
            <text:p>0</text:p>
          </table:table-cell>
          <table:table-cell table:style-name="ce5" table:formula="of:=SUM([.N21:.N31])" office:value-type="float" office:value="0">
            <text:p>0</text:p>
          </table:table-cell>
          <table:table-cell table:style-name="ce5" table:formula="of:=SUM([.O21:.O31])" office:value-type="float" office:value="7">
            <text:p>7</text:p>
          </table:table-cell>
          <table:table-cell table:style-name="ce5" table:formula="of:=SUM([.P21:.P31])" office:value-type="float" office:value="0">
            <text:p>0</text:p>
          </table:table-cell>
          <table:table-cell table:style-name="ce5" table:formula="of:=SUM([.Q21:.Q31])" office:value-type="float" office:value="0">
            <text:p>0</text:p>
          </table:table-cell>
          <table:table-cell table:style-name="ce5" table:formula="of:=SUM([.R21:.R31])" office:value-type="float" office:value="0">
            <text:p>0</text:p>
          </table:table-cell>
          <table:table-cell table:style-name="ce5" table:formula="of:=SUM([.S21:.S31])" office:value-type="float" office:value="4">
            <text:p>4</text:p>
          </table:table-cell>
          <table:table-cell table:style-name="ce5" table:formula="of:=SUM([.T21:.T31])" office:value-type="float" office:value="0">
            <text:p>0</text:p>
          </table:table-cell>
          <table:table-cell table:style-name="ce5" table:formula="of:=SUM([.U21:.U31])" office:value-type="float" office:value="0">
            <text:p>0</text:p>
          </table:table-cell>
          <table:table-cell table:style-name="ce5" table:formula="of:=SUM([.V21:.V31])" office:value-type="float" office:value="0">
            <text:p>0</text:p>
          </table:table-cell>
          <table:table-cell table:style-name="ce5" table:formula="of:=SUM([.W21:.W31])" office:value-type="float" office:value="0">
            <text:p>0</text:p>
          </table:table-cell>
          <table:table-cell table:style-name="ce5" table:formula="of:=SUM([.X21:.X31])" office:value-type="float" office:value="0">
            <text:p>0</text:p>
          </table:table-cell>
          <table:table-cell table:style-name="ce5" table:formula="of:=SUM([.Y21:.Y31])" office:value-type="float" office:value="2">
            <text:p>2</text:p>
          </table:table-cell>
          <table:table-cell table:style-name="ce5" table:formula="of:=SUM([.Z21:.Z31])" office:value-type="float" office:value="7.60869565217391">
            <text:p>7.6086956522</text:p>
          </table:table-cell>
          <table:table-cell table:formula="of:=IF([.X32]&gt;0;[.B$134];1)*IF([.O32]&gt;0;[.O32];1)*IF([.Y32]=1;[.Y32]*[.B$136];1)*([.H32]*[.B$119]+[.I32]*[.B$120]+[.J32]*[.B$121]+[.K32]*[.B$122]+[.L32]*[.B$124]+[.M32]*[.B$124]+[.N32]*[.B$125]+[.P32]*[.B$126]+[.Q32]*[.B$127]+[.R32]*[.B$128]+[.S32]*[.B$129]+[.T32]*[.B$130]+[.U32]*[.B$131]+[.V32]*[.B$132]+[.W32]*[.B$133]+[.Z32]*[.B$137])" office:value-type="float" office:value="98.5508695652174">
            <text:p>98.5508695652</text:p>
          </table:table-cell>
          <table:table-cell table:style-name="ce9" table:formula="of:=[.AA32]+[.G32]-[.E32]-[.F32]" office:value-type="float" office:value="98.5508695652174">
            <text:p>98.5508695652</text:p>
          </table:table-cell>
          <table:table-cell table:number-columns-repeated="996"/>
        </table:table-row>
        <table:table-row table:style-name="ro1">
          <table:table-cell office:value-type="string">
            <text:p>Stellarion</text:p>
          </table:table-cell>
          <table:table-cell table:number-columns-repeated="3"/>
          <table:table-cell table:number-columns-repeated="22"/>
          <table:table-cell table:formula="of:=IF([.X33]&gt;0;[.B$134];1)*IF([.O33]&gt;0;[.O33];1)*IF([.Y33]=1;[.Y33]*[.B$136];1)*([.H33]*[.B$119]+[.I33]*[.B$120]+[.J33]*[.B$121]+[.K33]*[.B$122]+[.L33]*[.B$124]+[.M33]*[.B$124]+[.N33]*[.B$125]+[.P33]*[.B$126]+[.Q33]*[.B$127]+[.R33]*[.B$128]+[.S33]*[.B$129]+[.T33]*[.B$130]+[.U33]*[.B$131]+[.V33]*[.B$132]+[.W33]*[.B$133]+[.Z33]*[.B$137])" office:value-type="float" office:value="0">
            <text:p>0</text:p>
          </table:table-cell>
          <table:table-cell table:style-name="ce9" table:formula="of:=[.AA33]+[.G33]-[.E33]-[.F33]" office:value-type="float" office:value="0">
            <text:p>0</text:p>
          </table:table-cell>
          <table:table-cell table:formula="of:=[.AB33]"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string">
            <text:p>Asteroid Miner</text:p>
          </table:table-cell>
          <table:table-cell office:value-type="string">
            <text:p>S</text:p>
          </table:table-cell>
          <table:table-cell/>
          <table:table-cell table:formula="of:=IF([.E34]&lt;5; 3; IF([.E34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CEILING([.E34]*0.66;1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7"/>
          <table:table-cell table:formula="of:=IF([.X34]&gt;0;[.B$134];1)*IF([.O34]&gt;0;[.O34];1)*IF([.Y34]=1;[.Y34]*[.B$136];1)*([.H34]*[.B$119]+[.I34]*[.B$120]+[.J34]*[.B$121]+[.K34]*[.B$122]+[.L34]*[.B$124]+[.M34]*[.B$124]+[.N34]*[.B$125]+[.P34]*[.B$126]+[.Q34]*[.B$127]+[.R34]*[.B$128]+[.S34]*[.B$129]+[.T34]*[.B$130]+[.U34]*[.B$131]+[.V34]*[.B$132]+[.W34]*[.B$133]+[.Z34]*[.B$137])" office:value-type="float" office:value="1.2">
            <text:p>1.2</text:p>
          </table:table-cell>
          <table:table-cell table:style-name="ce9" table:formula="of:=[.AA34]+[.G34]-[.E34]-[.F34]" office:value-type="float" office:value="1.2">
            <text:p>1.2</text:p>
          </table:table-cell>
          <table:table-cell table:formula="of:=[.AB34]" office:value-type="float" office:value="1.2">
            <text:p>1.2</text:p>
          </table:table-cell>
          <table:table-cell table:number-columns-repeated="995"/>
        </table:table-row>
        <table:table-row table:style-name="ro1">
          <table:table-cell office:value-type="string">
            <text:p>Aeraria Shield</text:p>
          </table:table-cell>
          <table:table-cell office:value-type="string">
            <text:p>S</text:p>
          </table:table-cell>
          <table:table-cell/>
          <table:table-cell table:formula="of:=IF([.E35]&lt;5; 3; IF([.E35]&lt;7; 2; 1))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CEILING([.E35]*0.66;1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7"/>
          <table:table-cell table:formula="of:=IF([.X35]&gt;0;[.B$134];1)*IF([.O35]&gt;0;[.O35];1)*IF([.Y35]=1;[.Y35]*[.B$136];1)*([.H35]*[.B$119]+[.I35]*[.B$120]+[.J35]*[.B$121]+[.K35]*[.B$122]+[.L35]*[.B$124]+[.M35]*[.B$124]+[.N35]*[.B$125]+[.P35]*[.B$126]+[.Q35]*[.B$127]+[.R35]*[.B$128]+[.S35]*[.B$129]+[.T35]*[.B$130]+[.U35]*[.B$131]+[.V35]*[.B$132]+[.W35]*[.B$133]+[.Z35]*[.B$137])" office:value-type="float" office:value="1.27">
            <text:p>1.27</text:p>
          </table:table-cell>
          <table:table-cell table:style-name="ce9" table:formula="of:=[.AA35]+[.G35]-[.E35]-[.F35]" office:value-type="float" office:value="1.27">
            <text:p>1.27</text:p>
          </table:table-cell>
          <table:table-cell table:formula="of:=[.AB35]" office:value-type="float" office:value="1.27">
            <text:p>1.27</text:p>
          </table:table-cell>
          <table:table-cell table:number-columns-repeated="995"/>
        </table:table-row>
        <table:table-row-group>
          <table:table-row table:style-name="ro1">
            <table:table-cell office:value-type="string">
              <text:p>New Horizon</text:p>
            </table:table-cell>
            <table:table-cell office:value-type="string">
              <text:p>S</text:p>
            </table:table-cell>
            <table:table-cell office:value-type="string">
              <text:p>Gain 2 Energy</text:p>
            </table:table-cell>
            <table:table-cell table:formula="of:=IF([.E36]&lt;5; 3; IF([.E36]&lt;7; 2; 1))" office:value-type="float" office:value="3">
              <text:p>3</text:p>
            </table:table-cell>
            <table:table-cell office:value-type="float" office:value="3">
              <text:p>3</text:p>
            </table:table-cell>
            <table:table-cell/>
            <table:table-cell table:formula="of:=CEILING([.E36]*0.66;1)" office:value-type="float" office:value="2">
              <text:p>2</text:p>
            </table:table-cell>
            <table:table-cell table:number-columns-repeated="3"/>
            <table:table-cell office:value-type="float" office:value="2">
              <text:p>2</text:p>
            </table:table-cell>
            <table:table-cell table:number-columns-repeated="15"/>
            <table:table-cell table:formula="of:=IF([.X36]&gt;0;[.B$134];1)*IF([.O36]&gt;0;[.O36];1)*IF([.Y36]=1;[.Y36]*[.B$136];1)*([.H36]*[.B$119]+[.I36]*[.B$120]+[.J36]*[.B$121]+[.K36]*[.B$122]+[.L36]*[.B$124]+[.M36]*[.B$124]+[.N36]*[.B$125]+[.P36]*[.B$126]+[.Q36]*[.B$127]+[.R36]*[.B$128]+[.S36]*[.B$129]+[.T36]*[.B$130]+[.U36]*[.B$131]+[.V36]*[.B$132]+[.W36]*[.B$133]+[.Z36]*[.B$137])" office:value-type="float" office:value="1.2">
              <text:p>1.2</text:p>
            </table:table-cell>
            <table:table-cell table:style-name="ce9" table:formula="of:=[.AA36]+[.G36]-[.E36]-[.F36]" office:value-type="float" office:value="0.2">
              <text:p>0.2</text:p>
            </table:table-cell>
            <table:table-cell table:formula="of:=[.AB36]+[.AB37]" office:value-type="float" office:value="0.74">
              <text:p>0.74</text:p>
            </table:table-cell>
            <table:table-cell table:number-columns-repeated="995"/>
          </table:table-row>
          <table:table-row table:style-name="ro1">
            <table:table-cell table:style-name="ce1" office:value-type="string">
              <text:p>Ally</text:p>
            </table:table-cell>
            <table:table-cell office:value-type="string">
              <text:p>S</text:p>
            </table:table-cell>
            <table:table-cell office:value-type="string">
              <text:p>Gain 3 Credits</text:p>
            </table:table-cell>
            <table:table-cell/>
            <table:table-cell table:number-columns-repeated="4"/>
            <table:table-cell office:value-type="float" office:value="3">
              <text:p>3</text:p>
            </table:table-cell>
            <table:table-cell table:number-columns-repeated="15"/>
            <table:table-cell office:value-type="float" office:value="1">
              <text:p>1</text:p>
            </table:table-cell>
            <table:table-cell/>
            <table:table-cell table:formula="of:=IF([.X37]&gt;0;[.B$134];1)*IF([.O37]&gt;0;[.O37];1)*IF([.Y37]=1;[.Y37]*[.B$136];1)*([.H37]*[.B$119]+[.I37]*[.B$120]+[.J37]*[.B$121]+[.K37]*[.B$122]+[.L37]*[.B$124]+[.M37]*[.B$124]+[.N37]*[.B$125]+[.P37]*[.B$126]+[.Q37]*[.B$127]+[.R37]*[.B$128]+[.S37]*[.B$129]+[.T37]*[.B$130]+[.U37]*[.B$131]+[.V37]*[.B$132]+[.W37]*[.B$133]+[.Z37]*[.B$137])" office:value-type="float" office:value="0.54">
              <text:p>0.54</text:p>
            </table:table-cell>
            <table:table-cell table:style-name="ce9" table:formula="of:=[.AA37]+[.G37]-[.E37]-[.F37]" office:value-type="float" office:value="0.54">
              <text:p>0.54</text:p>
            </table:table-cell>
            <table:table-cell table:number-columns-repeated="996"/>
          </table:table-row>
        </table:table-row-group>
        <table:table-row table:style-name="ro1">
          <table:table-cell office:value-type="string">
            <text:p>Proton Reflector</text:p>
          </table:table-cell>
          <table:table-cell office:value-type="string">
            <text:p>S</text:p>
          </table:table-cell>
          <table:table-cell/>
          <table:table-cell table:formula="of:=IF([.E38]&lt;5; 3; IF([.E38]&lt;7; 2; 1))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CEILING([.E38]*0.66;1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7"/>
          <table:table-cell table:formula="of:=IF([.X38]&gt;0;[.B$134];1)*IF([.O38]&gt;0;[.O38];1)*IF([.Y38]=1;[.Y38]*[.B$136];1)*([.H38]*[.B$119]+[.I38]*[.B$120]+[.J38]*[.B$121]+[.K38]*[.B$122]+[.L38]*[.B$124]+[.M38]*[.B$124]+[.N38]*[.B$125]+[.P38]*[.B$126]+[.Q38]*[.B$127]+[.R38]*[.B$128]+[.S38]*[.B$129]+[.T38]*[.B$130]+[.U38]*[.B$131]+[.V38]*[.B$132]+[.W38]*[.B$133]+[.Z38]*[.B$137])" office:value-type="float" office:value="1.97">
            <text:p>1.97</text:p>
          </table:table-cell>
          <table:table-cell table:style-name="ce9" table:formula="of:=[.AA38]+[.G38]-[.E38]-[.F38]" office:value-type="float" office:value="0.970000000000001">
            <text:p>0.97</text:p>
          </table:table-cell>
          <table:table-cell table:formula="of:=[.AB38]" office:value-type="float" office:value="0.970000000000001">
            <text:p>0.97</text:p>
          </table:table-cell>
          <table:table-cell table:number-columns-repeated="995"/>
        </table:table-row>
        <table:table-row table:style-name="ro1">
          <table:table-cell office:value-type="string">
            <text:p>Hyades Destroyer</text:p>
          </table:table-cell>
          <table:table-cell office:value-type="string">
            <text:p>S</text:p>
          </table:table-cell>
          <table:table-cell/>
          <table:table-cell table:formula="of:=IF([.E39]&lt;5; 3; IF([.E39]&lt;7; 2; 1))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CEILING([.E39]*0.66;1)" office:value-type="float" office:value="4">
            <text:p>4</text:p>
          </table:table-cell>
          <table:table-cell table:number-columns-repeated="19"/>
          <table:table-cell table:formula="of:=IF([.X39]&gt;0;[.B$134];1)*IF([.O39]&gt;0;[.O39];1)*IF([.Y39]=1;[.Y39]*[.B$136];1)*([.H39]*[.B$119]+[.I39]*[.B$120]+[.J39]*[.B$121]+[.K39]*[.B$122]+[.L39]*[.B$124]+[.M39]*[.B$124]+[.N39]*[.B$125]+[.P39]*[.B$126]+[.Q39]*[.B$127]+[.R39]*[.B$128]+[.S39]*[.B$129]+[.T39]*[.B$130]+[.U39]*[.B$131]+[.V39]*[.B$132]+[.W39]*[.B$133]+[.Z39]*[.B$137])" office:value-type="float" office:value="0">
            <text:p>0</text:p>
          </table:table-cell>
          <table:table-cell table:style-name="ce9" table:formula="of:=[.AA39]+[.G39]-[.E39]-[.F39]" office:value-type="float" office:value="-1">
            <text:p>-1</text:p>
          </table:table-cell>
          <table:table-cell table:formula="of:=[.AB39]" office:value-type="float" office:value="-1">
            <text:p>-1</text:p>
          </table:table-cell>
          <table:table-cell table:number-columns-repeated="995"/>
        </table:table-row>
        <table:table-row table:style-name="ro1">
          <table:table-cell table:style-name="ce4" office:value-type="string">
            <text:p>Ida Shield</text:p>
          </table:table-cell>
          <table:table-cell office:value-type="string">
            <text:p>S</text:p>
          </table:table-cell>
          <table:table-cell/>
          <table:table-cell table:formula="of:=IF([.E40]&lt;5; 3; IF([.E40]&lt;7; 2; 1))"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CEILING([.E40]*0.66;1)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12"/>
          <table:table-cell table:formula="of:=IF([.X40]&gt;0;[.B$134];1)*IF([.O40]&gt;0;[.O40];1)*IF([.Y40]=1;[.Y40]*[.B$136];1)*([.H40]*[.B$119]+[.I40]*[.B$120]+[.J40]*[.B$121]+[.K40]*[.B$122]+[.L40]*[.B$124]+[.M40]*[.B$124]+[.N40]*[.B$125]+[.P40]*[.B$126]+[.Q40]*[.B$127]+[.R40]*[.B$128]+[.S40]*[.B$129]+[.T40]*[.B$130]+[.U40]*[.B$131]+[.V40]*[.B$132]+[.W40]*[.B$133]+[.Z40]*[.B$137])" office:value-type="float" office:value="2.54">
            <text:p>2.54</text:p>
          </table:table-cell>
          <table:table-cell table:style-name="ce9" table:formula="of:=[.AA40]+[.G40]-[.E40]-[.F40]" office:value-type="float" office:value="0.54">
            <text:p>0.54</text:p>
          </table:table-cell>
          <table:table-cell table:formula="of:=[.AB40]" office:value-type="float" office:value="0.54">
            <text:p>0.54</text:p>
          </table:table-cell>
          <table:table-cell table:number-columns-repeated="995"/>
        </table:table-row>
        <table:table-row-group>
          <table:table-row table:style-name="ro1">
            <table:table-cell office:value-type="string">
              <text:p>Star Gatherer</text:p>
            </table:table-cell>
            <table:table-cell office:value-type="string">
              <text:p>S</text:p>
            </table:table-cell>
            <table:table-cell office:value-type="string">
              <text:p>Pay 2 Energy to gain 5 Credits</text:p>
            </table:table-cell>
            <table:table-cell table:formula="of:=IF([.E41]&lt;5; 3; IF([.E41]&lt;7; 2; 1))" office:value-type="float" office:value="2">
              <text:p>2</text:p>
            </table:table-cell>
            <table:table-cell office:value-type="float" office:value="6">
              <text:p>6</text:p>
            </table:table-cell>
            <table:table-cell/>
            <table:table-cell table:formula="of:=CEILING([.E41]*0.66;1)" office:value-type="float" office:value="4">
              <text:p>4</text:p>
            </table:table-cell>
            <table:table-cell office:value-type="float" office:value="2">
              <text:p>2</text:p>
            </table:table-cell>
            <table:table-cell office:value-type="float" office:value="5">
              <text:p>5</text:p>
            </table:table-cell>
            <table:table-cell table:number-columns-repeated="17"/>
            <table:table-cell table:formula="of:=IF([.X41]&gt;0;[.B$134];1)*IF([.O41]&gt;0;[.O41];1)*IF([.Y41]=1;[.Y41]*[.B$136];1)*([.H41]*[.B$119]+[.I41]*[.B$120]+[.J41]*[.B$121]+[.K41]*[.B$122]+[.L41]*[.B$124]+[.M41]*[.B$124]+[.N41]*[.B$125]+[.P41]*[.B$126]+[.Q41]*[.B$127]+[.R41]*[.B$128]+[.S41]*[.B$129]+[.T41]*[.B$130]+[.U41]*[.B$131]+[.V41]*[.B$132]+[.W41]*[.B$133]+[.Z41]*[.B$137])" office:value-type="float" office:value="2.34">
              <text:p>2.34</text:p>
            </table:table-cell>
            <table:table-cell table:style-name="ce9" table:formula="of:=[.AA41]+[.G41]-[.E41]-[.F41]" office:value-type="float" office:value="0.34">
              <text:p>0.34</text:p>
            </table:table-cell>
            <table:table-cell table:formula="of:=[.AB41]+[.AB42]" office:value-type="float" office:value="0.781">
              <text:p>0.781</text:p>
            </table:table-cell>
            <table:table-cell table:number-columns-repeated="995"/>
          </table:table-row>
          <table:table-row table:style-name="ro1">
            <table:table-cell table:style-name="ce1" office:value-type="string">
              <text:p>Ally</text:p>
            </table:table-cell>
            <table:table-cell table:style-name="ce6" office:value-type="string">
              <text:p>S</text:p>
            </table:table-cell>
            <table:table-cell table:style-name="ce6" office:value-type="string">
              <text:p>Pay 1 Energy to gain 3 Credits</text:p>
            </table:table-cell>
            <table:table-cell/>
            <table:table-cell table:number-columns-repeated="3" table:style-name="ce6"/>
            <table:table-cell table:style-name="ce6" office:value-type="float" office:value="1">
              <text:p>1</text:p>
            </table:table-cell>
            <table:table-cell table:style-name="ce6" office:value-type="float" office:value="3">
              <text:p>3</text:p>
            </table:table-cell>
            <table:table-cell table:number-columns-repeated="15" table:style-name="ce6"/>
            <table:table-cell table:style-name="ce6" office:value-type="float" office:value="1">
              <text:p>1</text:p>
            </table:table-cell>
            <table:table-cell table:style-name="ce6"/>
            <table:table-cell table:formula="of:=IF([.X42]&gt;0;[.B$134];1)*IF([.O42]&gt;0;[.O42];1)*IF([.Y42]=1;[.Y42]*[.B$136];1)*([.H42]*[.B$119]+[.I42]*[.B$120]+[.J42]*[.B$121]+[.K42]*[.B$122]+[.L42]*[.B$124]+[.M42]*[.B$124]+[.N42]*[.B$125]+[.P42]*[.B$126]+[.Q42]*[.B$127]+[.R42]*[.B$128]+[.S42]*[.B$129]+[.T42]*[.B$130]+[.U42]*[.B$131]+[.V42]*[.B$132]+[.W42]*[.B$133]+[.Z42]*[.B$137])" office:value-type="float" office:value="0.441">
              <text:p>0.441</text:p>
            </table:table-cell>
            <table:table-cell table:style-name="ce9" table:formula="of:=[.AA42]+[.G42]-[.E42]-[.F42]" office:value-type="float" office:value="0.441">
              <text:p>0.441</text:p>
            </table:table-cell>
            <table:table-cell table:style-name="ce11"/>
            <table:table-cell table:style-name="ce6" table:number-columns-repeated="995"/>
          </table:table-row>
        </table:table-row-group>
        <table:table-row table:style-name="ro1">
          <table:table-cell office:value-type="string">
            <text:p>Planetmender</text:p>
          </table:table-cell>
          <table:table-cell office:value-type="string">
            <text:p>S</text:p>
          </table:table-cell>
          <table:table-cell office:value-type="string">
            <text:p>Pay 3 Energy</text:p>
          </table:table-cell>
          <table:table-cell table:formula="of:=IF([.E43]&lt;5; 3; IF([.E43]&lt;7; 2; 1))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CEILING([.E43]*0.66;1)" office:value-type="float" office:value="5">
            <text:p>5</text:p>
          </table:table-cell>
          <table:table-cell table:number-columns-repeated="19"/>
          <table:table-cell table:formula="of:=IF([.X43]&gt;0;[.B$134];1)*IF([.O43]&gt;0;[.O43];1)*IF([.Y43]=1;[.Y43]*[.B$136];1)*([.H43]*[.B$119]+[.I43]*[.B$120]+[.J43]*[.B$121]+[.K43]*[.B$122]+[.L43]*[.B$124]+[.M43]*[.B$124]+[.N43]*[.B$125]+[.P43]*[.B$126]+[.Q43]*[.B$127]+[.R43]*[.B$128]+[.S43]*[.B$129]+[.T43]*[.B$130]+[.U43]*[.B$131]+[.V43]*[.B$132]+[.W43]*[.B$133]+[.Z43]*[.B$137])" office:value-type="float" office:value="0">
            <text:p>0</text:p>
          </table:table-cell>
          <table:table-cell table:style-name="ce9" table:formula="of:=[.AA43]+[.G43]-[.E43]-[.F43]" office:value-type="float" office:value="-2">
            <text:p>-2</text:p>
          </table:table-cell>
          <table:table-cell table:formula="of:=[.AB43]" office:value-type="float" office:value="-2">
            <text:p>-2</text:p>
          </table:table-cell>
          <table:table-cell table:number-columns-repeated="995"/>
        </table:table-row>
        <table:table-row table:style-name="ro1">
          <table:table-cell office:value-type="string">
            <text:p>Black Hole Collector</text:p>
          </table:table-cell>
          <table:table-cell office:value-type="string">
            <text:p>S</text:p>
          </table:table-cell>
          <table:table-cell office:value-type="string">
            <text:p>Pay X Energy. Gain 3 credits for each energy paid</text:p>
          </table:table-cell>
          <table:table-cell table:formula="of:=IF([.E44]&lt;5; 3; IF([.E44]&lt;7; 2; 1))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table:formula="of:=CEILING([.E44]*0.66;1)" office:value-type="float" office:value="6">
            <text:p>6</text:p>
          </table:table-cell>
          <table:table-cell table:number-columns-repeated="19"/>
          <table:table-cell table:formula="of:=IF([.X44]&gt;0;[.B$134];1)*IF([.O44]&gt;0;[.O44];1)*IF([.Y44]=1;[.Y44]*[.B$136];1)*([.H44]*[.B$119]+[.I44]*[.B$120]+[.J44]*[.B$121]+[.K44]*[.B$122]+[.L44]*[.B$124]+[.M44]*[.B$124]+[.N44]*[.B$125]+[.P44]*[.B$126]+[.Q44]*[.B$127]+[.R44]*[.B$128]+[.S44]*[.B$129]+[.T44]*[.B$130]+[.U44]*[.B$131]+[.V44]*[.B$132]+[.W44]*[.B$133]+[.Z44]*[.B$137])" office:value-type="float" office:value="0">
            <text:p>0</text:p>
          </table:table-cell>
          <table:table-cell table:style-name="ce9" table:formula="of:=[.AA44]+[.G44]-[.E44]-[.F44]" office:value-type="float" office:value="-2">
            <text:p>-2</text:p>
          </table:table-cell>
          <table:table-cell table:formula="of:=[.AB44]" office:value-type="float" office:value="-2">
            <text:p>-2</text:p>
          </table:table-cell>
          <table:table-cell table:number-columns-repeated="995"/>
        </table:table-row>
        <table:table-row-group>
          <table:table-row table:style-name="ro1">
            <table:table-cell office:value-type="string">
              <text:p>Vega High Command</text:p>
            </table:table-cell>
            <table:table-cell office:value-type="string">
              <text:p>S</text:p>
            </table:table-cell>
            <table:table-cell office:value-type="string">
              <text:p>You may pay 5 less Credits and 5 less Strength for each planet colonized this turn</text:p>
            </table:table-cell>
            <table:table-cell table:formula="of:=IF([.E45]&lt;5; 3; IF([.E45]&lt;7; 2; 1))" office:value-type="float" office:value="1">
              <text:p>1</text:p>
            </table:table-cell>
            <table:table-cell office:value-type="float" office:value="9">
              <text:p>9</text:p>
            </table:table-cell>
            <table:table-cell/>
            <table:table-cell table:formula="of:=CEILING([.E45]*0.66;1)" office:value-type="float" office:value="6">
              <text:p>6</text:p>
            </table:table-cell>
            <table:table-cell/>
            <table:table-cell table:number-columns-repeated="2" office:value-type="float" office:value="5">
              <text:p>5</text:p>
            </table:table-cell>
            <table:table-cell table:number-columns-repeated="16"/>
            <table:table-cell table:formula="of:=IF([.X45]&gt;0;[.B$134];1)*IF([.O45]&gt;0;[.O45];1)*IF([.Y45]=1;[.Y45]*[.B$136];1)*([.H45]*[.B$119]+[.I45]*[.B$120]+[.J45]*[.B$121]+[.K45]*[.B$122]+[.L45]*[.B$124]+[.M45]*[.B$124]+[.N45]*[.B$125]+[.P45]*[.B$126]+[.Q45]*[.B$127]+[.R45]*[.B$128]+[.S45]*[.B$129]+[.T45]*[.B$130]+[.U45]*[.B$131]+[.V45]*[.B$132]+[.W45]*[.B$133]+[.Z45]*[.B$137])" office:value-type="float" office:value="6.5">
              <text:p>6.5</text:p>
            </table:table-cell>
            <table:table-cell table:style-name="ce9" table:formula="of:=[.AA45]+[.G45]-[.E45]-[.F45]" office:value-type="float" office:value="3.5">
              <text:p>3.5</text:p>
            </table:table-cell>
            <table:table-cell table:formula="of:=[.AB45]+[.AB46]" office:value-type="float" office:value="4.04">
              <text:p>4.04</text:p>
            </table:table-cell>
            <table:table-cell table:number-columns-repeated="995"/>
          </table:table-row>
          <table:table-row table:style-name="ro1">
            <table:table-cell table:style-name="ce1" office:value-type="string">
              <text:p>Ally</text:p>
            </table:table-cell>
            <table:table-cell office:value-type="string">
              <text:p>S</text:p>
            </table:table-cell>
            <table:table-cell office:value-type="string">
              <text:p>Gain 3 Energy</text:p>
            </table:table-cell>
            <table:table-cell/>
            <table:table-cell table:number-columns-repeated="6"/>
            <table:table-cell office:value-type="float" office:value="3">
              <text:p>3</text:p>
            </table:table-cell>
            <table:table-cell table:number-columns-repeated="13"/>
            <table:table-cell office:value-type="float" office:value="1">
              <text:p>1</text:p>
            </table:table-cell>
            <table:table-cell/>
            <table:table-cell table:formula="of:=IF([.X46]&gt;0;[.B$134];1)*IF([.O46]&gt;0;[.O46];1)*IF([.Y46]=1;[.Y46]*[.B$136];1)*([.H46]*[.B$119]+[.I46]*[.B$120]+[.J46]*[.B$121]+[.K46]*[.B$122]+[.L46]*[.B$124]+[.M46]*[.B$124]+[.N46]*[.B$125]+[.P46]*[.B$126]+[.Q46]*[.B$127]+[.R46]*[.B$128]+[.S46]*[.B$129]+[.T46]*[.B$130]+[.U46]*[.B$131]+[.V46]*[.B$132]+[.W46]*[.B$133]+[.Z46]*[.B$137])" office:value-type="float" office:value="0.54">
              <text:p>0.54</text:p>
            </table:table-cell>
            <table:table-cell table:style-name="ce9" table:formula="of:=[.AA46]+[.G46]-[.E46]-[.F46]" office:value-type="float" office:value="0.54">
              <text:p>0.54</text:p>
            </table:table-cell>
            <table:table-cell table:number-columns-repeated="996"/>
          </table:table-row>
        </table:table-row-group>
        <table:table-row table:style-name="ro1">
          <table:table-cell table:style-name="ce2" office:value-type="string">
            <text:p>Total</text:p>
          </table:table-cell>
          <table:table-cell table:style-name="ce5" table:number-columns-repeated="2"/>
          <table:table-cell table:style-name="ce5" table:formula="of:=SUM([.D34:.D46])" office:value-type="float" office:value="21">
            <text:p>21</text:p>
          </table:table-cell>
          <table:table-cell table:number-columns-repeated="3" table:style-name="ce5"/>
          <table:table-cell table:style-name="ce5" table:formula="of:=SUM([.H34:.H45])" office:value-type="float" office:value="7">
            <text:p>7</text:p>
          </table:table-cell>
          <table:table-cell table:style-name="ce5" table:formula="of:=SUM([.I34:.I45])" office:value-type="float" office:value="20">
            <text:p>20</text:p>
          </table:table-cell>
          <table:table-cell table:style-name="ce5" table:formula="of:=SUM([.J34:.J45])" office:value-type="float" office:value="6">
            <text:p>6</text:p>
          </table:table-cell>
          <table:table-cell table:style-name="ce5" table:formula="of:=SUM([.K34:.K45])" office:value-type="float" office:value="2">
            <text:p>2</text:p>
          </table:table-cell>
          <table:table-cell table:style-name="ce5"/>
          <table:table-cell table:style-name="ce5" table:formula="of:=SUM([.M34:.M45])" office:value-type="float" office:value="0">
            <text:p>0</text:p>
          </table:table-cell>
          <table:table-cell table:style-name="ce5" table:formula="of:=SUM([.N34:.N45])" office:value-type="float" office:value="9">
            <text:p>9</text:p>
          </table:table-cell>
          <table:table-cell table:style-name="ce5" table:formula="of:=SUM([.O34:.O45])" office:value-type="float" office:value="0">
            <text:p>0</text:p>
          </table:table-cell>
          <table:table-cell table:style-name="ce5" table:formula="of:=SUM([.P34:.P45])" office:value-type="float" office:value="0">
            <text:p>0</text:p>
          </table:table-cell>
          <table:table-cell table:style-name="ce5" table:formula="of:=SUM([.Q34:.Q45])" office:value-type="float" office:value="0">
            <text:p>0</text:p>
          </table:table-cell>
          <table:table-cell table:style-name="ce5" table:formula="of:=SUM([.R34:.R45])" office:value-type="float" office:value="0">
            <text:p>0</text:p>
          </table:table-cell>
          <table:table-cell table:style-name="ce5" table:formula="of:=SUM([.S34:.S45])" office:value-type="float" office:value="2">
            <text:p>2</text:p>
          </table:table-cell>
          <table:table-cell table:style-name="ce5" table:formula="of:=SUM([.T34:.T45])" office:value-type="float" office:value="0">
            <text:p>0</text:p>
          </table:table-cell>
          <table:table-cell table:style-name="ce5" table:formula="of:=SUM([.U34:.U45])" office:value-type="float" office:value="0">
            <text:p>0</text:p>
          </table:table-cell>
          <table:table-cell table:style-name="ce5" table:formula="of:=SUM([.V34:.V45])" office:value-type="float" office:value="0">
            <text:p>0</text:p>
          </table:table-cell>
          <table:table-cell table:style-name="ce5" table:formula="of:=SUM([.W34:.W45])" office:value-type="float" office:value="0">
            <text:p>0</text:p>
          </table:table-cell>
          <table:table-cell table:style-name="ce5" table:formula="of:=SUM([.X34:.X45])" office:value-type="float" office:value="0">
            <text:p>0</text:p>
          </table:table-cell>
          <table:table-cell table:style-name="ce5" table:formula="of:=SUM([.Y34:.Y45])" office:value-type="float" office:value="2">
            <text:p>2</text:p>
          </table:table-cell>
          <table:table-cell table:style-name="ce5" table:formula="of:=SUM([.Z34:.Z45])" office:value-type="float" office:value="0">
            <text:p>0</text:p>
          </table:table-cell>
          <table:table-cell table:formula="of:=IF([.X47]&gt;0;[.B$134];1)*IF([.O47]&gt;0;[.O47];1)*IF([.Y47]=1;[.Y47]*[.B$136];1)*([.H47]*[.B$119]+[.I47]*[.B$120]+[.J47]*[.B$121]+[.K47]*[.B$122]+[.L47]*[.B$124]+[.M47]*[.B$124]+[.N47]*[.B$125]+[.P47]*[.B$126]+[.Q47]*[.B$127]+[.R47]*[.B$128]+[.S47]*[.B$129]+[.T47]*[.B$130]+[.U47]*[.B$131]+[.V47]*[.B$132]+[.W47]*[.B$133]+[.Z47]*[.B$137])" office:value-type="float" office:value="20.29">
            <text:p>20.29</text:p>
          </table:table-cell>
          <table:table-cell table:style-name="ce9" table:formula="of:=[.AA47]+[.G47]-[.E47]-[.F47]" office:value-type="float" office:value="20.29">
            <text:p>20.29</text:p>
          </table:table-cell>
          <table:table-cell table:formula="of:=[.AB47]" office:value-type="float" office:value="20.29">
            <text:p>20.29</text:p>
          </table:table-cell>
          <table:table-cell table:number-columns-repeated="995"/>
        </table:table-row>
        <table:table-row table:style-name="ro1">
          <table:table-cell office:value-type="string">
            <text:p>Rogue Alliance</text:p>
          </table:table-cell>
          <table:table-cell table:number-columns-repeated="3"/>
          <table:table-cell table:number-columns-repeated="22"/>
          <table:table-cell table:formula="of:=IF([.X48]&gt;0;[.B$134];1)*IF([.O48]&gt;0;[.O48];1)*IF([.Y48]=1;[.Y48]*[.B$136];1)*([.H48]*[.B$119]+[.I48]*[.B$120]+[.J48]*[.B$121]+[.K48]*[.B$122]+[.L48]*[.B$124]+[.M48]*[.B$124]+[.N48]*[.B$125]+[.P48]*[.B$126]+[.Q48]*[.B$127]+[.R48]*[.B$128]+[.S48]*[.B$129]+[.T48]*[.B$130]+[.U48]*[.B$131]+[.V48]*[.B$132]+[.W48]*[.B$133]+[.Z48]*[.B$137])" office:value-type="float" office:value="0">
            <text:p>0</text:p>
          </table:table-cell>
          <table:table-cell table:style-name="ce9" table:formula="of:=[.AA48]+[.G48]-[.E48]-[.F48]" office:value-type="float" office:value="0">
            <text:p>0</text:p>
          </table:table-cell>
          <table:table-cell table:formula="of:=[.AB48]"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string">
            <text:p>“Micky” Micro Cruiser</text:p>
          </table:table-cell>
          <table:table-cell office:value-type="string">
            <text:p>RA</text:p>
          </table:table-cell>
          <table:table-cell office:value-type="string">
            <text:p>Pay 1 Energy. Gain 2 Credits OR 2 Strength</text:p>
          </table:table-cell>
          <table:table-cell table:formula="of:=IF([.E49]&lt;5; 3; IF([.E49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FLOOR([.E49]/3+1;1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/>
          <table:table-cell table:formula="of:=IF([.X49]&gt;0;[.B$134];1)*IF([.O49]&gt;0;[.O49];1)*IF([.Y49]=1;[.Y49]*[.B$136];1)*([.H49]*[.B$119]+[.I49]*[.B$120]+[.J49]*[.B$121]+[.K49]*[.B$122]+[.L49]*[.B$124]+[.M49]*[.B$124]+[.N49]*[.B$125]+[.P49]*[.B$126]+[.Q49]*[.B$127]+[.R49]*[.B$128]+[.S49]*[.B$129]+[.T49]*[.B$130]+[.U49]*[.B$131]+[.V49]*[.B$132]+[.W49]*[.B$133]+[.Z49]*[.B$137])" office:value-type="float" office:value="1.362">
            <text:p>1.362</text:p>
          </table:table-cell>
          <table:table-cell table:style-name="ce9" table:formula="of:=[.AA49]+[.G49]-[.E49]-[.F49]" office:value-type="float" office:value="1.362">
            <text:p>1.362</text:p>
          </table:table-cell>
          <table:table-cell table:formula="of:=[.AB49]" office:value-type="float" office:value="1.362">
            <text:p>1.362</text:p>
          </table:table-cell>
          <table:table-cell office:value-type="string">
            <text:p>The copyright force is strong with this one</text:p>
          </table:table-cell>
          <table:table-cell table:number-columns-repeated="994"/>
        </table:table-row>
        <table:table-row table:style-name="ro1">
          <table:table-cell office:value-type="string">
            <text:p>Nebulon Hopper</text:p>
          </table:table-cell>
          <table:table-cell office:value-type="string">
            <text:p>RA</text:p>
          </table:table-cell>
          <table:table-cell office:value-type="string">
            <text:p>Gain 2 Energy. Retain</text:p>
          </table:table-cell>
          <table:table-cell table:formula="of:=IF([.E50]&lt;5; 3; IF([.E50]&lt;7; 2; 1))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FLOOR([.E50]/3+1;1)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table:formula="of:=IF([.X50]&gt;0;[.B$134];1)*IF([.O50]&gt;0;[.O50];1)*IF([.Y50]=1;[.Y50]*[.B$136];1)*([.H50]*[.B$119]+[.I50]*[.B$120]+[.J50]*[.B$121]+[.K50]*[.B$122]+[.L50]*[.B$124]+[.M50]*[.B$124]+[.N50]*[.B$125]+[.P50]*[.B$126]+[.Q50]*[.B$127]+[.R50]*[.B$128]+[.S50]*[.B$129]+[.T50]*[.B$130]+[.U50]*[.B$131]+[.V50]*[.B$132]+[.W50]*[.B$133]+[.Z50]*[.B$137])" office:value-type="float" office:value="2.3">
            <text:p>2.3</text:p>
          </table:table-cell>
          <table:table-cell table:style-name="ce9" table:formula="of:=[.AA50]+[.G50]-[.E50]-[.F50]" office:value-type="float" office:value="1.3">
            <text:p>1.3</text:p>
          </table:table-cell>
          <table:table-cell table:formula="of:=[.AB50]" office:value-type="float" office:value="1.3">
            <text:p>1.3</text:p>
          </table:table-cell>
          <table:table-cell table:number-columns-repeated="995"/>
        </table:table-row>
        <table:table-row-group>
          <table:table-row table:style-name="ro1">
            <table:table-cell office:value-type="string">
              <text:p>Metallic Hydrogen Supplier</text:p>
            </table:table-cell>
            <table:table-cell office:value-type="string">
              <text:p>RA</text:p>
            </table:table-cell>
            <table:table-cell office:value-type="string">
              <text:p>Gain 1 Credit. You may scrap a card in your hand or discard pile</text:p>
            </table:table-cell>
            <table:table-cell table:formula="of:=IF([.E51]&lt;5; 3; IF([.E51]&lt;7; 2; 1))" office:value-type="float" office:value="3">
              <text:p>3</text:p>
            </table:table-cell>
            <table:table-cell office:value-type="float" office:value="3">
              <text:p>3</text:p>
            </table:table-cell>
            <table:table-cell/>
            <table:table-cell table:formula="of:=FLOOR([.E51]/3+1;1)" office:value-type="float" office:value="2">
              <text:p>2</text:p>
            </table:table-cell>
            <table:table-cell/>
            <table:table-cell office:value-type="float" office:value="1">
              <text:p>1</text:p>
            </table:table-cell>
            <table:table-cell table:number-columns-repeated="8"/>
            <table:table-cell office:value-type="float" office:value="1">
              <text:p>1</text:p>
            </table:table-cell>
            <table:table-cell table:number-columns-repeated="8"/>
            <table:table-cell table:formula="of:=IF([.X51]&gt;0;[.B$134];1)*IF([.O51]&gt;0;[.O51];1)*IF([.Y51]=1;[.Y51]*[.B$136];1)*([.H51]*[.B$119]+[.I51]*[.B$120]+[.J51]*[.B$121]+[.K51]*[.B$122]+[.L51]*[.B$124]+[.M51]*[.B$124]+[.N51]*[.B$125]+[.P51]*[.B$126]+[.Q51]*[.B$127]+[.R51]*[.B$128]+[.S51]*[.B$129]+[.T51]*[.B$130]+[.U51]*[.B$131]+[.V51]*[.B$132]+[.W51]*[.B$133]+[.Z51]*[.B$137])" office:value-type="float" office:value="1.7">
              <text:p>1.7</text:p>
            </table:table-cell>
            <table:table-cell table:style-name="ce9" table:formula="of:=[.AA51]+[.G51]-[.E51]-[.F51]" office:value-type="float" office:value="0.7">
              <text:p>0.7</text:p>
            </table:table-cell>
            <table:table-cell table:formula="of:=[.AB51]+[.AB52]" office:value-type="float" office:value="0.931">
              <text:p>0.931</text:p>
            </table:table-cell>
            <table:table-cell table:number-columns-repeated="995"/>
          </table:table-row>
          <table:table-row table:style-name="ro1">
            <table:table-cell table:style-name="ce1" office:value-type="string">
              <text:p>Ally</text:p>
            </table:table-cell>
            <table:table-cell office:value-type="string">
              <text:p>RA</text:p>
            </table:table-cell>
            <table:table-cell office:value-type="string">
              <text:p>Pay 1 Energy to scrap a card in your hand or discard pile</text:p>
            </table:table-cell>
            <table:table-cell/>
            <table:table-cell table:number-columns-repeated="3"/>
            <table:table-cell office:value-type="float" office:value="1">
              <text:p>1</text:p>
            </table:table-cell>
            <table:table-cell table:number-columns-repeated="9"/>
            <table:table-cell office:value-type="float" office:value="1">
              <text:p>1</text:p>
            </table:table-cell>
            <table:table-cell table:number-columns-repeated="6"/>
            <table:table-cell office:value-type="float" office:value="1">
              <text:p>1</text:p>
            </table:table-cell>
            <table:table-cell/>
            <table:table-cell table:formula="of:=IF([.X52]&gt;0;[.B$134];1)*IF([.O52]&gt;0;[.O52];1)*IF([.Y52]=1;[.Y52]*[.B$136];1)*([.H52]*[.B$119]+[.I52]*[.B$120]+[.J52]*[.B$121]+[.K52]*[.B$122]+[.L52]*[.B$124]+[.M52]*[.B$124]+[.N52]*[.B$125]+[.P52]*[.B$126]+[.Q52]*[.B$127]+[.R52]*[.B$128]+[.S52]*[.B$129]+[.T52]*[.B$130]+[.U52]*[.B$131]+[.V52]*[.B$132]+[.W52]*[.B$133]+[.Z52]*[.B$137])" office:value-type="float" office:value="0.231">
              <text:p>0.231</text:p>
            </table:table-cell>
            <table:table-cell table:style-name="ce9" table:formula="of:=[.AA52]+[.G52]-[.E52]-[.F52]" office:value-type="float" office:value="0.231">
              <text:p>0.231</text:p>
            </table:table-cell>
            <table:table-cell table:number-columns-repeated="996"/>
          </table:table-row>
        </table:table-row-group>
        <table:table-row table:style-name="ro1">
          <table:table-cell/>
          <table:table-cell office:value-type="string">
            <text:p>RA</text:p>
          </table:table-cell>
          <table:table-cell office:value-type="string">
            <text:p>Pay 2 Energy to gain 4 Credits or Strength</text:p>
          </table:table-cell>
          <table:table-cell table:formula="of:=IF([.E53]&lt;5; 3; IF([.E53]&lt;7; 2; 1))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FLOOR([.E53]/3+1;1)" office:value-type="float" office:value="2">
            <text:p>2</text:p>
          </table:table-cell>
          <table:table-cell table:number-columns-repeated="3" office:value-type="float" office:value="2">
            <text:p>2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/>
          <table:table-cell table:formula="of:=IF([.X53]&gt;0;[.B$134];1)*IF([.O53]&gt;0;[.O53];1)*IF([.Y53]=1;[.Y53]*[.B$136];1)*([.H53]*[.B$119]+[.I53]*[.B$120]+[.J53]*[.B$121]+[.K53]*[.B$122]+[.L53]*[.B$124]+[.M53]*[.B$124]+[.N53]*[.B$125]+[.P53]*[.B$126]+[.Q53]*[.B$127]+[.R53]*[.B$128]+[.S53]*[.B$129]+[.T53]*[.B$130]+[.U53]*[.B$131]+[.V53]*[.B$132]+[.W53]*[.B$133]+[.Z53]*[.B$137])" office:value-type="float" office:value="1.164">
            <text:p>1.164</text:p>
          </table:table-cell>
          <table:table-cell table:style-name="ce9" table:formula="of:=[.AA53]+[.G53]-[.E53]-[.F53]" office:value-type="float" office:value="-0.835999999999999">
            <text:p>-0.836</text:p>
          </table:table-cell>
          <table:table-cell table:formula="of:=[.AB53]" office:value-type="float" office:value="-0.835999999999999">
            <text:p>-0.836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RA</text:p>
          </table:table-cell>
          <table:table-cell/>
          <table:table-cell table:formula="of:=IF([.E54]&lt;5; 3; IF([.E54]&lt;7; 2; 1))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FLOOR([.E54]/3+1;1)" office:value-type="float" office:value="2">
            <text:p>2</text:p>
          </table:table-cell>
          <table:table-cell table:number-columns-repeated="19"/>
          <table:table-cell table:formula="of:=IF([.X54]&gt;0;[.B$134];1)*IF([.O54]&gt;0;[.O54];1)*IF([.Y54]=1;[.Y54]*[.B$136];1)*([.H54]*[.B$119]+[.I54]*[.B$120]+[.J54]*[.B$121]+[.K54]*[.B$122]+[.L54]*[.B$124]+[.M54]*[.B$124]+[.N54]*[.B$125]+[.P54]*[.B$126]+[.Q54]*[.B$127]+[.R54]*[.B$128]+[.S54]*[.B$129]+[.T54]*[.B$130]+[.U54]*[.B$131]+[.V54]*[.B$132]+[.W54]*[.B$133]+[.Z54]*[.B$137])" office:value-type="float" office:value="0">
            <text:p>0</text:p>
          </table:table-cell>
          <table:table-cell table:style-name="ce9" table:formula="of:=[.AA54]+[.G54]-[.E54]-[.F54]" office:value-type="float" office:value="-3">
            <text:p>-3</text:p>
          </table:table-cell>
          <table:table-cell table:formula="of:=[.AB54]" office:value-type="float" office:value="-3">
            <text:p>-3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RA</text:p>
          </table:table-cell>
          <table:table-cell/>
          <table:table-cell table:formula="of:=IF([.E55]&lt;5; 3; IF([.E55]&lt;7; 2; 1))"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FLOOR([.E55]/3+1;1)" office:value-type="float" office:value="3">
            <text:p>3</text:p>
          </table:table-cell>
          <table:table-cell table:number-columns-repeated="19"/>
          <table:table-cell table:formula="of:=IF([.X55]&gt;0;[.B$134];1)*IF([.O55]&gt;0;[.O55];1)*IF([.Y55]=1;[.Y55]*[.B$136];1)*([.H55]*[.B$119]+[.I55]*[.B$120]+[.J55]*[.B$121]+[.K55]*[.B$122]+[.L55]*[.B$124]+[.M55]*[.B$124]+[.N55]*[.B$125]+[.P55]*[.B$126]+[.Q55]*[.B$127]+[.R55]*[.B$128]+[.S55]*[.B$129]+[.T55]*[.B$130]+[.U55]*[.B$131]+[.V55]*[.B$132]+[.W55]*[.B$133]+[.Z55]*[.B$137])" office:value-type="float" office:value="0">
            <text:p>0</text:p>
          </table:table-cell>
          <table:table-cell table:style-name="ce9" table:formula="of:=[.AA55]+[.G55]-[.E55]-[.F55]" office:value-type="float" office:value="-3">
            <text:p>-3</text:p>
          </table:table-cell>
          <table:table-cell table:formula="of:=[.AB55]" office:value-type="float" office:value="-3">
            <text:p>-3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RA</text:p>
          </table:table-cell>
          <table:table-cell/>
          <table:table-cell table:formula="of:=IF([.E56]&lt;5; 3; IF([.E56]&lt;7; 2; 1))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FLOOR([.E56]/3+1;1)" office:value-type="float" office:value="3">
            <text:p>3</text:p>
          </table:table-cell>
          <table:table-cell table:number-columns-repeated="19"/>
          <table:table-cell table:formula="of:=IF([.X56]&gt;0;[.B$134];1)*IF([.O56]&gt;0;[.O56];1)*IF([.Y56]=1;[.Y56]*[.B$136];1)*([.H56]*[.B$119]+[.I56]*[.B$120]+[.J56]*[.B$121]+[.K56]*[.B$122]+[.L56]*[.B$124]+[.M56]*[.B$124]+[.N56]*[.B$125]+[.P56]*[.B$126]+[.Q56]*[.B$127]+[.R56]*[.B$128]+[.S56]*[.B$129]+[.T56]*[.B$130]+[.U56]*[.B$131]+[.V56]*[.B$132]+[.W56]*[.B$133]+[.Z56]*[.B$137])" office:value-type="float" office:value="0">
            <text:p>0</text:p>
          </table:table-cell>
          <table:table-cell table:style-name="ce9" table:formula="of:=[.AA56]+[.G56]-[.E56]-[.F56]" office:value-type="float" office:value="-4">
            <text:p>-4</text:p>
          </table:table-cell>
          <table:table-cell table:formula="of:=[.AB56]" office:value-type="float" office:value="-4">
            <text:p>-4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RA</text:p>
          </table:table-cell>
          <table:table-cell/>
          <table:table-cell table:formula="of:=IF([.E57]&lt;5; 3; IF([.E57]&lt;7; 2; 1))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table:formula="of:=FLOOR([.E57]/3+1;1)" office:value-type="float" office:value="3">
            <text:p>3</text:p>
          </table:table-cell>
          <table:table-cell table:number-columns-repeated="19"/>
          <table:table-cell table:formula="of:=IF([.X57]&gt;0;[.B$134];1)*IF([.O57]&gt;0;[.O57];1)*IF([.Y57]=1;[.Y57]*[.B$136];1)*([.H57]*[.B$119]+[.I57]*[.B$120]+[.J57]*[.B$121]+[.K57]*[.B$122]+[.L57]*[.B$124]+[.M57]*[.B$124]+[.N57]*[.B$125]+[.P57]*[.B$126]+[.Q57]*[.B$127]+[.R57]*[.B$128]+[.S57]*[.B$129]+[.T57]*[.B$130]+[.U57]*[.B$131]+[.V57]*[.B$132]+[.W57]*[.B$133]+[.Z57]*[.B$137])" office:value-type="float" office:value="0">
            <text:p>0</text:p>
          </table:table-cell>
          <table:table-cell table:style-name="ce9" table:formula="of:=[.AA57]+[.G57]-[.E57]-[.F57]" office:value-type="float" office:value="-5">
            <text:p>-5</text:p>
          </table:table-cell>
          <table:table-cell table:formula="of:=[.AB57]" office:value-type="float" office:value="-5">
            <text:p>-5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RA</text:p>
          </table:table-cell>
          <table:table-cell office:value-type="string">
            <text:p>Colonize any planet for free</text:p>
          </table:table-cell>
          <table:table-cell table:formula="of:=IF([.E58]&lt;5; 3; IF([.E58]&lt;7; 2; 1))"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formula="of:=FLOOR([.E58]/3+1;1)" office:value-type="float" office:value="4">
            <text:p>4</text:p>
          </table:table-cell>
          <table:table-cell table:number-columns-repeated="18"/>
          <table:table-cell table:formula="of:=[.G84]*1.25" office:value-type="float" office:value="9.51086956521739">
            <text:p>9.5108695652</text:p>
          </table:table-cell>
          <table:table-cell table:formula="of:=IF([.X58]&gt;0;[.B$134];1)*IF([.O58]&gt;0;[.O58];1)*IF([.Y58]=1;[.Y58]*[.B$136];1)*([.H58]*[.B$119]+[.I58]*[.B$120]+[.J58]*[.B$121]+[.K58]*[.B$122]+[.L58]*[.B$124]+[.M58]*[.B$124]+[.N58]*[.B$125]+[.P58]*[.B$126]+[.Q58]*[.B$127]+[.R58]*[.B$128]+[.S58]*[.B$129]+[.T58]*[.B$130]+[.U58]*[.B$131]+[.V58]*[.B$132]+[.W58]*[.B$133]+[.Z58]*[.B$137])" office:value-type="float" office:value="9.51086956521739">
            <text:p>9.5108695652</text:p>
          </table:table-cell>
          <table:table-cell table:style-name="ce9" table:formula="of:=[.AA58]+[.G58]-[.E58]-[.F58]" office:value-type="float" office:value="4.51086956521739">
            <text:p>4.5108695652</text:p>
          </table:table-cell>
          <table:table-cell table:formula="of:=[.AB58]" office:value-type="float" office:value="4.51086956521739">
            <text:p>4.5108695652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Total</text:p>
          </table:table-cell>
          <table:table-cell table:style-name="ce5" table:number-columns-repeated="2"/>
          <table:table-cell table:style-name="ce5" table:formula="of:=SUM([.D49:.D58])" office:value-type="float" office:value="19">
            <text:p>19</text:p>
          </table:table-cell>
          <table:table-cell table:number-columns-repeated="3" table:style-name="ce5"/>
          <table:table-cell table:style-name="ce5" table:formula="of:=SUM([.H49:.H58])" office:value-type="float" office:value="4">
            <text:p>4</text:p>
          </table:table-cell>
          <table:table-cell table:style-name="ce5" table:formula="of:=SUM([.I49:.I58])" office:value-type="float" office:value="5">
            <text:p>5</text:p>
          </table:table-cell>
          <table:table-cell table:style-name="ce5" table:formula="of:=SUM([.J49:.J58])" office:value-type="float" office:value="4">
            <text:p>4</text:p>
          </table:table-cell>
          <table:table-cell table:style-name="ce5" table:formula="of:=SUM([.K49:.K58])" office:value-type="float" office:value="2">
            <text:p>2</text:p>
          </table:table-cell>
          <table:table-cell table:style-name="ce5"/>
          <table:table-cell table:style-name="ce5" table:formula="of:=SUM([.M49:.M58])" office:value-type="float" office:value="0">
            <text:p>0</text:p>
          </table:table-cell>
          <table:table-cell table:style-name="ce5" table:formula="of:=SUM([.N49:.N58])" office:value-type="float" office:value="0">
            <text:p>0</text:p>
          </table:table-cell>
          <table:table-cell table:style-name="ce5" table:formula="of:=SUM([.O49:.O58])" office:value-type="float" office:value="0">
            <text:p>0</text:p>
          </table:table-cell>
          <table:table-cell table:style-name="ce5" table:formula="of:=SUM([.P49:.P58])" office:value-type="float" office:value="1">
            <text:p>1</text:p>
          </table:table-cell>
          <table:table-cell table:style-name="ce5" table:formula="of:=SUM([.Q49:.Q58])" office:value-type="float" office:value="0">
            <text:p>0</text:p>
          </table:table-cell>
          <table:table-cell table:style-name="ce5" table:formula="of:=SUM([.R49:.R58])" office:value-type="float" office:value="2">
            <text:p>2</text:p>
          </table:table-cell>
          <table:table-cell table:style-name="ce5" table:formula="of:=SUM([.S49:.S58])" office:value-type="float" office:value="0">
            <text:p>0</text:p>
          </table:table-cell>
          <table:table-cell table:style-name="ce5" table:formula="of:=SUM([.T49:.T58])" office:value-type="float" office:value="0">
            <text:p>0</text:p>
          </table:table-cell>
          <table:table-cell table:style-name="ce5" table:formula="of:=SUM([.U49:.U58])" office:value-type="float" office:value="0">
            <text:p>0</text:p>
          </table:table-cell>
          <table:table-cell table:style-name="ce5" table:formula="of:=SUM([.V49:.V58])" office:value-type="float" office:value="0">
            <text:p>0</text:p>
          </table:table-cell>
          <table:table-cell table:style-name="ce5" table:formula="of:=SUM([.W49:.W58])" office:value-type="float" office:value="1">
            <text:p>1</text:p>
          </table:table-cell>
          <table:table-cell table:style-name="ce5" table:formula="of:=SUM([.X49:.X58])" office:value-type="float" office:value="2">
            <text:p>2</text:p>
          </table:table-cell>
          <table:table-cell table:style-name="ce5" table:formula="of:=SUM([.Y49:.Y58])" office:value-type="float" office:value="1">
            <text:p>1</text:p>
          </table:table-cell>
          <table:table-cell table:style-name="ce5" table:formula="of:=SUM([.Z49:.Z58])" office:value-type="float" office:value="9.51086956521739">
            <text:p>9.5108695652</text:p>
          </table:table-cell>
          <table:table-cell table:formula="of:=IF([.X59]&gt;0;[.B$134];1)*IF([.O59]&gt;0;[.O59];1)*IF([.Y59]=1;[.Y59]*[.B$136];1)*([.H59]*[.B$119]+[.I59]*[.B$120]+[.J59]*[.B$121]+[.K59]*[.B$122]+[.L59]*[.B$124]+[.M59]*[.B$124]+[.N59]*[.B$125]+[.P59]*[.B$126]+[.Q59]*[.B$127]+[.R59]*[.B$128]+[.S59]*[.B$129]+[.T59]*[.B$130]+[.U59]*[.B$131]+[.V59]*[.B$132]+[.W59]*[.B$133]+[.Z59]*[.B$137])" office:value-type="float" office:value="3.32835652173913">
            <text:p>3.3283565217</text:p>
          </table:table-cell>
          <table:table-cell table:style-name="ce9" table:formula="of:=[.AA59]+[.G59]-[.E59]-[.F59]" office:value-type="float" office:value="3.32835652173913">
            <text:p>3.3283565217</text:p>
          </table:table-cell>
          <table:table-cell table:formula="of:=[.AB59]" office:value-type="float" office:value="3.32835652173913">
            <text:p>3.3283565217</text:p>
          </table:table-cell>
          <table:table-cell table:number-columns-repeated="995"/>
        </table:table-row>
        <table:table-row table:style-name="ro1">
          <table:table-cell office:value-type="string">
            <text:p>Planets</text:p>
          </table:table-cell>
          <table:table-cell table:number-columns-repeated="3"/>
          <table:table-cell table:number-columns-repeated="22"/>
          <table:table-cell table:formula="of:=IF([.X60]&gt;0;[.B$134];1)*IF([.O60]&gt;0;[.O60];1)*IF([.Y60]=1;[.Y60]*[.B$136];1)*([.H60]*[.B$119]+[.I60]*[.B$120]+[.J60]*[.B$121]+[.K60]*[.B$122]+[.L60]*[.B$124]+[.M60]*[.B$124]+[.N60]*[.B$125]+[.P60]*[.B$126]+[.Q60]*[.B$127]+[.R60]*[.B$128]+[.S60]*[.B$129]+[.T60]*[.B$130]+[.U60]*[.B$131]+[.V60]*[.B$132]+[.W60]*[.B$133]+[.Z60]*[.B$137])" office:value-type="float" office:value="0">
            <text:p>0</text:p>
          </table:table-cell>
          <table:table-cell table:style-name="ce9" table:formula="of:=[.AA60]+[.G60]-[.E60]-[.F60]" office:value-type="float" office:value="0">
            <text:p>0</text:p>
          </table:table-cell>
          <table:table-cell table:formula="of:=[.AB60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Plutonia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formula="of:=CEILING(([.E61]+[.F61])*0.75;1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7"/>
          <table:table-cell table:formula="of:=IF([.X61]&gt;0;[.B$134];1)*IF([.O61]&gt;0;[.O61];1)*IF([.Y61]=1;[.Y61]*[.B$136];1)*([.H61]*[.B$119]+[.I61]*[.B$120]+[.J61]*[.B$121]+[.K61]*[.B$122]+[.L61]*[.B$124]+[.M61]*[.B$124]+[.N61]*[.B$125]+[.P61]*[.B$126]+[.Q61]*[.B$127]+[.R61]*[.B$128]+[.S61]*[.B$129]+[.T61]*[.B$130]+[.U61]*[.B$131]+[.V61]*[.B$132]+[.W61]*[.B$133]+[.Z61]*[.B$137])" office:value-type="float" office:value="0.87">
            <text:p>0.87</text:p>
          </table:table-cell>
          <table:table-cell table:style-name="ce9" table:formula="of:=[.AA61]+[.G61]-[.E61]-[.F61]" office:value-type="float" office:value="-0.13">
            <text:p>-0.13</text:p>
          </table:table-cell>
          <table:table-cell table:formula="of:=[.AB61]" office:value-type="float" office:value="-0.13">
            <text:p>-0.13</text:p>
          </table:table-cell>
          <table:table-cell/>
          <table:table-cell office:value-type="string">
            <text:p>Pluto</text:p>
          </table:table-cell>
          <table:table-cell table:number-columns-repeated="993"/>
        </table:table-row>
        <table:table-row table:style-name="ro1">
          <table:table-cell table:style-name="Default" office:value-type="string">
            <text:p>Ringworld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formula="of:=CEILING(([.E62]+[.F62])*0.75;1)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6"/>
          <table:table-cell table:formula="of:=IF([.X62]&gt;0;[.B$134];1)*IF([.O62]&gt;0;[.O62];1)*IF([.Y62]=1;[.Y62]*[.B$136];1)*([.H62]*[.B$119]+[.I62]*[.B$120]+[.J62]*[.B$121]+[.K62]*[.B$122]+[.L62]*[.B$124]+[.M62]*[.B$124]+[.N62]*[.B$125]+[.P62]*[.B$126]+[.Q62]*[.B$127]+[.R62]*[.B$128]+[.S62]*[.B$129]+[.T62]*[.B$130]+[.U62]*[.B$131]+[.V62]*[.B$132]+[.W62]*[.B$133]+[.Z62]*[.B$137])" office:value-type="float" office:value="1.07">
            <text:p>1.07</text:p>
          </table:table-cell>
          <table:table-cell table:style-name="ce9" table:formula="of:=[.AA62]+[.G62]-[.E62]-[.F62]" office:value-type="float" office:value="0.0700000000000003">
            <text:p>0.07</text:p>
          </table:table-cell>
          <table:table-cell table:formula="of:=[.AB62]" office:value-type="float" office:value="0.0700000000000003">
            <text:p>0.07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Proxima Centauri B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formula="of:=CEILING(([.E63]+[.F63])*0.75;1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4"/>
          <table:table-cell table:formula="of:=IF([.X63]&gt;0;[.B$134];1)*IF([.O63]&gt;0;[.O63];1)*IF([.Y63]=1;[.Y63]*[.B$136];1)*([.H63]*[.B$119]+[.I63]*[.B$120]+[.J63]*[.B$121]+[.K63]*[.B$122]+[.L63]*[.B$124]+[.M63]*[.B$124]+[.N63]*[.B$125]+[.P63]*[.B$126]+[.Q63]*[.B$127]+[.R63]*[.B$128]+[.S63]*[.B$129]+[.T63]*[.B$130]+[.U63]*[.B$131]+[.V63]*[.B$132]+[.W63]*[.B$133]+[.Z63]*[.B$137])" office:value-type="float" office:value="0.87">
            <text:p>0.87</text:p>
          </table:table-cell>
          <table:table-cell table:style-name="ce9" table:formula="of:=[.AA63]+[.G63]-[.E63]-[.F63]" office:value-type="float" office:value="-0.13">
            <text:p>-0.13</text:p>
          </table:table-cell>
          <table:table-cell table:formula="of:=[.AB63]" office:value-type="float" office:value="-0.13">
            <text:p>-0.13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Chamaeleontis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formula="of:=CEILING(([.E64]+[.F64])*0.75;1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5"/>
          <table:table-cell table:formula="of:=IF([.X64]&gt;0;[.B$134];1)*IF([.O64]&gt;0;[.O64];1)*IF([.Y64]=1;[.Y64]*[.B$136];1)*([.H64]*[.B$119]+[.I64]*[.B$120]+[.J64]*[.B$121]+[.K64]*[.B$122]+[.L64]*[.B$124]+[.M64]*[.B$124]+[.N64]*[.B$125]+[.P64]*[.B$126]+[.Q64]*[.B$127]+[.R64]*[.B$128]+[.S64]*[.B$129]+[.T64]*[.B$130]+[.U64]*[.B$131]+[.V64]*[.B$132]+[.W64]*[.B$133]+[.Z64]*[.B$137])" office:value-type="float" office:value="0.87">
            <text:p>0.87</text:p>
          </table:table-cell>
          <table:table-cell table:style-name="ce9" table:formula="of:=[.AA64]+[.G64]-[.E64]-[.F64]" office:value-type="float" office:value="-0.13">
            <text:p>-0.13</text:p>
          </table:table-cell>
          <table:table-cell table:formula="of:=[.AB64]" office:value-type="float" office:value="-0.13">
            <text:p>-0.13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Aldebaran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formula="of:=CEILING(([.E65]+[.F65])*0.75;1)" office:value-type="float" office:value="6">
            <text:p>6</text:p>
          </table:table-cell>
          <table:table-cell table:number-columns-repeated="19"/>
          <table:table-cell table:formula="of:=IF([.X65]&gt;0;[.B$134];1)*IF([.O65]&gt;0;[.O65];1)*IF([.Y65]=1;[.Y65]*[.B$136];1)*([.H65]*[.B$119]+[.I65]*[.B$120]+[.J65]*[.B$121]+[.K65]*[.B$122]+[.L65]*[.B$124]+[.M65]*[.B$124]+[.N65]*[.B$125]+[.P65]*[.B$126]+[.Q65]*[.B$127]+[.R65]*[.B$128]+[.S65]*[.B$129]+[.T65]*[.B$130]+[.U65]*[.B$131]+[.V65]*[.B$132]+[.W65]*[.B$133]+[.Z65]*[.B$137])" office:value-type="float" office:value="0">
            <text:p>0</text:p>
          </table:table-cell>
          <table:table-cell table:style-name="ce9" table:formula="of:=[.AA65]+[.G65]-[.E65]-[.F65]" office:value-type="float" office:value="-1">
            <text:p>-1</text:p>
          </table:table-cell>
          <table:table-cell table:formula="of:=[.AB65]" office:value-type="float" office:value="-1">
            <text:p>-1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Hermes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formula="of:=CEILING(([.E66]+[.F66])*0.75;1)" office:value-type="float" office:value="6">
            <text:p>6</text:p>
          </table:table-cell>
          <table:table-cell table:number-columns-repeated="19"/>
          <table:table-cell table:formula="of:=IF([.X66]&gt;0;[.B$134];1)*IF([.O66]&gt;0;[.O66];1)*IF([.Y66]=1;[.Y66]*[.B$136];1)*([.H66]*[.B$119]+[.I66]*[.B$120]+[.J66]*[.B$121]+[.K66]*[.B$122]+[.L66]*[.B$124]+[.M66]*[.B$124]+[.N66]*[.B$125]+[.P66]*[.B$126]+[.Q66]*[.B$127]+[.R66]*[.B$128]+[.S66]*[.B$129]+[.T66]*[.B$130]+[.U66]*[.B$131]+[.V66]*[.B$132]+[.W66]*[.B$133]+[.Z66]*[.B$137])" office:value-type="float" office:value="0">
            <text:p>0</text:p>
          </table:table-cell>
          <table:table-cell table:style-name="ce9" table:formula="of:=[.AA66]+[.G66]-[.E66]-[.F66]" office:value-type="float" office:value="-2">
            <text:p>-2</text:p>
          </table:table-cell>
          <table:table-cell table:formula="of:=[.AB66]" office:value-type="float" office:value="-2">
            <text:p>-2</text:p>
          </table:table-cell>
          <table:table-cell/>
          <table:table-cell office:value-type="string">
            <text:p>Mercury</text:p>
          </table:table-cell>
          <table:table-cell table:number-columns-repeated="993"/>
        </table:table-row>
        <table:table-row table:style-name="ro1">
          <table:table-cell table:style-name="Default" office:value-type="string">
            <text:p>Inanna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table:formula="of:=CEILING(([.E67]+[.F67])*0.75;1)" office:value-type="float" office:value="6">
            <text:p>6</text:p>
          </table:table-cell>
          <table:table-cell table:number-columns-repeated="19"/>
          <table:table-cell table:formula="of:=IF([.X67]&gt;0;[.B$134];1)*IF([.O67]&gt;0;[.O67];1)*IF([.Y67]=1;[.Y67]*[.B$136];1)*([.H67]*[.B$119]+[.I67]*[.B$120]+[.J67]*[.B$121]+[.K67]*[.B$122]+[.L67]*[.B$124]+[.M67]*[.B$124]+[.N67]*[.B$125]+[.P67]*[.B$126]+[.Q67]*[.B$127]+[.R67]*[.B$128]+[.S67]*[.B$129]+[.T67]*[.B$130]+[.U67]*[.B$131]+[.V67]*[.B$132]+[.W67]*[.B$133]+[.Z67]*[.B$137])" office:value-type="float" office:value="0">
            <text:p>0</text:p>
          </table:table-cell>
          <table:table-cell table:style-name="ce9" table:formula="of:=[.AA67]+[.G67]-[.E67]-[.F67]" office:value-type="float" office:value="-2">
            <text:p>-2</text:p>
          </table:table-cell>
          <table:table-cell table:formula="of:=[.AB67]" office:value-type="float" office:value="-2">
            <text:p>-2</text:p>
          </table:table-cell>
          <table:table-cell/>
          <table:table-cell office:value-type="string">
            <text:p>Venus</text:p>
          </table:table-cell>
          <table:table-cell table:number-columns-repeated="993"/>
        </table:table-row>
        <table:table-row table:style-name="ro1">
          <table:table-cell table:style-name="Default" office:value-type="string">
            <text:p>Gaia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formula="of:=CEILING(([.E68]+[.F68])*0.75;1)" office:value-type="float" office:value="7">
            <text:p>7</text:p>
          </table:table-cell>
          <table:table-cell table:number-columns-repeated="19"/>
          <table:table-cell table:formula="of:=IF([.X68]&gt;0;[.B$134];1)*IF([.O68]&gt;0;[.O68];1)*IF([.Y68]=1;[.Y68]*[.B$136];1)*([.H68]*[.B$119]+[.I68]*[.B$120]+[.J68]*[.B$121]+[.K68]*[.B$122]+[.L68]*[.B$124]+[.M68]*[.B$124]+[.N68]*[.B$125]+[.P68]*[.B$126]+[.Q68]*[.B$127]+[.R68]*[.B$128]+[.S68]*[.B$129]+[.T68]*[.B$130]+[.U68]*[.B$131]+[.V68]*[.B$132]+[.W68]*[.B$133]+[.Z68]*[.B$137])" office:value-type="float" office:value="0">
            <text:p>0</text:p>
          </table:table-cell>
          <table:table-cell table:style-name="ce9" table:formula="of:=[.AA68]+[.G68]-[.E68]-[.F68]" office:value-type="float" office:value="-2">
            <text:p>-2</text:p>
          </table:table-cell>
          <table:table-cell table:formula="of:=[.AB68]" office:value-type="float" office:value="-2">
            <text:p>-2</text:p>
          </table:table-cell>
          <table:table-cell/>
          <table:table-cell office:value-type="string">
            <text:p>Earth</text:p>
          </table:table-cell>
          <table:table-cell table:number-columns-repeated="993"/>
        </table:table-row>
        <table:table-row table:style-name="ro1">
          <table:table-cell table:style-name="Default" office:value-type="string">
            <text:p>Ares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formula="of:=CEILING(([.E69]+[.F69])*0.75;1)" office:value-type="float" office:value="7">
            <text:p>7</text:p>
          </table:table-cell>
          <table:table-cell table:number-columns-repeated="19"/>
          <table:table-cell table:formula="of:=IF([.X69]&gt;0;[.B$134];1)*IF([.O69]&gt;0;[.O69];1)*IF([.Y69]=1;[.Y69]*[.B$136];1)*([.H69]*[.B$119]+[.I69]*[.B$120]+[.J69]*[.B$121]+[.K69]*[.B$122]+[.L69]*[.B$124]+[.M69]*[.B$124]+[.N69]*[.B$125]+[.P69]*[.B$126]+[.Q69]*[.B$127]+[.R69]*[.B$128]+[.S69]*[.B$129]+[.T69]*[.B$130]+[.U69]*[.B$131]+[.V69]*[.B$132]+[.W69]*[.B$133]+[.Z69]*[.B$137])" office:value-type="float" office:value="0">
            <text:p>0</text:p>
          </table:table-cell>
          <table:table-cell table:style-name="ce9" table:formula="of:=[.AA69]+[.G69]-[.E69]-[.F69]" office:value-type="float" office:value="-2">
            <text:p>-2</text:p>
          </table:table-cell>
          <table:table-cell table:formula="of:=[.AB69]" office:value-type="float" office:value="-2">
            <text:p>-2</text:p>
          </table:table-cell>
          <table:table-cell/>
          <table:table-cell office:value-type="string">
            <text:p>Mars</text:p>
          </table:table-cell>
          <table:table-cell table:number-columns-repeated="993"/>
        </table:table-row>
        <table:table-row table:style-name="ro1">
          <table:table-cell table:style-name="Default" office:value-type="string">
            <text:p>Cassiopeia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formula="of:=CEILING(([.E70]+[.F70])*0.75;1)" office:value-type="float" office:value="7">
            <text:p>7</text:p>
          </table:table-cell>
          <table:table-cell table:number-columns-repeated="19"/>
          <table:table-cell table:formula="of:=IF([.X70]&gt;0;[.B$134];1)*IF([.O70]&gt;0;[.O70];1)*IF([.Y70]=1;[.Y70]*[.B$136];1)*([.H70]*[.B$119]+[.I70]*[.B$120]+[.J70]*[.B$121]+[.K70]*[.B$122]+[.L70]*[.B$124]+[.M70]*[.B$124]+[.N70]*[.B$125]+[.P70]*[.B$126]+[.Q70]*[.B$127]+[.R70]*[.B$128]+[.S70]*[.B$129]+[.T70]*[.B$130]+[.U70]*[.B$131]+[.V70]*[.B$132]+[.W70]*[.B$133]+[.Z70]*[.B$137])" office:value-type="float" office:value="0">
            <text:p>0</text:p>
          </table:table-cell>
          <table:table-cell table:style-name="ce9" table:formula="of:=[.AA70]+[.G70]-[.E70]-[.F70]" office:value-type="float" office:value="-2">
            <text:p>-2</text:p>
          </table:table-cell>
          <table:table-cell table:formula="of:=[.AB70]" office:value-type="float" office:value="-2">
            <text:p>-2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Jove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formula="of:=CEILING(([.E71]+[.F71])*0.75;1)" office:value-type="float" office:value="7">
            <text:p>7</text:p>
          </table:table-cell>
          <table:table-cell table:number-columns-repeated="19"/>
          <table:table-cell table:formula="of:=IF([.X71]&gt;0;[.B$134];1)*IF([.O71]&gt;0;[.O71];1)*IF([.Y71]=1;[.Y71]*[.B$136];1)*([.H71]*[.B$119]+[.I71]*[.B$120]+[.J71]*[.B$121]+[.K71]*[.B$122]+[.L71]*[.B$124]+[.M71]*[.B$124]+[.N71]*[.B$125]+[.P71]*[.B$126]+[.Q71]*[.B$127]+[.R71]*[.B$128]+[.S71]*[.B$129]+[.T71]*[.B$130]+[.U71]*[.B$131]+[.V71]*[.B$132]+[.W71]*[.B$133]+[.Z71]*[.B$137])" office:value-type="float" office:value="0">
            <text:p>0</text:p>
          </table:table-cell>
          <table:table-cell table:style-name="ce9" table:formula="of:=[.AA71]+[.G71]-[.E71]-[.F71]" office:value-type="float" office:value="-2">
            <text:p>-2</text:p>
          </table:table-cell>
          <table:table-cell table:formula="of:=[.AB71]" office:value-type="float" office:value="-2">
            <text:p>-2</text:p>
          </table:table-cell>
          <table:table-cell/>
          <table:table-cell office:value-type="string">
            <text:p>Jupiter</text:p>
          </table:table-cell>
          <table:table-cell table:number-columns-repeated="993"/>
        </table:table-row>
        <table:table-row table:style-name="ro1">
          <table:table-cell table:style-name="Default" office:value-type="string">
            <text:p>Cronus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formula="of:=CEILING(([.E72]+[.F72])*0.75;1)" office:value-type="float" office:value="8">
            <text:p>8</text:p>
          </table:table-cell>
          <table:table-cell table:number-columns-repeated="19"/>
          <table:table-cell table:formula="of:=IF([.X72]&gt;0;[.B$134];1)*IF([.O72]&gt;0;[.O72];1)*IF([.Y72]=1;[.Y72]*[.B$136];1)*([.H72]*[.B$119]+[.I72]*[.B$120]+[.J72]*[.B$121]+[.K72]*[.B$122]+[.L72]*[.B$124]+[.M72]*[.B$124]+[.N72]*[.B$125]+[.P72]*[.B$126]+[.Q72]*[.B$127]+[.R72]*[.B$128]+[.S72]*[.B$129]+[.T72]*[.B$130]+[.U72]*[.B$131]+[.V72]*[.B$132]+[.W72]*[.B$133]+[.Z72]*[.B$137])" office:value-type="float" office:value="0">
            <text:p>0</text:p>
          </table:table-cell>
          <table:table-cell table:style-name="ce9" table:formula="of:=[.AA72]+[.G72]-[.E72]-[.F72]" office:value-type="float" office:value="-2">
            <text:p>-2</text:p>
          </table:table-cell>
          <table:table-cell table:formula="of:=[.AB72]" office:value-type="float" office:value="-2">
            <text:p>-2</text:p>
          </table:table-cell>
          <table:table-cell/>
          <table:table-cell office:value-type="string">
            <text:p>Saturn</text:p>
          </table:table-cell>
          <table:table-cell table:number-columns-repeated="993"/>
        </table:table-row>
        <table:table-row table:style-name="ro1">
          <table:table-cell table:style-name="Default" office:value-type="string">
            <text:p>Caelus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formula="of:=CEILING(([.E73]+[.F73])*0.75;1)" office:value-type="float" office:value="8">
            <text:p>8</text:p>
          </table:table-cell>
          <table:table-cell table:number-columns-repeated="19"/>
          <table:table-cell table:formula="of:=IF([.X73]&gt;0;[.B$134];1)*IF([.O73]&gt;0;[.O73];1)*IF([.Y73]=1;[.Y73]*[.B$136];1)*([.H73]*[.B$119]+[.I73]*[.B$120]+[.J73]*[.B$121]+[.K73]*[.B$122]+[.L73]*[.B$124]+[.M73]*[.B$124]+[.N73]*[.B$125]+[.P73]*[.B$126]+[.Q73]*[.B$127]+[.R73]*[.B$128]+[.S73]*[.B$129]+[.T73]*[.B$130]+[.U73]*[.B$131]+[.V73]*[.B$132]+[.W73]*[.B$133]+[.Z73]*[.B$137])" office:value-type="float" office:value="0">
            <text:p>0</text:p>
          </table:table-cell>
          <table:table-cell table:style-name="ce9" table:formula="of:=[.AA73]+[.G73]-[.E73]-[.F73]" office:value-type="float" office:value="-2">
            <text:p>-2</text:p>
          </table:table-cell>
          <table:table-cell table:formula="of:=[.AB73]" office:value-type="float" office:value="-2">
            <text:p>-2</text:p>
          </table:table-cell>
          <table:table-cell/>
          <table:table-cell office:value-type="string">
            <text:p>Uranus</text:p>
          </table:table-cell>
          <table:table-cell table:number-columns-repeated="993"/>
        </table:table-row>
        <table:table-row table:style-name="ro1">
          <table:table-cell table:style-name="Default" office:value-type="string">
            <text:p>Andromeda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formula="of:=CEILING(([.E74]+[.F74])*0.75;1)" office:value-type="float" office:value="8">
            <text:p>8</text:p>
          </table:table-cell>
          <table:table-cell table:number-columns-repeated="19"/>
          <table:table-cell table:formula="of:=IF([.X74]&gt;0;[.B$134];1)*IF([.O74]&gt;0;[.O74];1)*IF([.Y74]=1;[.Y74]*[.B$136];1)*([.H74]*[.B$119]+[.I74]*[.B$120]+[.J74]*[.B$121]+[.K74]*[.B$122]+[.L74]*[.B$124]+[.M74]*[.B$124]+[.N74]*[.B$125]+[.P74]*[.B$126]+[.Q74]*[.B$127]+[.R74]*[.B$128]+[.S74]*[.B$129]+[.T74]*[.B$130]+[.U74]*[.B$131]+[.V74]*[.B$132]+[.W74]*[.B$133]+[.Z74]*[.B$137])" office:value-type="float" office:value="0">
            <text:p>0</text:p>
          </table:table-cell>
          <table:table-cell table:style-name="ce9" table:formula="of:=[.AA74]+[.G74]-[.E74]-[.F74]" office:value-type="float" office:value="-2">
            <text:p>-2</text:p>
          </table:table-cell>
          <table:table-cell table:formula="of:=[.AB74]" office:value-type="float" office:value="-2">
            <text:p>-2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Poseidon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formula="of:=CEILING(([.E75]+[.F75])*0.75;1)" office:value-type="float" office:value="8">
            <text:p>8</text:p>
          </table:table-cell>
          <table:table-cell table:number-columns-repeated="19"/>
          <table:table-cell table:formula="of:=IF([.X75]&gt;0;[.B$134];1)*IF([.O75]&gt;0;[.O75];1)*IF([.Y75]=1;[.Y75]*[.B$136];1)*([.H75]*[.B$119]+[.I75]*[.B$120]+[.J75]*[.B$121]+[.K75]*[.B$122]+[.L75]*[.B$124]+[.M75]*[.B$124]+[.N75]*[.B$125]+[.P75]*[.B$126]+[.Q75]*[.B$127]+[.R75]*[.B$128]+[.S75]*[.B$129]+[.T75]*[.B$130]+[.U75]*[.B$131]+[.V75]*[.B$132]+[.W75]*[.B$133]+[.Z75]*[.B$137])" office:value-type="float" office:value="0">
            <text:p>0</text:p>
          </table:table-cell>
          <table:table-cell table:style-name="ce9" table:formula="of:=[.AA75]+[.G75]-[.E75]-[.F75]" office:value-type="float" office:value="-2">
            <text:p>-2</text:p>
          </table:table-cell>
          <table:table-cell table:formula="of:=[.AB75]" office:value-type="float" office:value="-2">
            <text:p>-2</text:p>
          </table:table-cell>
          <table:table-cell/>
          <table:table-cell office:value-type="string">
            <text:p>Neptune</text:p>
          </table:table-cell>
          <table:table-cell table:number-columns-repeated="993"/>
        </table:table-row>
        <table:table-row table:style-name="ro1">
          <table:table-cell table:style-name="Default" office:value-type="string">
            <text:p>Ceres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table:formula="of:=CEILING(([.E76]+[.F76])*0.75;1)" office:value-type="float" office:value="9">
            <text:p>9</text:p>
          </table:table-cell>
          <table:table-cell table:number-columns-repeated="19"/>
          <table:table-cell table:formula="of:=IF([.X76]&gt;0;[.B$134];1)*IF([.O76]&gt;0;[.O76];1)*IF([.Y76]=1;[.Y76]*[.B$136];1)*([.H76]*[.B$119]+[.I76]*[.B$120]+[.J76]*[.B$121]+[.K76]*[.B$122]+[.L76]*[.B$124]+[.M76]*[.B$124]+[.N76]*[.B$125]+[.P76]*[.B$126]+[.Q76]*[.B$127]+[.R76]*[.B$128]+[.S76]*[.B$129]+[.T76]*[.B$130]+[.U76]*[.B$131]+[.V76]*[.B$132]+[.W76]*[.B$133]+[.Z76]*[.B$137])" office:value-type="float" office:value="0">
            <text:p>0</text:p>
          </table:table-cell>
          <table:table-cell table:style-name="ce9" table:formula="of:=[.AA76]+[.G76]-[.E76]-[.F76]" office:value-type="float" office:value="-2">
            <text:p>-2</text:p>
          </table:table-cell>
          <table:table-cell table:formula="of:=[.AB76]" office:value-type="float" office:value="-2">
            <text:p>-2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Echidna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table:formula="of:=CEILING(([.E77]+[.F77])*0.75;1)" office:value-type="float" office:value="9">
            <text:p>9</text:p>
          </table:table-cell>
          <table:table-cell table:number-columns-repeated="19"/>
          <table:table-cell table:formula="of:=IF([.X77]&gt;0;[.B$134];1)*IF([.O77]&gt;0;[.O77];1)*IF([.Y77]=1;[.Y77]*[.B$136];1)*([.H77]*[.B$119]+[.I77]*[.B$120]+[.J77]*[.B$121]+[.K77]*[.B$122]+[.L77]*[.B$124]+[.M77]*[.B$124]+[.N77]*[.B$125]+[.P77]*[.B$126]+[.Q77]*[.B$127]+[.R77]*[.B$128]+[.S77]*[.B$129]+[.T77]*[.B$130]+[.U77]*[.B$131]+[.V77]*[.B$132]+[.W77]*[.B$133]+[.Z77]*[.B$137])" office:value-type="float" office:value="0">
            <text:p>0</text:p>
          </table:table-cell>
          <table:table-cell table:style-name="ce9" table:formula="of:=[.AA77]+[.G77]-[.E77]-[.F77]" office:value-type="float" office:value="-2">
            <text:p>-2</text:p>
          </table:table-cell>
          <table:table-cell table:formula="of:=[.AB77]" office:value-type="float" office:value="-2">
            <text:p>-2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Alpha Tauri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formula="of:=CEILING(([.E78]+[.F78])*0.75;1)" office:value-type="float" office:value="9">
            <text:p>9</text:p>
          </table:table-cell>
          <table:table-cell table:number-columns-repeated="19"/>
          <table:table-cell table:formula="of:=IF([.X78]&gt;0;[.B$134];1)*IF([.O78]&gt;0;[.O78];1)*IF([.Y78]=1;[.Y78]*[.B$136];1)*([.H78]*[.B$119]+[.I78]*[.B$120]+[.J78]*[.B$121]+[.K78]*[.B$122]+[.L78]*[.B$124]+[.M78]*[.B$124]+[.N78]*[.B$125]+[.P78]*[.B$126]+[.Q78]*[.B$127]+[.R78]*[.B$128]+[.S78]*[.B$129]+[.T78]*[.B$130]+[.U78]*[.B$131]+[.V78]*[.B$132]+[.W78]*[.B$133]+[.Z78]*[.B$137])" office:value-type="float" office:value="0">
            <text:p>0</text:p>
          </table:table-cell>
          <table:table-cell table:style-name="ce9" table:formula="of:=[.AA78]+[.G78]-[.E78]-[.F78]" office:value-type="float" office:value="-3">
            <text:p>-3</text:p>
          </table:table-cell>
          <table:table-cell table:formula="of:=[.AB78]" office:value-type="float" office:value="-3">
            <text:p>-3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Illyria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formula="of:=CEILING(([.E79]+[.F79])*0.75;1)" office:value-type="float" office:value="9">
            <text:p>9</text:p>
          </table:table-cell>
          <table:table-cell table:number-columns-repeated="19"/>
          <table:table-cell table:formula="of:=IF([.X79]&gt;0;[.B$134];1)*IF([.O79]&gt;0;[.O79];1)*IF([.Y79]=1;[.Y79]*[.B$136];1)*([.H79]*[.B$119]+[.I79]*[.B$120]+[.J79]*[.B$121]+[.K79]*[.B$122]+[.L79]*[.B$124]+[.M79]*[.B$124]+[.N79]*[.B$125]+[.P79]*[.B$126]+[.Q79]*[.B$127]+[.R79]*[.B$128]+[.S79]*[.B$129]+[.T79]*[.B$130]+[.U79]*[.B$131]+[.V79]*[.B$132]+[.W79]*[.B$133]+[.Z79]*[.B$137])" office:value-type="float" office:value="0">
            <text:p>0</text:p>
          </table:table-cell>
          <table:table-cell table:style-name="ce9" table:formula="of:=[.AA79]+[.G79]-[.E79]-[.F79]" office:value-type="float" office:value="-3">
            <text:p>-3</text:p>
          </table:table-cell>
          <table:table-cell table:formula="of:=[.AB79]" office:value-type="float" office:value="-3">
            <text:p>-3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Mira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table:formula="of:=CEILING(([.E80]+[.F80])*0.75;1)" office:value-type="float" office:value="10">
            <text:p>10</text:p>
          </table:table-cell>
          <table:table-cell table:number-columns-repeated="19"/>
          <table:table-cell table:formula="of:=IF([.X80]&gt;0;[.B$134];1)*IF([.O80]&gt;0;[.O80];1)*IF([.Y80]=1;[.Y80]*[.B$136];1)*([.H80]*[.B$119]+[.I80]*[.B$120]+[.J80]*[.B$121]+[.K80]*[.B$122]+[.L80]*[.B$124]+[.M80]*[.B$124]+[.N80]*[.B$125]+[.P80]*[.B$126]+[.Q80]*[.B$127]+[.R80]*[.B$128]+[.S80]*[.B$129]+[.T80]*[.B$130]+[.U80]*[.B$131]+[.V80]*[.B$132]+[.W80]*[.B$133]+[.Z80]*[.B$137])" office:value-type="float" office:value="0">
            <text:p>0</text:p>
          </table:table-cell>
          <table:table-cell table:style-name="ce9" table:formula="of:=[.AA80]+[.G80]-[.E80]-[.F80]" office:value-type="float" office:value="-3">
            <text:p>-3</text:p>
          </table:table-cell>
          <table:table-cell table:formula="of:=[.AB80]" office:value-type="float" office:value="-3">
            <text:p>-3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Salacia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table:formula="of:=CEILING(([.E81]+[.F81])*0.75;1)" office:value-type="float" office:value="10">
            <text:p>10</text:p>
          </table:table-cell>
          <table:table-cell table:number-columns-repeated="19"/>
          <table:table-cell table:formula="of:=IF([.X81]&gt;0;[.B$134];1)*IF([.O81]&gt;0;[.O81];1)*IF([.Y81]=1;[.Y81]*[.B$136];1)*([.H81]*[.B$119]+[.I81]*[.B$120]+[.J81]*[.B$121]+[.K81]*[.B$122]+[.L81]*[.B$124]+[.M81]*[.B$124]+[.N81]*[.B$125]+[.P81]*[.B$126]+[.Q81]*[.B$127]+[.R81]*[.B$128]+[.S81]*[.B$129]+[.T81]*[.B$130]+[.U81]*[.B$131]+[.V81]*[.B$132]+[.W81]*[.B$133]+[.Z81]*[.B$137])" office:value-type="float" office:value="0">
            <text:p>0</text:p>
          </table:table-cell>
          <table:table-cell table:style-name="ce9" table:formula="of:=[.AA81]+[.G81]-[.E81]-[.F81]" office:value-type="float" office:value="-3">
            <text:p>-3</text:p>
          </table:table-cell>
          <table:table-cell table:formula="of:=[.AB81]" office:value-type="float" office:value="-3">
            <text:p>-3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Aurora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formula="of:=CEILING(([.E82]+[.F82])*0.75;1)" office:value-type="float" office:value="11">
            <text:p>11</text:p>
          </table:table-cell>
          <table:table-cell table:number-columns-repeated="19"/>
          <table:table-cell table:formula="of:=IF([.X82]&gt;0;[.B$134];1)*IF([.O82]&gt;0;[.O82];1)*IF([.Y82]=1;[.Y82]*[.B$136];1)*([.H82]*[.B$119]+[.I82]*[.B$120]+[.J82]*[.B$121]+[.K82]*[.B$122]+[.L82]*[.B$124]+[.M82]*[.B$124]+[.N82]*[.B$125]+[.P82]*[.B$126]+[.Q82]*[.B$127]+[.R82]*[.B$128]+[.S82]*[.B$129]+[.T82]*[.B$130]+[.U82]*[.B$131]+[.V82]*[.B$132]+[.W82]*[.B$133]+[.Z82]*[.B$137])" office:value-type="float" office:value="0">
            <text:p>0</text:p>
          </table:table-cell>
          <table:table-cell table:style-name="ce9" table:formula="of:=[.AA82]+[.G82]-[.E82]-[.F82]" office:value-type="float" office:value="-3">
            <text:p>-3</text:p>
          </table:table-cell>
          <table:table-cell table:formula="of:=[.AB82]" office:value-type="float" office:value="-3">
            <text:p>-3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Black Hole Star</text:p>
          </table:table-cell>
          <table:table-cell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table:formula="of:=CEILING(([.E83]+[.F83])*0.75;1)" office:value-type="float" office:value="12">
            <text:p>12</text:p>
          </table:table-cell>
          <table:table-cell table:number-columns-repeated="19"/>
          <table:table-cell table:formula="of:=IF([.X83]&gt;0;[.B$134];1)*IF([.O83]&gt;0;[.O83];1)*IF([.Y83]=1;[.Y83]*[.B$136];1)*([.H83]*[.B$119]+[.I83]*[.B$120]+[.J83]*[.B$121]+[.K83]*[.B$122]+[.L83]*[.B$124]+[.M83]*[.B$124]+[.N83]*[.B$125]+[.P83]*[.B$126]+[.Q83]*[.B$127]+[.R83]*[.B$128]+[.S83]*[.B$129]+[.T83]*[.B$130]+[.U83]*[.B$131]+[.V83]*[.B$132]+[.W83]*[.B$133]+[.Z83]*[.B$137])" office:value-type="float" office:value="0">
            <text:p>0</text:p>
          </table:table-cell>
          <table:table-cell table:style-name="ce9" table:formula="of:=[.AA83]+[.G83]-[.E83]-[.F83]" office:value-type="float" office:value="-3">
            <text:p>-3</text:p>
          </table:table-cell>
          <table:table-cell table:formula="of:=[.AB83]" office:value-type="float" office:value="-3">
            <text:p>-3</text:p>
          </table:table-cell>
          <table:table-cell table:number-columns-repeated="995"/>
        </table:table-row>
        <table:table-row table:style-name="ro1">
          <table:table-cell table:style-name="Default"/>
          <table:table-cell table:number-columns-repeated="3"/>
          <table:table-cell table:formula="of:=SUM([.E61:.E83])" office:value-type="float" office:value="54">
            <text:p>54</text:p>
          </table:table-cell>
          <table:table-cell table:formula="of:=SUM([.F61:.F83])" office:value-type="float" office:value="168">
            <text:p>168</text:p>
          </table:table-cell>
          <table:table-cell table:formula="of:=AVERAGE([.G61:.G83])" office:value-type="float" office:value="7.60869565217391">
            <text:p>7.6086956522</text:p>
          </table:table-cell>
          <table:table-cell table:number-columns-repeated="19"/>
          <table:table-cell table:formula="of:=IF([.X84]&gt;0;[.B$134];1)*IF([.O84]&gt;0;[.O84];1)*IF([.Y84]=1;[.Y84]*[.B$136];1)*([.H84]*[.B$119]+[.I84]*[.B$120]+[.J84]*[.B$121]+[.K84]*[.B$122]+[.L84]*[.B$124]+[.M84]*[.B$124]+[.N84]*[.B$125]+[.P84]*[.B$126]+[.Q84]*[.B$127]+[.R84]*[.B$128]+[.S84]*[.B$129]+[.T84]*[.B$130]+[.U84]*[.B$131]+[.V84]*[.B$132]+[.W84]*[.B$133]+[.Z84]*[.B$137])" office:value-type="float" office:value="0">
            <text:p>0</text:p>
          </table:table-cell>
          <table:table-cell table:style-name="ce9" table:formula="of:=[.AA84]+[.G84]-[.E84]-[.F84]" office:value-type="float" office:value="-214.391304347826">
            <text:p>-214.3913043478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/>
          <table:table-cell table:formula="of:=[.F84]/[.E84]" office:value-type="float" office:value="3.11111111111111">
            <text:p>3.1111111111</text:p>
          </table:table-cell>
          <table:table-cell table:number-columns-repeated="20"/>
          <table:table-cell table:formula="of:=IF([.X85]&gt;0;[.B$134];1)*IF([.O85]&gt;0;[.O85];1)*IF([.Y85]=1;[.Y85]*[.B$136];1)*([.H85]*[.B$119]+[.I85]*[.B$120]+[.J85]*[.B$121]+[.K85]*[.B$122]+[.L85]*[.B$124]+[.M85]*[.B$124]+[.N85]*[.B$125]+[.P85]*[.B$126]+[.Q85]*[.B$127]+[.R85]*[.B$128]+[.S85]*[.B$129]+[.T85]*[.B$130]+[.U85]*[.B$131]+[.V85]*[.B$132]+[.W85]*[.B$133]+[.Z85]*[.B$137])" office:value-type="float" office:value="0">
            <text:p>0</text:p>
          </table:table-cell>
          <table:table-cell table:style-name="ce9" table:formula="of:=[.AA85]+[.G85]-[.E85]-[.F85]" office:value-type="float" office:value="-3.11111111111111">
            <text:p>-3.1111111111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86]&gt;0;[.B$134];1)*IF([.O86]&gt;0;[.O86];1)*IF([.Y86]=1;[.Y86]*[.B$136];1)*([.H86]*[.B$119]+[.I86]*[.B$120]+[.J86]*[.B$121]+[.K86]*[.B$122]+[.L86]*[.B$124]+[.M86]*[.B$124]+[.N86]*[.B$125]+[.P86]*[.B$126]+[.Q86]*[.B$127]+[.R86]*[.B$128]+[.S86]*[.B$129]+[.T86]*[.B$130]+[.U86]*[.B$131]+[.V86]*[.B$132]+[.W86]*[.B$133]+[.Z86]*[.B$137])" office:value-type="float" office:value="0">
            <text:p>0</text:p>
          </table:table-cell>
          <table:table-cell table:style-name="ce9" table:formula="of:=[.AA86]+[.G86]-[.E86]-[.F86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Monsters</text:p>
          </table:table-cell>
          <table:table-cell/>
          <table:table-cell office:value-type="string">
            <text:p>~25 of these</text:p>
          </table:table-cell>
          <table:table-cell/>
          <table:table-cell table:number-columns-repeated="22"/>
          <table:table-cell table:formula="of:=IF([.X87]&gt;0;[.B$134];1)*IF([.O87]&gt;0;[.O87];1)*IF([.Y87]=1;[.Y87]*[.B$136];1)*([.H87]*[.B$119]+[.I87]*[.B$120]+[.J87]*[.B$121]+[.K87]*[.B$122]+[.L87]*[.B$124]+[.M87]*[.B$124]+[.N87]*[.B$125]+[.P87]*[.B$126]+[.Q87]*[.B$127]+[.R87]*[.B$128]+[.S87]*[.B$129]+[.T87]*[.B$130]+[.U87]*[.B$131]+[.V87]*[.B$132]+[.W87]*[.B$133]+[.Z87]*[.B$137])" office:value-type="float" office:value="0">
            <text:p>0</text:p>
          </table:table-cell>
          <table:table-cell table:style-name="ce9" table:formula="of:=[.AA87]+[.G87]-[.E87]-[.F87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office:value-type="string">
            <text:p>MO</text:p>
          </table:table-cell>
          <table:table-cell office:value-type="string">
            <text:p>Put this card in your field. Once per turn, you may colonize any planet for free</text:p>
          </table:table-cell>
          <table:table-cell/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18"/>
          <table:table-cell table:formula="of:=[.G84]*2" office:value-type="float" office:value="15.2173913043478">
            <text:p>15.2173913043</text:p>
          </table:table-cell>
          <table:table-cell table:formula="of:=IF([.X88]&gt;0;[.B$134];1)*IF([.O88]&gt;0;[.O88];1)*IF([.Y88]=1;[.Y88]*[.B$136];1)*([.H88]*[.B$119]+[.I88]*[.B$120]+[.J88]*[.B$121]+[.K88]*[.B$122]+[.L88]*[.B$124]+[.M88]*[.B$124]+[.N88]*[.B$125]+[.P88]*[.B$126]+[.Q88]*[.B$127]+[.R88]*[.B$128]+[.S88]*[.B$129]+[.T88]*[.B$130]+[.U88]*[.B$131]+[.V88]*[.B$132]+[.W88]*[.B$133]+[.Z88]*[.B$137])" office:value-type="float" office:value="15.2173913043478">
            <text:p>15.2173913043</text:p>
          </table:table-cell>
          <table:table-cell table:style-name="ce9" table:formula="of:=[.AA88]+[.G88]-[.E88]-[.F88]" office:value-type="float" office:value="8.21739130434783">
            <text:p>8.2173913043</text:p>
          </table:table-cell>
          <table:table-cell table:number-columns-repeated="996"/>
        </table:table-row>
        <table:table-row table:style-name="ro1">
          <table:table-cell table:style-name="Default"/>
          <table:table-cell office:value-type="string">
            <text:p>R</text:p>
          </table:table-cell>
          <table:table-cell table:number-columns-repeated="2"/>
          <table:table-cell table:number-columns-repeated="22"/>
          <table:table-cell table:formula="of:=IF([.X89]&gt;0;[.B$134];1)*IF([.O89]&gt;0;[.O89];1)*IF([.Y89]=1;[.Y89]*[.B$136];1)*([.H89]*[.B$119]+[.I89]*[.B$120]+[.J89]*[.B$121]+[.K89]*[.B$122]+[.L89]*[.B$124]+[.M89]*[.B$124]+[.N89]*[.B$125]+[.P89]*[.B$126]+[.Q89]*[.B$127]+[.R89]*[.B$128]+[.S89]*[.B$129]+[.T89]*[.B$130]+[.U89]*[.B$131]+[.V89]*[.B$132]+[.W89]*[.B$133]+[.Z89]*[.B$137])" office:value-type="float" office:value="0">
            <text:p>0</text:p>
          </table:table-cell>
          <table:table-cell table:style-name="ce9" table:formula="of:=[.AA89]+[.G89]-[.E89]-[.F89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office:value-type="string">
            <text:p>ME</text:p>
          </table:table-cell>
          <table:table-cell table:number-columns-repeated="2"/>
          <table:table-cell table:number-columns-repeated="22"/>
          <table:table-cell table:formula="of:=IF([.X90]&gt;0;[.B$134];1)*IF([.O90]&gt;0;[.O90];1)*IF([.Y90]=1;[.Y90]*[.B$136];1)*([.H90]*[.B$119]+[.I90]*[.B$120]+[.J90]*[.B$121]+[.K90]*[.B$122]+[.L90]*[.B$124]+[.M90]*[.B$124]+[.N90]*[.B$125]+[.P90]*[.B$126]+[.Q90]*[.B$127]+[.R90]*[.B$128]+[.S90]*[.B$129]+[.T90]*[.B$130]+[.U90]*[.B$131]+[.V90]*[.B$132]+[.W90]*[.B$133]+[.Z90]*[.B$137])" office:value-type="float" office:value="0">
            <text:p>0</text:p>
          </table:table-cell>
          <table:table-cell table:style-name="ce9" table:formula="of:=[.AA90]+[.G90]-[.E90]-[.F90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91]&gt;0;[.B$134];1)*IF([.O91]&gt;0;[.O91];1)*IF([.Y91]=1;[.Y91]*[.B$136];1)*([.H91]*[.B$119]+[.I91]*[.B$120]+[.J91]*[.B$121]+[.K91]*[.B$122]+[.L91]*[.B$124]+[.M91]*[.B$124]+[.N91]*[.B$125]+[.P91]*[.B$126]+[.Q91]*[.B$127]+[.R91]*[.B$128]+[.S91]*[.B$129]+[.T91]*[.B$130]+[.U91]*[.B$131]+[.V91]*[.B$132]+[.W91]*[.B$133]+[.Z91]*[.B$137])" office:value-type="float" office:value="0">
            <text:p>0</text:p>
          </table:table-cell>
          <table:table-cell table:style-name="ce9" table:formula="of:=[.AA91]+[.G91]-[.E91]-[.F91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92]&gt;0;[.B$134];1)*IF([.O92]&gt;0;[.O92];1)*IF([.Y92]=1;[.Y92]*[.B$136];1)*([.H92]*[.B$119]+[.I92]*[.B$120]+[.J92]*[.B$121]+[.K92]*[.B$122]+[.L92]*[.B$124]+[.M92]*[.B$124]+[.N92]*[.B$125]+[.P92]*[.B$126]+[.Q92]*[.B$127]+[.R92]*[.B$128]+[.S92]*[.B$129]+[.T92]*[.B$130]+[.U92]*[.B$131]+[.V92]*[.B$132]+[.W92]*[.B$133]+[.Z92]*[.B$137])" office:value-type="float" office:value="0">
            <text:p>0</text:p>
          </table:table-cell>
          <table:table-cell table:style-name="ce9" table:formula="of:=[.AA92]+[.G92]-[.E92]-[.F92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93]&gt;0;[.B$134];1)*IF([.O93]&gt;0;[.O93];1)*IF([.Y93]=1;[.Y93]*[.B$136];1)*([.H93]*[.B$119]+[.I93]*[.B$120]+[.J93]*[.B$121]+[.K93]*[.B$122]+[.L93]*[.B$124]+[.M93]*[.B$124]+[.N93]*[.B$125]+[.P93]*[.B$126]+[.Q93]*[.B$127]+[.R93]*[.B$128]+[.S93]*[.B$129]+[.T93]*[.B$130]+[.U93]*[.B$131]+[.V93]*[.B$132]+[.W93]*[.B$133]+[.Z93]*[.B$137])" office:value-type="float" office:value="0">
            <text:p>0</text:p>
          </table:table-cell>
          <table:table-cell table:style-name="ce9" table:formula="of:=[.AA93]+[.G93]-[.E93]-[.F93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94]&gt;0;[.B$134];1)*IF([.O94]&gt;0;[.O94];1)*IF([.Y94]=1;[.Y94]*[.B$136];1)*([.H94]*[.B$119]+[.I94]*[.B$120]+[.J94]*[.B$121]+[.K94]*[.B$122]+[.L94]*[.B$124]+[.M94]*[.B$124]+[.N94]*[.B$125]+[.P94]*[.B$126]+[.Q94]*[.B$127]+[.R94]*[.B$128]+[.S94]*[.B$129]+[.T94]*[.B$130]+[.U94]*[.B$131]+[.V94]*[.B$132]+[.W94]*[.B$133]+[.Z94]*[.B$137])" office:value-type="float" office:value="0">
            <text:p>0</text:p>
          </table:table-cell>
          <table:table-cell table:style-name="ce9" table:formula="of:=[.AA94]+[.G94]-[.E94]-[.F94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95]&gt;0;[.B$134];1)*IF([.O95]&gt;0;[.O95];1)*IF([.Y95]=1;[.Y95]*[.B$136];1)*([.H95]*[.B$119]+[.I95]*[.B$120]+[.J95]*[.B$121]+[.K95]*[.B$122]+[.L95]*[.B$124]+[.M95]*[.B$124]+[.N95]*[.B$125]+[.P95]*[.B$126]+[.Q95]*[.B$127]+[.R95]*[.B$128]+[.S95]*[.B$129]+[.T95]*[.B$130]+[.U95]*[.B$131]+[.V95]*[.B$132]+[.W95]*[.B$133]+[.Z95]*[.B$137])" office:value-type="float" office:value="0">
            <text:p>0</text:p>
          </table:table-cell>
          <table:table-cell table:style-name="ce9" table:formula="of:=[.AA95]+[.G95]-[.E95]-[.F95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96]&gt;0;[.B$134];1)*IF([.O96]&gt;0;[.O96];1)*IF([.Y96]=1;[.Y96]*[.B$136];1)*([.H96]*[.B$119]+[.I96]*[.B$120]+[.J96]*[.B$121]+[.K96]*[.B$122]+[.L96]*[.B$124]+[.M96]*[.B$124]+[.N96]*[.B$125]+[.P96]*[.B$126]+[.Q96]*[.B$127]+[.R96]*[.B$128]+[.S96]*[.B$129]+[.T96]*[.B$130]+[.U96]*[.B$131]+[.V96]*[.B$132]+[.W96]*[.B$133]+[.Z96]*[.B$137])" office:value-type="float" office:value="0">
            <text:p>0</text:p>
          </table:table-cell>
          <table:table-cell table:style-name="ce9" table:formula="of:=[.AA96]+[.G96]-[.E96]-[.F96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97]&gt;0;[.B$134];1)*IF([.O97]&gt;0;[.O97];1)*IF([.Y97]=1;[.Y97]*[.B$136];1)*([.H97]*[.B$119]+[.I97]*[.B$120]+[.J97]*[.B$121]+[.K97]*[.B$122]+[.L97]*[.B$124]+[.M97]*[.B$124]+[.N97]*[.B$125]+[.P97]*[.B$126]+[.Q97]*[.B$127]+[.R97]*[.B$128]+[.S97]*[.B$129]+[.T97]*[.B$130]+[.U97]*[.B$131]+[.V97]*[.B$132]+[.W97]*[.B$133]+[.Z97]*[.B$137])" office:value-type="float" office:value="0">
            <text:p>0</text:p>
          </table:table-cell>
          <table:table-cell table:style-name="ce9" table:formula="of:=[.AA97]+[.G97]-[.E97]-[.F97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98]&gt;0;[.B$134];1)*IF([.O98]&gt;0;[.O98];1)*IF([.Y98]=1;[.Y98]*[.B$136];1)*([.H98]*[.B$119]+[.I98]*[.B$120]+[.J98]*[.B$121]+[.K98]*[.B$122]+[.L98]*[.B$124]+[.M98]*[.B$124]+[.N98]*[.B$125]+[.P98]*[.B$126]+[.Q98]*[.B$127]+[.R98]*[.B$128]+[.S98]*[.B$129]+[.T98]*[.B$130]+[.U98]*[.B$131]+[.V98]*[.B$132]+[.W98]*[.B$133]+[.Z98]*[.B$137])" office:value-type="float" office:value="0">
            <text:p>0</text:p>
          </table:table-cell>
          <table:table-cell table:style-name="ce9" table:formula="of:=[.AA98]+[.G98]-[.E98]-[.F98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99]&gt;0;[.B$134];1)*IF([.O99]&gt;0;[.O99];1)*IF([.Y99]=1;[.Y99]*[.B$136];1)*([.H99]*[.B$119]+[.I99]*[.B$120]+[.J99]*[.B$121]+[.K99]*[.B$122]+[.L99]*[.B$124]+[.M99]*[.B$124]+[.N99]*[.B$125]+[.P99]*[.B$126]+[.Q99]*[.B$127]+[.R99]*[.B$128]+[.S99]*[.B$129]+[.T99]*[.B$130]+[.U99]*[.B$131]+[.V99]*[.B$132]+[.W99]*[.B$133]+[.Z99]*[.B$137])" office:value-type="float" office:value="0">
            <text:p>0</text:p>
          </table:table-cell>
          <table:table-cell table:style-name="ce9" table:formula="of:=[.AA99]+[.G99]-[.E99]-[.F99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100]&gt;0;[.B$134];1)*IF([.O100]&gt;0;[.O100];1)*IF([.Y100]=1;[.Y100]*[.B$136];1)*([.H100]*[.B$119]+[.I100]*[.B$120]+[.J100]*[.B$121]+[.K100]*[.B$122]+[.L100]*[.B$124]+[.M100]*[.B$124]+[.N100]*[.B$125]+[.P100]*[.B$126]+[.Q100]*[.B$127]+[.R100]*[.B$128]+[.S100]*[.B$129]+[.T100]*[.B$130]+[.U100]*[.B$131]+[.V100]*[.B$132]+[.W100]*[.B$133]+[.Z100]*[.B$137])" office:value-type="float" office:value="0">
            <text:p>0</text:p>
          </table:table-cell>
          <table:table-cell table:style-name="ce9" table:formula="of:=[.AA100]+[.G100]-[.E100]-[.F100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101]&gt;0;[.B$134];1)*IF([.O101]&gt;0;[.O101];1)*IF([.Y101]=1;[.Y101]*[.B$136];1)*([.H101]*[.B$119]+[.I101]*[.B$120]+[.J101]*[.B$121]+[.K101]*[.B$122]+[.L101]*[.B$124]+[.M101]*[.B$124]+[.N101]*[.B$125]+[.P101]*[.B$126]+[.Q101]*[.B$127]+[.R101]*[.B$128]+[.S101]*[.B$129]+[.T101]*[.B$130]+[.U101]*[.B$131]+[.V101]*[.B$132]+[.W101]*[.B$133]+[.Z101]*[.B$137])" office:value-type="float" office:value="0">
            <text:p>0</text:p>
          </table:table-cell>
          <table:table-cell table:style-name="ce9" table:formula="of:=[.AA101]+[.G101]-[.E101]-[.F101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102]&gt;0;[.B$134];1)*IF([.O102]&gt;0;[.O102];1)*IF([.Y102]=1;[.Y102]*[.B$136];1)*([.H102]*[.B$119]+[.I102]*[.B$120]+[.J102]*[.B$121]+[.K102]*[.B$122]+[.L102]*[.B$124]+[.M102]*[.B$124]+[.N102]*[.B$125]+[.P102]*[.B$126]+[.Q102]*[.B$127]+[.R102]*[.B$128]+[.S102]*[.B$129]+[.T102]*[.B$130]+[.U102]*[.B$131]+[.V102]*[.B$132]+[.W102]*[.B$133]+[.Z102]*[.B$137])" office:value-type="float" office:value="0">
            <text:p>0</text:p>
          </table:table-cell>
          <table:table-cell table:style-name="ce9" table:formula="of:=[.AA102]+[.G102]-[.E102]-[.F102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103]&gt;0;[.B$134];1)*IF([.O103]&gt;0;[.O103];1)*IF([.Y103]=1;[.Y103]*[.B$136];1)*([.H103]*[.B$119]+[.I103]*[.B$120]+[.J103]*[.B$121]+[.K103]*[.B$122]+[.L103]*[.B$124]+[.M103]*[.B$124]+[.N103]*[.B$125]+[.P103]*[.B$126]+[.Q103]*[.B$127]+[.R103]*[.B$128]+[.S103]*[.B$129]+[.T103]*[.B$130]+[.U103]*[.B$131]+[.V103]*[.B$132]+[.W103]*[.B$133]+[.Z103]*[.B$137])" office:value-type="float" office:value="0">
            <text:p>0</text:p>
          </table:table-cell>
          <table:table-cell table:style-name="ce9" table:formula="of:=[.AA103]+[.G103]-[.E103]-[.F103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104]&gt;0;[.B$134];1)*IF([.O104]&gt;0;[.O104];1)*IF([.Y104]=1;[.Y104]*[.B$136];1)*([.H104]*[.B$119]+[.I104]*[.B$120]+[.J104]*[.B$121]+[.K104]*[.B$122]+[.L104]*[.B$124]+[.M104]*[.B$124]+[.N104]*[.B$125]+[.P104]*[.B$126]+[.Q104]*[.B$127]+[.R104]*[.B$128]+[.S104]*[.B$129]+[.T104]*[.B$130]+[.U104]*[.B$131]+[.V104]*[.B$132]+[.W104]*[.B$133]+[.Z104]*[.B$137])" office:value-type="float" office:value="0">
            <text:p>0</text:p>
          </table:table-cell>
          <table:table-cell table:style-name="ce9" table:formula="of:=[.AA104]+[.G104]-[.E104]-[.F104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105]&gt;0;[.B$134];1)*IF([.O105]&gt;0;[.O105];1)*IF([.Y105]=1;[.Y105]*[.B$136];1)*([.H105]*[.B$119]+[.I105]*[.B$120]+[.J105]*[.B$121]+[.K105]*[.B$122]+[.L105]*[.B$124]+[.M105]*[.B$124]+[.N105]*[.B$125]+[.P105]*[.B$126]+[.Q105]*[.B$127]+[.R105]*[.B$128]+[.S105]*[.B$129]+[.T105]*[.B$130]+[.U105]*[.B$131]+[.V105]*[.B$132]+[.W105]*[.B$133]+[.Z105]*[.B$137])" office:value-type="float" office:value="0">
            <text:p>0</text:p>
          </table:table-cell>
          <table:table-cell table:style-name="ce9" table:formula="of:=[.AA105]+[.G105]-[.E105]-[.F105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106]&gt;0;[.B$134];1)*IF([.O106]&gt;0;[.O106];1)*IF([.Y106]=1;[.Y106]*[.B$136];1)*([.H106]*[.B$119]+[.I106]*[.B$120]+[.J106]*[.B$121]+[.K106]*[.B$122]+[.L106]*[.B$124]+[.M106]*[.B$124]+[.N106]*[.B$125]+[.P106]*[.B$126]+[.Q106]*[.B$127]+[.R106]*[.B$128]+[.S106]*[.B$129]+[.T106]*[.B$130]+[.U106]*[.B$131]+[.V106]*[.B$132]+[.W106]*[.B$133]+[.Z106]*[.B$137])" office:value-type="float" office:value="0">
            <text:p>0</text:p>
          </table:table-cell>
          <table:table-cell table:style-name="ce9" table:formula="of:=[.AA106]+[.G106]-[.E106]-[.F106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107]&gt;0;[.B$134];1)*IF([.O107]&gt;0;[.O107];1)*IF([.Y107]=1;[.Y107]*[.B$136];1)*([.H107]*[.B$119]+[.I107]*[.B$120]+[.J107]*[.B$121]+[.K107]*[.B$122]+[.L107]*[.B$124]+[.M107]*[.B$124]+[.N107]*[.B$125]+[.P107]*[.B$126]+[.Q107]*[.B$127]+[.R107]*[.B$128]+[.S107]*[.B$129]+[.T107]*[.B$130]+[.U107]*[.B$131]+[.V107]*[.B$132]+[.W107]*[.B$133]+[.Z107]*[.B$137])" office:value-type="float" office:value="0">
            <text:p>0</text:p>
          </table:table-cell>
          <table:table-cell table:style-name="ce9" table:formula="of:=[.AA107]+[.G107]-[.E107]-[.F107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108]&gt;0;[.B$134];1)*IF([.O108]&gt;0;[.O108];1)*IF([.Y108]=1;[.Y108]*[.B$136];1)*([.H108]*[.B$119]+[.I108]*[.B$120]+[.J108]*[.B$121]+[.K108]*[.B$122]+[.L108]*[.B$124]+[.M108]*[.B$124]+[.N108]*[.B$125]+[.P108]*[.B$126]+[.Q108]*[.B$127]+[.R108]*[.B$128]+[.S108]*[.B$129]+[.T108]*[.B$130]+[.U108]*[.B$131]+[.V108]*[.B$132]+[.W108]*[.B$133]+[.Z108]*[.B$137])" office:value-type="float" office:value="0">
            <text:p>0</text:p>
          </table:table-cell>
          <table:table-cell table:style-name="ce9" table:formula="of:=[.AA108]+[.G108]-[.E108]-[.F108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109]&gt;0;[.B$134];1)*IF([.O109]&gt;0;[.O109];1)*IF([.Y109]=1;[.Y109]*[.B$136];1)*([.H109]*[.B$119]+[.I109]*[.B$120]+[.J109]*[.B$121]+[.K109]*[.B$122]+[.L109]*[.B$124]+[.M109]*[.B$124]+[.N109]*[.B$125]+[.P109]*[.B$126]+[.Q109]*[.B$127]+[.R109]*[.B$128]+[.S109]*[.B$129]+[.T109]*[.B$130]+[.U109]*[.B$131]+[.V109]*[.B$132]+[.W109]*[.B$133]+[.Z109]*[.B$137])" office:value-type="float" office:value="0">
            <text:p>0</text:p>
          </table:table-cell>
          <table:table-cell table:style-name="ce9" table:formula="of:=[.AA109]+[.G109]-[.E109]-[.F109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110]&gt;0;[.B$134];1)*IF([.O110]&gt;0;[.O110];1)*IF([.Y110]=1;[.Y110]*[.B$136];1)*([.H110]*[.B$119]+[.I110]*[.B$120]+[.J110]*[.B$121]+[.K110]*[.B$122]+[.L110]*[.B$124]+[.M110]*[.B$124]+[.N110]*[.B$125]+[.P110]*[.B$126]+[.Q110]*[.B$127]+[.R110]*[.B$128]+[.S110]*[.B$129]+[.T110]*[.B$130]+[.U110]*[.B$131]+[.V110]*[.B$132]+[.W110]*[.B$133]+[.Z110]*[.B$137])" office:value-type="float" office:value="0">
            <text:p>0</text:p>
          </table:table-cell>
          <table:table-cell table:style-name="ce9" table:formula="of:=[.AA110]+[.G110]-[.E110]-[.F110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111]&gt;0;[.B$134];1)*IF([.O111]&gt;0;[.O111];1)*IF([.Y111]=1;[.Y111]*[.B$136];1)*([.H111]*[.B$119]+[.I111]*[.B$120]+[.J111]*[.B$121]+[.K111]*[.B$122]+[.L111]*[.B$124]+[.M111]*[.B$124]+[.N111]*[.B$125]+[.P111]*[.B$126]+[.Q111]*[.B$127]+[.R111]*[.B$128]+[.S111]*[.B$129]+[.T111]*[.B$130]+[.U111]*[.B$131]+[.V111]*[.B$132]+[.W111]*[.B$133]+[.Z111]*[.B$137])" office:value-type="float" office:value="0">
            <text:p>0</text:p>
          </table:table-cell>
          <table:table-cell table:style-name="ce9" table:formula="of:=[.AA111]+[.G111]-[.E111]-[.F111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3"/>
          <table:table-cell table:number-columns-repeated="22"/>
          <table:table-cell table:formula="of:=IF([.X112]&gt;0;[.B$134];1)*IF([.O112]&gt;0;[.O112];1)*IF([.Y112]=1;[.Y112]*[.B$136];1)*([.H112]*[.B$119]+[.I112]*[.B$120]+[.J112]*[.B$121]+[.K112]*[.B$122]+[.L112]*[.B$124]+[.M112]*[.B$124]+[.N112]*[.B$125]+[.P112]*[.B$126]+[.Q112]*[.B$127]+[.R112]*[.B$128]+[.S112]*[.B$129]+[.T112]*[.B$130]+[.U112]*[.B$131]+[.V112]*[.B$132]+[.W112]*[.B$133]+[.Z112]*[.B$137])" office:value-type="float" office:value="0">
            <text:p>0</text:p>
          </table:table-cell>
          <table:table-cell table:style-name="ce9" table:formula="of:=[.AA112]+[.G112]-[.E112]-[.F112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number-columns-repeated="22"/>
          <table:table-cell table:formula="of:=IF([.X113]&gt;0;[.B$134];1)*IF([.O113]&gt;0;[.O113];1)*IF([.Y113]=1;[.Y113]*[.B$136];1)*([.H113]*[.B$119]+[.I113]*[.B$120]+[.J113]*[.B$121]+[.K113]*[.B$122]+[.L113]*[.B$124]+[.M113]*[.B$124]+[.N113]*[.B$125]+[.P113]*[.B$126]+[.Q113]*[.B$127]+[.R113]*[.B$128]+[.S113]*[.B$129]+[.T113]*[.B$130]+[.U113]*[.B$131]+[.V113]*[.B$132]+[.W113]*[.B$133]+[.Z113]*[.B$137])" office:value-type="float" office:value="0">
            <text:p>0</text:p>
          </table:table-cell>
          <table:table-cell table:style-name="ce9" table:formula="of:=[.AA113]+[.G113]-[.E113]-[.F113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eightings</text:p>
          </table:table-cell>
          <table:table-cell table:number-columns-repeated="1023"/>
        </table:table-row>
        <table:table-row table:style-name="ro2">
          <table:table-cell office:value-type="string">
            <text:p>Credit Cos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string">
            <text:p>Strength Cos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string">
            <text:p>Re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Energy Loss</text:p>
          </table:table-cell>
          <table:table-cell office:value-type="float" office:value="-0.33">
            <text:p>-0.33</text:p>
          </table:table-cell>
          <table:table-cell table:number-columns-repeated="1022"/>
        </table:table-row>
        <table:table-row table:style-name="ro2">
          <table:table-cell office:value-type="string">
            <text:p>Credit Gain</text:p>
          </table:table-cell>
          <table:table-cell office:value-type="float" office:value="0.6">
            <text:p>0.6</text:p>
          </table:table-cell>
          <table:table-cell table:number-columns-repeated="1022"/>
        </table:table-row>
        <table:table-row table:style-name="ro2">
          <table:table-cell office:value-type="string">
            <text:p>Strength Gain</text:p>
          </table:table-cell>
          <table:table-cell office:value-type="float" office:value="0.7">
            <text:p>0.7</text:p>
          </table:table-cell>
          <table:table-cell table:number-columns-repeated="1022"/>
        </table:table-row>
        <table:table-row table:style-name="ro2">
          <table:table-cell office:value-type="string">
            <text:p>Energy Gain</text:p>
          </table:table-cell>
          <table:table-cell office:value-type="float" office:value="0.6">
            <text:p>0.6</text:p>
          </table:table-cell>
          <table:table-cell table:number-columns-repeated="1022"/>
        </table:table-row>
        <table:table-row table:style-name="ro2">
          <table:table-cell office:value-type="string">
            <text:p>Reward Gain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Shield Health</text:p>
          </table:table-cell>
          <table:table-cell office:value-type="float" office:value="0.6">
            <text:p>0.6</text:p>
          </table:table-cell>
          <table:table-cell table:number-columns-repeated="1022"/>
        </table:table-row>
        <table:table-row table:style-name="ro2">
          <table:table-cell office:value-type="string">
            <text:p>Planet Heal</text:p>
          </table:table-cell>
          <table:table-cell office:value-type="float" office:value="0.4">
            <text:p>0.4</text:p>
          </table:table-cell>
          <table:table-cell table:number-columns-repeated="1022"/>
        </table:table-row>
        <table:table-row table:style-name="ro2">
          <table:table-cell office:value-type="string">
            <text:p>Retain?</text:p>
          </table:table-cell>
          <table:table-cell office:value-type="float" office:value="0.25">
            <text:p>0.25</text:p>
          </table:table-cell>
          <table:table-cell table:number-columns-repeated="1022"/>
        </table:table-row>
        <table:table-row table:style-name="ro2">
          <table:table-cell office:value-type="string">
            <text:p>Scrap Discard?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Scrap X?</text:p>
          </table:table-cell>
          <table:table-cell office:value-type="float" office:value="1.1">
            <text:p>1.1</text:p>
          </table:table-cell>
          <table:table-cell table:number-columns-repeated="1022"/>
        </table:table-row>
        <table:table-row table:style-name="ro2">
          <table:table-cell office:value-type="string">
            <text:p>Draw X?</text:p>
          </table:table-cell>
          <table:table-cell office:value-type="float" office:value="0.8">
            <text:p>0.8</text:p>
          </table:table-cell>
          <table:table-cell table:number-columns-repeated="1022"/>
        </table:table-row>
        <table:table-row table:style-name="ro2">
          <table:table-cell office:value-type="string">
            <text:p>Discard Y?</text:p>
          </table:table-cell>
          <table:table-cell office:value-type="float" office:value="-0.6">
            <text:p>-0.6</text:p>
          </table:table-cell>
          <table:table-cell table:number-columns-repeated="1022"/>
        </table:table-row>
        <table:table-row table:style-name="ro2">
          <table:table-cell office:value-type="string">
            <text:p>Transforms?</text:p>
          </table:table-cell>
          <table:table-cell office:value-type="float" office:value="0.25">
            <text:p>0.25</text:p>
          </table:table-cell>
          <table:table-cell table:number-columns-repeated="1022"/>
        </table:table-row>
        <table:table-row table:style-name="ro2">
          <table:table-cell office:value-type="string">
            <text:p>Pierce?</text:p>
          </table:table-cell>
          <table:table-cell office:value-type="float" office:value="0.2">
            <text:p>0.2</text:p>
          </table:table-cell>
          <table:table-cell table:number-columns-repeated="1022"/>
        </table:table-row>
        <table:table-row table:style-name="ro2">
          <table:table-cell office:value-type="string">
            <text:p>Empower?</text:p>
          </table:table-cell>
          <table:table-cell table:formula="of:=[.B128]-0.25" office:value-type="float" office:value="0.85">
            <text:p>0.85</text:p>
          </table:table-cell>
          <table:table-cell table:number-columns-repeated="1022"/>
        </table:table-row>
        <table:table-row table:style-name="ro2">
          <table:table-cell office:value-type="string">
            <text:p>X or Y?</text:p>
          </table:table-cell>
          <table:table-cell office:value-type="float" office:value="0.6">
            <text:p>0.6</text:p>
          </table:table-cell>
          <table:table-cell table:number-columns-repeated="1022"/>
        </table:table-row>
        <table:table-row table:style-name="ro2">
          <table:table-cell office:value-type="string">
            <text:p>X or Y?</text:p>
          </table:table-cell>
          <table:table-cell office:value-type="float" office:value="0.25">
            <text:p>0.25</text:p>
          </table:table-cell>
          <table:table-cell table:number-columns-repeated="1022"/>
        </table:table-row>
        <table:table-row table:style-name="ro2">
          <table:table-cell office:value-type="string">
            <text:p>Ally?</text:p>
          </table:table-cell>
          <table:table-cell office:value-type="float" office:value="0.3">
            <text:p>0.3</text:p>
          </table:table-cell>
          <table:table-cell table:number-columns-repeated="1022"/>
        </table:table-row>
        <table:table-row table:style-name="ro2">
          <table:table-cell office:value-type="string">
            <text:p>Additional Effects Weigh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 table:number-rows-repeated="6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Header" style:family="table-cell" style:parent-style-name="Default">
      <style:table-cell-properties style:direction="ltr"/>
    </style:style>
    <style:style style:name="GrayedOut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6">01/26/2023</text:date>, <text:time>22:1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Tyson</meta:initial-creator>
    <meta:creation-date>2023-01-14T14:44:23.39</meta:creation-date>
    <dc:date>2023-01-26T22:12:55.12</dc:date>
    <dc:creator>Jon Tyson</dc:creator>
    <meta:editing-duration>P4DT11H15M40S</meta:editing-duration>
    <meta:editing-cycles>33</meta:editing-cycles>
    <meta:generator>OpenOffice/4.1.2$Win32 OpenOffice.org_project/412m3$Build-9782</meta:generator>
    <meta:document-statistic meta:table-count="2" meta:cell-count="3261" meta:object-count="0"/>
  </office:meta>
</office:document-meta>
</file>